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cm" style:rel-width="100%" table:align="left"/>
    </style:style>
    <style:style style:name="表格1.A" style:family="table-column">
      <style:table-column-properties style:column-width="4.683cm" style:rel-column-width="18051*"/>
    </style:style>
    <style:style style:name="表格1.B" style:family="table-column">
      <style:table-column-properties style:column-width="6.015cm" style:rel-column-width="23187*"/>
    </style:style>
    <style:style style:name="表格1.C" style:family="table-column">
      <style:table-column-properties style:column-width="6.302cm" style:rel-column-width="24295*"/>
    </style:style>
    <style:style style:name="表格1.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border-line-width="0.002cm 0.088cm 0.002cm" fo:padding="0.049cm" fo:border="0.092cm double #808080"/>
    </style:style>
    <style:style style:name="表格2" style:family="table">
      <style:table-properties style:width="17cm" style:rel-width="100%" table:align="left"/>
    </style:style>
    <style:style style:name="表格2.A" style:family="table-column">
      <style:table-column-properties style:column-width="6.512cm" style:rel-column-width="25101*"/>
    </style:style>
    <style:style style:name="表格2.B" style:family="table-column">
      <style:table-column-properties style:column-width="3.918cm" style:rel-column-width="15100*"/>
    </style:style>
    <style:style style:name="表格2.C" style:family="table-column">
      <style:table-column-properties style:column-width="3.417cm" style:rel-column-width="13168*"/>
    </style:style>
    <style:style style:name="表格2.D" style:family="table-column">
      <style:table-column-properties style:column-width="3.156cm" style:rel-column-width="12164*"/>
    </style:style>
    <style:style style:name="表格2.A1" style:family="table-cell">
      <style:table-cell-properties style:border-line-width="0.002cm 0.088cm 0.002cm" fo:padding="0.049cm" fo:border="0.092cm double #808080"/>
    </style:style>
    <style:style style:name="表格2.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2.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table-properties style:width="17cm" style:rel-width="100%" table:align="left"/>
    </style:style>
    <style:style style:name="表格3.A" style:family="table-column">
      <style:table-column-properties style:column-width="2.415cm" style:rel-column-width="9309*"/>
    </style:style>
    <style:style style:name="表格3.B" style:family="table-column">
      <style:table-column-properties style:column-width="14.586cm" style:rel-column-width="56225*"/>
    </style:style>
    <style:style style:name="表格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border-line-width="0.002cm 0.088cm 0.002cm" fo:padding="0.049cm" fo:border="0.092cm double #808080"/>
    </style:style>
    <style:style style:name="表格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4" style:family="table">
      <style:table-properties style:width="17cm" style:rel-width="100%" table:align="left"/>
    </style:style>
    <style:style style:name="表格4.A" style:family="table-column">
      <style:table-column-properties style:column-width="5.191cm" style:rel-column-width="20009*"/>
    </style:style>
    <style:style style:name="表格4.B" style:family="table-column">
      <style:table-column-properties style:column-width="11.809cm" style:rel-column-width="45525*"/>
    </style:style>
    <style:style style:name="表格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4.B1" style:family="table-cell">
      <style:table-cell-properties style:border-line-width="0.002cm 0.088cm 0.002cm" fo:padding="0.049cm" fo:border="0.092cm double #808080"/>
    </style:style>
    <style:style style:name="表格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4.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5" style:family="table">
      <style:table-properties style:width="17cm" style:rel-width="100%" table:align="left"/>
    </style:style>
    <style:style style:name="表格5.A" style:family="table-column">
      <style:table-column-properties style:column-width="4.955cm" style:rel-column-width="19103*"/>
    </style:style>
    <style:style style:name="表格5.B" style:family="table-column">
      <style:table-column-properties style:column-width="1.279cm" style:rel-column-width="4929*"/>
    </style:style>
    <style:style style:name="表格5.C" style:family="table-column">
      <style:table-column-properties style:column-width="10.765cm" style:rel-column-width="41501*"/>
    </style:style>
    <style:style style:name="表格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5.C1" style:family="table-cell">
      <style:table-cell-properties style:border-line-width="0.002cm 0.088cm 0.002cm" fo:padding="0.049cm" fo:border="0.092cm double #808080"/>
    </style:style>
    <style:style style:name="表格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5.C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6" style:family="table">
      <style:table-properties style:width="17cm" style:rel-width="100%" table:align="left"/>
    </style:style>
    <style:style style:name="表格6.A" style:family="table-column">
      <style:table-column-properties style:column-width="2.17cm" style:rel-column-width="8364*"/>
    </style:style>
    <style:style style:name="表格6.B" style:family="table-column">
      <style:table-column-properties style:column-width="2.256cm" style:rel-column-width="8695*"/>
    </style:style>
    <style:style style:name="表格6.C" style:family="table-column">
      <style:table-column-properties style:column-width="2.32cm" style:rel-column-width="8944*"/>
    </style:style>
    <style:style style:name="表格6.D" style:family="table-column">
      <style:table-column-properties style:column-width="2.344cm" style:rel-column-width="9040*"/>
    </style:style>
    <style:style style:name="表格6.E" style:family="table-column">
      <style:table-column-properties style:column-width="2.219cm" style:rel-column-width="8557*"/>
    </style:style>
    <style:style style:name="表格6.F" style:family="table-column">
      <style:table-column-properties style:column-width="2.27cm" style:rel-column-width="8750*"/>
    </style:style>
    <style:style style:name="表格6.H" style:family="table-column">
      <style:table-column-properties style:column-width="1.074cm" style:rel-column-width="4140*"/>
    </style:style>
    <style:style style:name="表格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6.H1" style:family="table-cell">
      <style:table-cell-properties style:border-line-width="0.002cm 0.088cm 0.002cm" fo:padding="0.049cm" fo:border="0.092cm double #808080"/>
    </style:style>
    <style:style style:name="表格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6.H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7" style:family="table">
      <style:table-properties style:width="17cm" style:rel-width="100%" table:align="left"/>
    </style:style>
    <style:style style:name="表格7.A" style:family="table-column">
      <style:table-column-properties style:column-width="17cm" style:rel-column-width="65535*"/>
    </style:style>
    <style:style style:name="表格7.A1" style:family="table-cell">
      <style:table-cell-properties style:border-line-width="0.002cm 0.088cm 0.002cm" fo:padding="0.049cm" fo:border="0.092cm double #808080"/>
    </style:style>
    <style:style style:name="表格8" style:family="table">
      <style:table-properties style:width="17cm" style:rel-width="100%" table:align="left"/>
    </style:style>
    <style:style style:name="表格8.A" style:family="table-column">
      <style:table-column-properties style:column-width="17cm" style:rel-column-width="65535*"/>
    </style:style>
    <style:style style:name="表格8.A1" style:family="table-cell">
      <style:table-cell-properties style:border-line-width="0.002cm 0.088cm 0.002cm" fo:padding="0.049cm" fo:border="0.092cm double #808080"/>
    </style:style>
    <style:style style:name="表格9" style:family="table">
      <style:table-properties style:width="20.011cm" table:align="left"/>
    </style:style>
    <style:style style:name="表格9.A" style:family="table-column">
      <style:table-column-properties style:column-width="20.011cm"/>
    </style:style>
    <style:style style:name="表格9.A1" style:family="table-cell">
      <style:table-cell-properties style:border-line-width="0.002cm 0.088cm 0.002cm" fo:padding="0.049cm" fo:border="0.092cm double #808080"/>
    </style:style>
    <style:style style:name="表格10" style:family="table">
      <style:table-properties style:width="17cm" style:rel-width="100%" table:align="left"/>
    </style:style>
    <style:style style:name="表格10.A" style:family="table-column">
      <style:table-column-properties style:column-width="17cm" style:rel-column-width="65535*"/>
    </style:style>
    <style:style style:name="表格10.A1" style:family="table-cell">
      <style:table-cell-properties style:border-line-width="0.002cm 0.088cm 0.002cm" fo:padding="0.049cm" fo:border="0.092cm double #808080"/>
    </style:style>
    <style:style style:name="表格11" style:family="table">
      <style:table-properties style:width="17cm" style:rel-width="100%" table:align="left"/>
    </style:style>
    <style:style style:name="表格11.A" style:family="table-column">
      <style:table-column-properties style:column-width="17cm" style:rel-column-width="65535*"/>
    </style:style>
    <style:style style:name="表格11.A1" style:family="table-cell">
      <style:table-cell-properties style:border-line-width="0.002cm 0.088cm 0.002cm" fo:padding="0.049cm" fo:border="0.092cm double #808080"/>
    </style:style>
    <style:style style:name="表格12" style:family="table">
      <style:table-properties style:width="17cm" style:rel-width="100%" table:align="left"/>
    </style:style>
    <style:style style:name="表格12.A" style:family="table-column">
      <style:table-column-properties style:column-width="17cm" style:rel-column-width="65535*"/>
    </style:style>
    <style:style style:name="表格12.A1" style:family="table-cell">
      <style:table-cell-properties style:border-line-width="0.002cm 0.088cm 0.002cm" fo:padding="0.049cm" fo:border="0.092cm double #808080"/>
    </style:style>
    <style:style style:name="表格13" style:family="table">
      <style:table-properties style:width="17cm" style:rel-width="100%" table:align="left"/>
    </style:style>
    <style:style style:name="表格13.A" style:family="table-column">
      <style:table-column-properties style:column-width="17cm" style:rel-column-width="65535*"/>
    </style:style>
    <style:style style:name="表格13.A1" style:family="table-cell">
      <style:table-cell-properties style:border-line-width="0.002cm 0.088cm 0.002cm" fo:padding="0.049cm" fo:border="0.092cm double #808080"/>
    </style:style>
    <style:style style:name="表格14" style:family="table">
      <style:table-properties style:width="17cm" style:rel-width="100%" table:align="left"/>
    </style:style>
    <style:style style:name="表格14.A" style:family="table-column">
      <style:table-column-properties style:column-width="17cm" style:rel-column-width="65535*"/>
    </style:style>
    <style:style style:name="表格14.A1" style:family="table-cell">
      <style:table-cell-properties style:border-line-width="0.002cm 0.088cm 0.002cm" fo:padding="0.049cm" fo:border="0.092cm double #808080"/>
    </style:style>
    <style:style style:name="表格15" style:family="table">
      <style:table-properties style:width="17cm" style:rel-width="100%" table:align="left"/>
    </style:style>
    <style:style style:name="表格15.A" style:family="table-column">
      <style:table-column-properties style:column-width="17cm" style:rel-column-width="65535*"/>
    </style:style>
    <style:style style:name="表格15.A1" style:family="table-cell">
      <style:table-cell-properties style:border-line-width="0.002cm 0.088cm 0.002cm" fo:padding="0.049cm" fo:border="0.092cm double #808080"/>
    </style:style>
    <style:style style:name="表格16" style:family="table">
      <style:table-properties style:width="17cm" style:rel-width="100%" table:align="left"/>
    </style:style>
    <style:style style:name="表格16.A" style:family="table-column">
      <style:table-column-properties style:column-width="17cm" style:rel-column-width="65535*"/>
    </style:style>
    <style:style style:name="表格16.A1" style:family="table-cell">
      <style:table-cell-properties style:border-line-width="0.002cm 0.088cm 0.002cm" fo:padding="0.049cm" fo:border="0.092cm double #808080"/>
    </style:style>
    <style:style style:name="表格17" style:family="table">
      <style:table-properties style:width="17cm" style:rel-width="100%" table:align="left"/>
    </style:style>
    <style:style style:name="表格17.A" style:family="table-column">
      <style:table-column-properties style:column-width="17cm" style:rel-column-width="65535*"/>
    </style:style>
    <style:style style:name="表格17.A1" style:family="table-cell">
      <style:table-cell-properties style:border-line-width="0.002cm 0.088cm 0.002cm" fo:padding="0.049cm" fo:border="0.092cm double #808080"/>
    </style:style>
    <style:style style:name="表格18" style:family="table">
      <style:table-properties style:width="17cm" style:rel-width="100%" table:align="left"/>
    </style:style>
    <style:style style:name="表格18.A" style:family="table-column">
      <style:table-column-properties style:column-width="17cm" style:rel-column-width="65535*"/>
    </style:style>
    <style:style style:name="表格18.A1" style:family="table-cell">
      <style:table-cell-properties style:border-line-width="0.002cm 0.088cm 0.002cm" fo:padding="0.049cm" fo:border="0.092cm double #808080"/>
    </style:style>
    <style:style style:name="表格19" style:family="table">
      <style:table-properties style:width="17cm" style:rel-width="100%" table:align="left"/>
    </style:style>
    <style:style style:name="表格19.A" style:family="table-column">
      <style:table-column-properties style:column-width="17cm" style:rel-column-width="65535*"/>
    </style:style>
    <style:style style:name="表格19.A1" style:family="table-cell">
      <style:table-cell-properties style:border-line-width="0.002cm 0.088cm 0.002cm" fo:padding="0.049cm" fo:border="0.092cm double #808080"/>
    </style:style>
    <style:style style:name="P1" style:family="paragraph" style:parent-style-name="Standard">
      <style:paragraph-properties fo:margin-left="0cm" fo:margin-right="0cm" fo:widows="1" fo:text-indent="0cm" style:auto-text-indent="false"/>
    </style:style>
    <style:style style:name="P2" style:family="paragraph" style:parent-style-name="Heading_20_1">
      <style:paragraph-properties fo:text-align="center" style:justify-single-word="false"/>
    </style:style>
    <style:style style:name="P3" style:family="paragraph" style:parent-style-name="Heading_20_1">
      <style:text-properties fo:font-variant="normal" fo:text-transform="none" fo:color="#000000" fo:letter-spacing="normal"/>
    </style:style>
    <style:style style:name="P4" style:family="paragraph" style:parent-style-name="Heading_20_1">
      <style:paragraph-properties fo:margin-left="0cm" fo:margin-right="0cm" fo:widows="1" fo:text-indent="0cm" style:auto-text-indent="false"/>
      <style:text-properties fo:font-variant="normal" fo:text-transform="none" fo:color="#000000" fo:letter-spacing="normal"/>
    </style:style>
    <style:style style:name="P5" style:family="paragraph" style:parent-style-name="Text_20_body" style:list-style-name="L1">
      <style:paragraph-properties fo:widows="1"/>
    </style:style>
    <style:style style:name="P6" style:family="paragraph" style:parent-style-name="Text_20_body" style:list-style-name="L13">
      <style:paragraph-properties fo:widows="1"/>
    </style:style>
    <style:style style:name="P7"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normal"/>
    </style:style>
    <style:style style:name="P8" style:family="paragraph" style:parent-style-name="Text_20_body" style:list-style-name="L5">
      <style:paragraph-properties fo:widows="1"/>
      <style:text-properties fo:font-variant="normal" fo:text-transform="none" fo:color="#000000" style:font-name="Times New Roman1" fo:font-size="14pt" fo:letter-spacing="normal" fo:font-style="normal" fo:font-weight="normal"/>
    </style:style>
    <style:style style:name="P9" style:family="paragraph" style:parent-style-name="Text_20_body" style:list-style-name="L7">
      <style:paragraph-properties fo:widows="1"/>
      <style:text-properties fo:font-variant="normal" fo:text-transform="none" fo:color="#000000" style:font-name="Times New Roman1" fo:font-size="14pt" fo:letter-spacing="normal" fo:font-style="normal" fo:font-weight="normal"/>
    </style:style>
    <style:style style:name="P10" style:family="paragraph" style:parent-style-name="Text_20_body" style:list-style-name="L8">
      <style:paragraph-properties fo:widows="1"/>
      <style:text-properties fo:font-variant="normal" fo:text-transform="none" fo:color="#000000" style:font-name="Times New Roman1" fo:font-size="14pt" fo:letter-spacing="normal" fo:font-style="normal" fo:font-weight="normal"/>
    </style:style>
    <style:style style:name="P11" style:family="paragraph" style:parent-style-name="Text_20_body" style:list-style-name="L9">
      <style:paragraph-properties fo:widows="1"/>
      <style:text-properties fo:font-variant="normal" fo:text-transform="none" fo:color="#000000" style:font-name="Times New Roman1" fo:font-size="14pt" fo:letter-spacing="normal" fo:font-style="normal" fo:font-weight="normal"/>
    </style:style>
    <style:style style:name="P12" style:family="paragraph" style:parent-style-name="Text_20_body" style:list-style-name="L10">
      <style:paragraph-properties fo:widows="1"/>
      <style:text-properties fo:font-variant="normal" fo:text-transform="none" fo:color="#000000" style:font-name="Times New Roman1" fo:font-size="14pt" fo:letter-spacing="normal" fo:font-style="normal" fo:font-weight="normal"/>
    </style:style>
    <style:style style:name="P13" style:family="paragraph" style:parent-style-name="Text_20_body" style:list-style-name="L11">
      <style:paragraph-properties fo:widows="1"/>
      <style:text-properties fo:font-variant="normal" fo:text-transform="none" fo:color="#000000" style:font-name="Times New Roman1" fo:font-size="14pt" fo:letter-spacing="normal" fo:font-style="normal" fo:font-weight="normal"/>
    </style:style>
    <style:style style:name="P14" style:family="paragraph" style:parent-style-name="Text_20_body" style:list-style-name="L12">
      <style:paragraph-properties fo:widows="1"/>
      <style:text-properties fo:font-variant="normal" fo:text-transform="none" fo:color="#000000" style:font-name="Times New Roman1" fo:font-size="14pt" fo:letter-spacing="normal" fo:font-style="normal" fo:font-weight="normal"/>
    </style:style>
    <style:style style:name="P15" style:family="paragraph" style:parent-style-name="Text_20_body" style:list-style-name="L17">
      <style:paragraph-properties fo:widows="1"/>
      <style:text-properties fo:font-variant="normal" fo:text-transform="none" fo:color="#000000" style:font-name="Times New Roman1" fo:font-size="14pt" fo:letter-spacing="normal" fo:font-style="normal" fo:font-weight="normal"/>
    </style:style>
    <style:style style:name="P16" style:family="paragraph" style:parent-style-name="Text_20_body" style:list-style-name="L3">
      <style:paragraph-properties fo:widows="1"/>
      <style:text-properties fo:font-variant="normal" fo:text-transform="none" fo:color="#000000" fo:letter-spacing="normal"/>
    </style:style>
    <style:style style:name="P17" style:family="paragraph" style:parent-style-name="Text_20_body" style:list-style-name="L4">
      <style:paragraph-properties fo:widows="1"/>
      <style:text-properties fo:font-variant="normal" fo:text-transform="none" fo:color="#000000" fo:letter-spacing="normal"/>
    </style:style>
    <style:style style:name="P18" style:family="paragraph" style:parent-style-name="Text_20_body" style:list-style-name="L6">
      <style:paragraph-properties fo:widows="1"/>
      <style:text-properties fo:font-variant="normal" fo:text-transform="none" fo:color="#000000" fo:letter-spacing="normal"/>
    </style:style>
    <style:style style:name="P19" style:family="paragraph" style:parent-style-name="Text_20_body" style:list-style-name="L14">
      <style:paragraph-properties fo:widows="1"/>
      <style:text-properties fo:font-variant="normal" fo:text-transform="none" fo:color="#000000" fo:letter-spacing="normal"/>
    </style:style>
    <style:style style:name="P20" style:family="paragraph" style:parent-style-name="Text_20_body" style:list-style-name="L15">
      <style:paragraph-properties fo:widows="1"/>
      <style:text-properties fo:font-variant="normal" fo:text-transform="none" fo:color="#000000" fo:letter-spacing="normal"/>
    </style:style>
    <style:style style:name="P21" style:family="paragraph" style:parent-style-name="Text_20_body" style:list-style-name="L16">
      <style:paragraph-properties fo:widows="1"/>
      <style:text-properties fo:font-variant="normal" fo:text-transform="none" fo:color="#000000" fo:letter-spacing="normal"/>
    </style:style>
    <style:style style:name="P22" style:family="paragraph" style:parent-style-name="Text_20_body" style:list-style-name="L18">
      <style:paragraph-properties fo:widows="1"/>
      <style:text-properties fo:font-variant="normal" fo:text-transform="none" fo:color="#000000" fo:letter-spacing="normal"/>
    </style:style>
    <style:style style:name="P23" style:family="paragraph" style:parent-style-name="Text_20_body" style:list-style-name="L19">
      <style:paragraph-properties fo:widows="1"/>
      <style:text-properties fo:font-variant="normal" fo:text-transform="none" fo:color="#000000" fo:letter-spacing="normal"/>
    </style:style>
    <style:style style:name="P24" style:family="paragraph" style:parent-style-name="Text_20_body" style:list-style-name="L20">
      <style:paragraph-properties fo:widows="1"/>
      <style:text-properties fo:font-variant="normal" fo:text-transform="none" fo:color="#000000" fo:letter-spacing="normal"/>
    </style:style>
    <style:style style:name="P25" style:family="paragraph" style:parent-style-name="Text_20_body" style:list-style-name="L21">
      <style:paragraph-properties fo:widows="1"/>
      <style:text-properties fo:font-variant="normal" fo:text-transform="none" fo:color="#000000" fo:letter-spacing="normal"/>
    </style:style>
    <style:style style:name="P26" style:family="paragraph" style:parent-style-name="Text_20_body" style:list-style-name="L22">
      <style:paragraph-properties fo:widows="1"/>
      <style:text-properties fo:font-variant="normal" fo:text-transform="none" fo:color="#000000" fo:letter-spacing="normal"/>
    </style:style>
    <style:style style:name="P27" style:family="paragraph" style:parent-style-name="Text_20_body" style:list-style-name="L23">
      <style:paragraph-properties fo:widows="1"/>
      <style:text-properties fo:font-variant="normal" fo:text-transform="none" fo:color="#000000" fo:letter-spacing="normal"/>
    </style:style>
    <style:style style:name="P28" style:family="paragraph" style:parent-style-name="Text_20_body" style:list-style-name="L24">
      <style:paragraph-properties fo:widows="1"/>
      <style:text-properties fo:font-variant="normal" fo:text-transform="none" fo:color="#000000" fo:letter-spacing="normal"/>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widows="1" fo:text-indent="0cm" style:auto-text-indent="false"/>
    </style:style>
    <style:style style:name="P31" style:family="paragraph" style:parent-style-name="Text_20_body">
      <style:paragraph-properties fo:margin-left="0cm" fo:margin-right="0cm" fo:widows="1" fo:text-indent="0cm" style:auto-text-indent="false"/>
      <style:text-properties fo:font-variant="normal" fo:text-transform="none" fo:color="#000000" fo:letter-spacing="normal"/>
    </style:style>
    <style:style style:name="P32" style:family="paragraph" style:parent-style-name="Text_20_body">
      <style:paragraph-properties fo:margin-left="0cm" fo:margin-right="0cm" fo:widows="1" fo:text-indent="0cm" style:auto-text-indent="false"/>
      <style:text-properties fo:font-variant="normal" fo:text-transform="none" fo:color="#000000" fo:letter-spacing="normal" style:font-name-asian="Times New Roman1" style:font-size-asian="14pt" style:font-style-asian="normal" style:font-weight-asian="normal"/>
    </style:style>
    <style:style style:name="P33" style:family="paragraph" style:parent-style-name="Text_20_body">
      <style:paragraph-properties fo:margin-left="0cm" fo:margin-right="0cm" fo:margin-top="0cm" fo:margin-bottom="0cm" fo:widows="1" fo:text-indent="0cm" style:auto-text-indent="false"/>
    </style:style>
    <style:style style:name="P34" style:family="paragraph" style:parent-style-name="Text_20_body">
      <style:paragraph-properties fo:margin-top="0cm" fo:margin-bottom="0cm"/>
    </style:style>
    <style:style style:name="P35" style:family="paragraph" style:parent-style-name="Text_20_body" style:list-style-name="L1">
      <style:paragraph-properties fo:margin-top="0cm" fo:margin-bottom="0cm" fo:widows="1"/>
    </style:style>
    <style:style style:name="P36" style:family="paragraph" style:parent-style-name="Text_20_body" style:list-style-name="L3">
      <style:paragraph-properties fo:margin-top="0cm" fo:margin-bottom="0cm" fo:widows="1"/>
    </style:style>
    <style:style style:name="P37" style:family="paragraph" style:parent-style-name="Text_20_body" style:list-style-name="L13">
      <style:paragraph-properties fo:margin-top="0cm" fo:margin-bottom="0cm" fo:widows="1"/>
    </style:style>
    <style:style style:name="P38" style:family="paragraph" style:parent-style-name="Text_20_body" style:list-style-name="L2">
      <style:paragraph-properties fo:margin-top="0cm" fo:margin-bottom="0cm" fo:widows="1"/>
      <style:text-properties fo:font-variant="normal" fo:text-transform="none" fo:color="#000000" style:font-name="Times New Roman1" fo:font-size="14pt" fo:letter-spacing="normal" fo:font-style="normal" fo:font-weight="normal"/>
    </style:style>
    <style:style style:name="P39" style:family="paragraph" style:parent-style-name="Text_20_body" style:list-style-name="L5">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0" style:family="paragraph" style:parent-style-name="Text_20_body" style:list-style-name="L7">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1" style:family="paragraph" style:parent-style-name="Text_20_body" style:list-style-name="L8">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2" style:family="paragraph" style:parent-style-name="Text_20_body" style:list-style-name="L9">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3" style:family="paragraph" style:parent-style-name="Text_20_body" style:list-style-name="L10">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4" style:family="paragraph" style:parent-style-name="Text_20_body" style:list-style-name="L11">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5" style:family="paragraph" style:parent-style-name="Text_20_body" style:list-style-name="L12">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6" style:family="paragraph" style:parent-style-name="Text_20_body" style:list-style-name="L17">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7" style:family="paragraph" style:parent-style-name="Text_20_body" style:list-style-name="L3">
      <style:paragraph-properties fo:margin-top="0cm" fo:margin-bottom="0cm" fo:widows="1"/>
      <style:text-properties fo:font-variant="normal" fo:text-transform="none" fo:color="#000000" fo:letter-spacing="normal"/>
    </style:style>
    <style:style style:name="P48" style:family="paragraph" style:parent-style-name="Text_20_body" style:list-style-name="L6">
      <style:paragraph-properties fo:margin-top="0cm" fo:margin-bottom="0cm" fo:widows="1"/>
      <style:text-properties fo:font-variant="normal" fo:text-transform="none" fo:color="#000000" fo:letter-spacing="normal"/>
    </style:style>
    <style:style style:name="P49" style:family="paragraph" style:parent-style-name="Text_20_body" style:list-style-name="L14">
      <style:paragraph-properties fo:margin-top="0cm" fo:margin-bottom="0cm" fo:widows="1"/>
      <style:text-properties fo:font-variant="normal" fo:text-transform="none" fo:color="#000000" fo:letter-spacing="normal"/>
    </style:style>
    <style:style style:name="P50" style:family="paragraph" style:parent-style-name="Text_20_body" style:list-style-name="L15">
      <style:paragraph-properties fo:margin-top="0cm" fo:margin-bottom="0cm" fo:widows="1"/>
      <style:text-properties fo:font-variant="normal" fo:text-transform="none" fo:color="#000000" fo:letter-spacing="normal"/>
    </style:style>
    <style:style style:name="P51" style:family="paragraph" style:parent-style-name="Text_20_body" style:list-style-name="L16">
      <style:paragraph-properties fo:margin-top="0cm" fo:margin-bottom="0cm" fo:widows="1"/>
      <style:text-properties fo:font-variant="normal" fo:text-transform="none" fo:color="#000000" fo:letter-spacing="normal"/>
    </style:style>
    <style:style style:name="P52" style:family="paragraph" style:parent-style-name="Text_20_body" style:list-style-name="L18">
      <style:paragraph-properties fo:margin-top="0cm" fo:margin-bottom="0cm" fo:widows="1"/>
      <style:text-properties fo:font-variant="normal" fo:text-transform="none" fo:color="#000000" fo:letter-spacing="normal"/>
    </style:style>
    <style:style style:name="P53" style:family="paragraph" style:parent-style-name="Text_20_body" style:list-style-name="L19">
      <style:paragraph-properties fo:margin-top="0cm" fo:margin-bottom="0cm" fo:widows="1"/>
      <style:text-properties fo:font-variant="normal" fo:text-transform="none" fo:color="#000000" fo:letter-spacing="normal"/>
    </style:style>
    <style:style style:name="P54" style:family="paragraph" style:parent-style-name="Text_20_body" style:list-style-name="L20">
      <style:paragraph-properties fo:margin-top="0cm" fo:margin-bottom="0cm" fo:widows="1"/>
      <style:text-properties fo:font-variant="normal" fo:text-transform="none" fo:color="#000000" fo:letter-spacing="normal"/>
    </style:style>
    <style:style style:name="P55" style:family="paragraph" style:parent-style-name="Text_20_body" style:list-style-name="L21">
      <style:paragraph-properties fo:margin-top="0cm" fo:margin-bottom="0cm" fo:widows="1"/>
      <style:text-properties fo:font-variant="normal" fo:text-transform="none" fo:color="#000000" fo:letter-spacing="normal"/>
    </style:style>
    <style:style style:name="P56" style:family="paragraph" style:parent-style-name="Text_20_body" style:list-style-name="L22">
      <style:paragraph-properties fo:margin-top="0cm" fo:margin-bottom="0cm" fo:widows="1"/>
      <style:text-properties fo:font-variant="normal" fo:text-transform="none" fo:color="#000000" fo:letter-spacing="normal"/>
    </style:style>
    <style:style style:name="P57" style:family="paragraph" style:parent-style-name="Text_20_body" style:list-style-name="L23">
      <style:paragraph-properties fo:margin-top="0cm" fo:margin-bottom="0cm" fo:widows="1"/>
      <style:text-properties fo:font-variant="normal" fo:text-transform="none" fo:color="#000000" fo:letter-spacing="normal"/>
    </style:style>
    <style:style style:name="P58" style:family="paragraph" style:parent-style-name="Text_20_body" style:list-style-name="L23">
      <style:paragraph-properties fo:margin-top="0cm" fo:margin-bottom="0cm" fo:widows="1"/>
      <style:text-properties fo:font-variant="normal" fo:text-transform="none" fo:color="#000000" fo:letter-spacing="normal" style:font-name-asian="Times New Roman1" style:font-size-asian="14pt" style:font-style-asian="normal" style:font-weight-asian="normal"/>
    </style:style>
    <style:style style:name="P59" style:family="paragraph" style:parent-style-name="Heading_20_4">
      <style:text-properties fo:font-variant="normal" fo:text-transform="none" fo:color="#000000" fo:letter-spacing="normal" style:font-name-asian="Times New Roman1" style:font-size-asian="14pt" style:font-style-asian="normal"/>
    </style:style>
    <style:style style:name="P60" style:family="paragraph" style:parent-style-name="Heading_20_4">
      <style:paragraph-properties fo:margin-left="0cm" fo:margin-right="0cm" fo:widows="1" fo:text-indent="0cm" style:auto-text-indent="false"/>
      <style:text-properties fo:font-variant="normal" fo:text-transform="none" fo:color="#000000" fo:letter-spacing="normal" style:font-name-asian="Times New Roman1" style:font-size-asian="14pt" style:font-style-asian="normal"/>
    </style:style>
    <style:style style:name="P61" style:family="paragraph" style:parent-style-name="Heading_20_4">
      <style:paragraph-properties fo:margin-left="0cm" fo:margin-right="0cm" fo:widows="1" fo:text-indent="0cm" style:auto-text-indent="false"/>
      <style:text-properties fo:font-variant="normal" fo:text-transform="none" fo:color="#000000" fo:letter-spacing="normal"/>
    </style:style>
    <style:style style:name="P62" style:family="paragraph" style:parent-style-name="Heading_20_4">
      <style:paragraph-properties fo:margin-left="0cm" fo:margin-right="0cm" fo:widows="1" fo:text-indent="0cm" style:auto-text-indent="false"/>
      <style:text-properties fo:font-variant="normal" fo:text-transform="none" fo:color="#000000" style:font-name="Times New Roman1" fo:font-size="14pt" fo:letter-spacing="normal" fo:font-style="normal"/>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weight="bold"/>
    </style:style>
    <style:style style:name="P65" style:family="paragraph" style:parent-style-name="Table_20_Contents">
      <style:paragraph-properties fo:text-align="center" style:justify-single-word="false"/>
      <style:text-properties fo:color="#990000" fo:font-style="italic" fo:font-weight="bold"/>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margin-top="0cm" fo:margin-bottom="0.499cm"/>
    </style:style>
    <style:style style:name="P68" style:family="paragraph" style:parent-style-name="Horizontal_20_Line">
      <style:paragraph-properties style:border-line-width-bottom="0.002cm 0.035cm 0.002cm" fo:padding="0cm" fo:border-left="none" fo:border-right="none" fo:border-top="none" fo:border-bottom="0.039cm double #808080"/>
    </style:style>
    <style:style style:name="P69" style:family="paragraph" style:parent-style-name="Heading_20_3">
      <style:paragraph-properties fo:margin-left="0cm" fo:margin-right="0cm" fo:widows="1" fo:text-indent="0cm" style:auto-text-indent="false"/>
      <style:text-properties fo:font-variant="normal" fo:text-transform="none" fo:color="#000000" style:font-name="Times New Roman1" fo:letter-spacing="normal" fo:font-style="normal"/>
    </style:style>
    <style:style style:name="P70" style:family="paragraph" style:parent-style-name="Heading_20_3">
      <style:paragraph-properties fo:margin-left="0cm" fo:margin-right="0cm" fo:widows="1" fo:text-indent="0cm" style:auto-text-indent="false"/>
      <style:text-properties fo:font-variant="normal" fo:text-transform="none" fo:color="#000000" fo:letter-spacing="normal"/>
    </style:style>
    <style:style style:name="P71" style:family="paragraph" style:parent-style-name="Heading_20_3">
      <style:paragraph-properties fo:margin-left="0cm" fo:margin-right="0cm" fo:text-align="center" style:justify-single-word="false" fo:widows="1" fo:text-indent="0cm" style:auto-text-indent="false"/>
      <style:text-properties fo:font-variant="normal" fo:text-transform="none" fo:color="#000000" fo:letter-spacing="normal"/>
    </style:style>
    <style:style style:name="P72" style:family="paragraph" style:parent-style-name="Heading_20_3">
      <style:paragraph-properties fo:margin-left="0cm" fo:margin-right="0cm" fo:widows="1" fo:text-indent="0cm" style:auto-text-indent="false"/>
      <style:text-properties fo:font-variant="normal" fo:text-transform="none" fo:color="#000000" fo:letter-spacing="normal" style:font-name-asian="Times New Roman1" style:font-style-asian="normal"/>
    </style:style>
    <style:style style:name="P73" style:family="paragraph" style:parent-style-name="Preformatted_20_Text">
      <style:paragraph-properties fo:margin-left="0cm" fo:margin-right="0cm" fo:margin-top="0cm" fo:margin-bottom="0.499cm" fo:text-indent="0cm" style:auto-text-indent="false"/>
    </style:style>
    <style:style style:name="P74"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fo:letter-spacing="normal" fo:font-style="normal" fo:font-weight="normal"/>
    </style:style>
    <style:style style:name="P75"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fo:letter-spacing="normal"/>
    </style:style>
    <style:style style:name="P76" style:family="paragraph" style:parent-style-name="Preformatted_20_Text">
      <style:paragraph-properties fo:margin-left="0cm" fo:margin-right="0cm" fo:margin-top="0cm" fo:margin-bottom="0cm" fo:text-indent="0cm" style:auto-text-indent="false"/>
    </style:style>
    <style:style style:name="P77" style:family="paragraph" style:parent-style-name="Preformatted_20_Text">
      <style:paragraph-properties fo:margin-left="0cm" fo:margin-right="0cm" fo:margin-top="0cm" fo:margin-bottom="0cm" fo:text-indent="0cm" style:auto-text-indent="false"/>
      <style:text-properties fo:color="#000000"/>
    </style:style>
    <style:style style:name="P78" style:family="paragraph" style:parent-style-name="Preformatted_20_Text">
      <style:paragraph-properties fo:margin-left="0cm" fo:margin-right="0cm" fo:margin-top="0cm" fo:margin-bottom="0cm" fo:text-indent="0cm" style:auto-text-indent="false"/>
      <style:text-properties fo:color="#808000"/>
    </style:style>
    <style:style style:name="P79" style:family="paragraph" style:parent-style-name="Preformatted_20_Text">
      <style:paragraph-properties fo:margin-left="0cm" fo:margin-right="0cm" fo:margin-top="0cm" fo:margin-bottom="0cm" fo:text-indent="0cm" style:auto-text-indent="false"/>
      <style:text-properties fo:color="#c0c0c0"/>
    </style:style>
    <style:style style:name="P80" style:family="paragraph" style:parent-style-name="Preformatted_20_Text">
      <style:paragraph-properties fo:margin-top="0cm" fo:margin-bottom="0cm"/>
    </style:style>
    <style:style style:name="P81" style:family="paragraph" style:parent-style-name="Preformatted_20_Text">
      <style:paragraph-properties fo:margin-top="0cm" fo:margin-bottom="0cm"/>
      <style:text-properties fo:color="#000000"/>
    </style:style>
    <style:style style:name="P82" style:family="paragraph" style:parent-style-name="Preformatted_20_Text">
      <style:paragraph-properties fo:margin-top="0cm" fo:margin-bottom="0cm"/>
      <style:text-properties fo:color="#c0c0c0"/>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normal" fo:font-weight="bold"/>
    </style:style>
    <style:style style:name="T3" style:family="text">
      <style:text-properties fo:font-variant="normal" fo:text-transform="none" fo:color="#000000" style:font-name="Times New Roman1" fo:font-size="14pt" fo:letter-spacing="normal" fo:font-style="italic" fo:font-weight="bold"/>
    </style:style>
    <style:style style:name="T4" style:family="text">
      <style:text-properties fo:font-variant="normal" fo:text-transform="none" fo:color="#000000" fo:letter-spacing="normal" style:font-name-asian="Times New Roman1" style:font-size-asian="14pt" style:font-style-asian="normal" style:font-weight-asian="normal"/>
    </style:style>
    <style:style style:name="T5" style:family="text">
      <style:text-properties fo:font-variant="normal" fo:text-transform="none" fo:color="#000000" fo:letter-spacing="normal" style:font-name-asian="Times New Roman1" style:font-size-asian="14pt" style:font-style-asian="normal" style:font-weight-asian="bold"/>
    </style:style>
    <style:style style:name="T6" style:family="text">
      <style:text-properties fo:font-variant="normal" fo:text-transform="none" fo:color="#672967" style:text-line-through-style="none" style:font-name="Times New Roman1" fo:font-size="14pt" fo:letter-spacing="normal" fo:font-style="normal" style:text-underline-style="none" fo:font-weight="normal" style:text-blinking="false"/>
    </style:style>
    <style:style style:name="T7" style:family="text">
      <style:text-properties fo:font-variant="normal" fo:text-transform="none" style:font-name="Times New Roman1" fo:font-size="14pt" fo:letter-spacing="normal" fo:font-style="normal" fo:font-weight="normal"/>
    </style:style>
    <style:style style:name="T8" style:family="text">
      <style:text-properties fo:font-variant="normal" fo:text-transform="none" fo:letter-spacing="normal"/>
    </style:style>
    <style:style style:name="T9" style:family="text">
      <style:text-properties fo:font-variant="normal" fo:text-transform="none" fo:letter-spacing="normal" style:font-name-asian="Times New Roman1" style:font-size-asian="14pt" style:font-style-asian="normal" style:font-weight-asian="normal"/>
    </style:style>
    <style:style style:name="T10" style:family="text">
      <style:text-properties fo:font-variant="normal" fo:text-transform="none" fo:color="#3333ff" fo:letter-spacing="normal" style:font-name-asian="Times New Roman1" style:font-size-asian="14pt" style:font-style-asian="normal" style:font-weight-asian="bold"/>
    </style:style>
    <style:style style:name="T11" style:family="text">
      <style:text-properties fo:color="#000000"/>
    </style:style>
    <style:style style:name="T12" style:family="text">
      <style:text-properties fo:color="#000000" fo:font-style="italic"/>
    </style:style>
    <style:style style:name="T13" style:family="text">
      <style:text-properties style:font-name="Times New Roman1" fo:font-style="normal"/>
    </style:style>
    <style:style style:name="T14" style:family="text">
      <style:text-properties style:font-name="Times New Roman1" fo:font-size="14pt" fo:font-style="normal"/>
    </style:style>
    <style:style style:name="T15" style:family="text">
      <style:text-properties style:font-name="Times New Roman1" fo:font-size="14pt" fo:font-style="normal" fo:font-weight="normal"/>
    </style:style>
    <style:style style:name="T16" style:family="text">
      <style:text-properties fo:font-style="normal" fo:font-weight="normal"/>
    </style:style>
    <style:style style:name="T17" style:family="text">
      <style:text-properties fo:color="#672967" style:text-line-through-style="none" style:text-underline-style="none" style:text-blinking="false"/>
    </style:style>
    <style:style style:name="T18" style:family="text">
      <style:text-properties fo:font-weight="bold"/>
    </style:style>
    <style:style style:name="T19" style:family="text">
      <style:text-properties style:font-style-asian="normal" style:font-weight-asian="normal"/>
    </style:style>
    <style:style style:name="T20" style:family="text">
      <style:text-properties style:font-name-asian="Times New Roman1" style:font-style-asian="normal"/>
    </style:style>
    <style:style style:name="T21" style:family="text">
      <style:text-properties style:font-name-asian="Times New Roman1" style:font-size-asian="14pt" style:font-style-asian="normal"/>
    </style:style>
    <style:style style:name="T22" style:family="text">
      <style:text-properties style:font-name-asian="Times New Roman1" style:font-size-asian="14pt" style:font-style-asian="normal" style:font-weight-asian="normal"/>
    </style:style>
    <style:style style:name="T23" style:family="text">
      <style:text-properties fo:font-style="italic"/>
    </style:style>
    <style:style style:name="T24" style:family="text">
      <style:text-properties fo:font-style="italic" fo:font-weight="normal"/>
    </style:style>
    <style:style style:name="T25" style:family="text">
      <style:text-properties fo:color="#c0c0c0"/>
    </style:style>
    <style:style style:name="T26" style:family="text">
      <style:text-properties fo:color="#c0c0c0" fo:font-style="normal" fo:font-weight="normal"/>
    </style:style>
    <style:style style:name="T27" style:family="text">
      <style:text-properties fo:color="#808000"/>
    </style:style>
    <style:style style:name="T28" style:family="text">
      <style:text-properties fo:color="#808000" fo:font-style="normal" fo:font-weight="normal"/>
    </style:style>
    <style:style style:name="T29" style:family="text">
      <style:text-properties fo:color="#800080"/>
    </style:style>
    <style:style style:name="T30" style:family="text">
      <style:text-properties fo:color="#800080" fo:font-style="normal" fo:font-weight="normal"/>
    </style:style>
    <style:style style:name="T31" style:family="text">
      <style:text-properties fo:color="#000080"/>
    </style:style>
    <style:style style:name="T32" style:family="text">
      <style:text-properties fo:color="#000080" fo:font-style="normal" fo:font-weight="normal"/>
    </style:style>
    <style:style style:name="T33" style:family="text">
      <style:text-properties fo:color="#800000" fo:font-style="normal" fo:font-weight="normal"/>
    </style:style>
    <style:style style:name="T34" style:family="text">
      <style:text-properties fo:color="#2985c7" fo:font-style="italic"/>
    </style:style>
    <style:style style:name="T35" style:family="text">
      <style:text-properties fo:color="#008000"/>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988cm"/>
      </text:list-level-style-bullet>
      <text:list-level-style-bullet text:level="5" text:style-name="Bullet_20_Symbols" style:num-suffix="." text:bullet-char="•">
        <style:list-level-properties text:space-before="6.235cm"/>
      </text:list-level-style-bullet>
      <text:list-level-style-bullet text:level="6" text:style-name="Bullet_20_Symbols" style:num-suffix="." text:bullet-char="•">
        <style:list-level-properties text:space-before="7.482cm"/>
      </text:list-level-style-bullet>
      <text:list-level-style-bullet text:level="7" text:style-name="Bullet_20_Symbols" style:num-suffix="." text:bullet-char="•">
        <style:list-level-properties text:space-before="8.72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Qt LZO</text:h>
      <text:p text:style-name="Standard"/>
      <text:p text:style-name="Standard"/>
      <text:p text:style-name="P1"><text:span text:style-name="T1">Qt LZO Site : </text:span><text:a xlink:type="simple" xlink:href="http://qtlzo.sourceforge.net/" text:style-name="Internet_20_link" text:visited-style-name="Visited_20_Internet_20_Link"><text:span text:style-name="T6">http://qtlzo.sourceforge.net</text:span></text:a><text:line-break/><text:line-break/><text:span text:style-name="T1">Qt LZO is a Lempel-Ziv-Oberhumer data compression wrapper for Qt.</text:span><text:line-break/><text:line-break/><text:span text:style-name="T1">Original LZO library site is </text:span><text:a xlink:type="simple" xlink:href="http://www.oberhumer.com/" text:style-name="Internet_20_link" text:visited-style-name="Visited_20_Internet_20_Link"><text:span text:style-name="T6">http://www.oberhumer.com</text:span></text:a><text:span text:style-name="T1">, author is Markus F.X.J. Oberhumer. Current version is "2.09".  LZO was used on scientific researches such as NASA projects.</text:span><text:line-break/><text:line-break/><text:span text:style-name="T1">The author of QtLzo is Brian Lin, who is also an astrophysicist.  QtLzo is used by the author on his own theoretical physics researches such as Oriphase theory, dark matters and Collective Intelligence Operating System(CIOS) for robotic applications.</text:span><text:line-break/><text:line-break/><text:span text:style-name="T1">For details, please pay a visit to each of the following languages:</text:span></text:p>
      <table:table table:name="表格1" table:style-name="表格1">
        <table:table-column table:style-name="表格1.A"/>
        <table:table-column table:style-name="表格1.B"/>
        <table:table-column table:style-name="表格1.C"/>
        <table:table-row>
          <table:table-cell table:style-name="表格1.A1" office:value-type="string">
            <text:p text:style-name="P63"><text:a xlink:type="simple" xlink:href="http://qtlzo.sourceforge.net/en/index.html" text:style-name="Internet_20_link" text:visited-style-name="Visited_20_Internet_20_Link"><text:span text:style-name="T17">English</text:span></text:a></text:p>
          </table:table-cell>
          <table:table-cell table:style-name="表格1.A1" office:value-type="string">
            <text:p text:style-name="P63"><text:a xlink:type="simple" xlink:href="http://qtlzo.sourceforge.net/tw/index.html" text:style-name="Internet_20_link" text:visited-style-name="Visited_20_Internet_20_Link"><text:span text:style-name="T17">正體中文</text:span></text:a></text:p>
          </table:table-cell>
          <table:table-cell table:style-name="表格1.C1" office:value-type="string">
            <text:p text:style-name="P63"><text:a xlink:type="simple" xlink:href="http://qtlzo.sourceforge.net/cn/index.html" text:style-name="Internet_20_link" text:visited-style-name="Visited_20_Internet_20_Link"><text:span text:style-name="T17">简体中文</text:span></text:a></text:p>
          </table:table-cell>
        </table:table-row>
      </table:table>
      <text:p text:style-name="P30"><text:line-break/><text:span text:style-name="T1">Qt LZO is also a part of CIOS Compression Subsystem.</text:span></text:p>
      <table:table table:name="表格2" table:style-name="表格2">
        <table:table-column table:style-name="表格2.A"/>
        <table:table-column table:style-name="表格2.B"/>
        <table:table-column table:style-name="表格2.C"/>
        <table:table-column table:style-name="表格2.D"/>
        <table:table-row>
          <table:table-cell table:style-name="表格2.A1" table:number-columns-spanned="4" office:value-type="string">
            <text:p text:style-name="P65">CIOS / Compression Subsystem</text:p>
          </table:table-cell>
          <table:covered-table-cell/>
          <table:covered-table-cell/>
          <table:covered-table-cell/>
        </table:table-row>
        <table:table-row>
          <table:table-cell table:style-name="表格2.A2" office:value-type="string">
            <text:p text:style-name="Table_20_Contents">QtGZip</text:p>
          </table:table-cell>
          <table:table-cell table:style-name="表格2.A2" office:value-type="string">
            <text:p text:style-name="Table_20_Contents">QtBZip2</text:p>
          </table:table-cell>
          <table:table-cell table:style-name="表格2.A2" office:value-type="string">
            <text:p text:style-name="Table_20_Contents"><text:a xlink:type="simple" xlink:href="http://qtxz.sourceforge.net/" text:style-name="Internet_20_link" text:visited-style-name="Visited_20_Internet_20_Link"><text:span text:style-name="T17">QtXz</text:span></text:a></text:p>
          </table:table-cell>
          <table:table-cell table:style-name="表格2.D2" office:value-type="string">
            <text:p text:style-name="Table_20_Contents"><text:a xlink:type="simple" xlink:href="http://qtlzo.sourceforge.net/" text:style-name="Internet_20_link" text:visited-style-name="Visited_20_Internet_20_Link"><text:span text:style-name="T17">QtLzo</text:span></text:a></text:p>
          </table:table-cell>
        </table:table-row>
        <table:table-row>
          <table:table-cell table:style-name="表格2.A2" office:value-type="string">
            <text:p text:style-name="Table_20_Contents"><text:a xlink:type="simple" xlink:href="http://qtlzip.sourceforge.net/" text:style-name="Internet_20_link" text:visited-style-name="Visited_20_Internet_20_Link"><text:span text:style-name="T17">QtLZip</text:span></text:a></text:p>
          </table:table-cell>
          <table:table-cell table:style-name="表格2.A2" office:value-type="string">
            <text:p text:style-name="Table_20_Contents">QtUCL</text:p>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QtCompression</text:p>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QtTAR</text:p>
          </table:table-cell>
          <table:table-cell table:style-name="表格2.A2" office:value-type="string">
            <text:p text:style-name="Table_20_Contents">QtZIP</text:p>
          </table:table-cell>
          <table:table-cell table:style-name="表格2.A2" office:value-type="string">
            <text:p text:style-name="Table_20_Contents">QtRAR</text:p>
          </table:table-cell>
          <table:table-cell table:style-name="表格2.D2" office:value-type="string">
            <text:p text:style-name="Table_20_Contents"><text:a xlink:type="simple" xlink:href="http://qt7z.sourceforge.net/" text:style-name="Internet_20_link" text:visited-style-name="Visited_20_Internet_20_Link"><text:span text:style-name="T17">Qt7z</text:span></text:a></text:p>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QtArchivers</text:p>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
      <text:p text:style-name="Text_20_body"/>
      <text:h text:style-name="P69" text:outline-level="3">Download</text:h>
      <text:p text:style-name="P34"/>
      <table:table table:name="表格3" table:style-name="表格3">
        <table:table-column table:style-name="表格3.A"/>
        <table:table-column table:style-name="表格3.B"/>
        <table:table-row>
          <table:table-cell table:style-name="表格3.A1" office:value-type="string">
            <text:p text:style-name="P64">Method</text:p>
          </table:table-cell>
          <table:table-cell table:style-name="表格3.B1" office:value-type="string">
            <text:p text:style-name="P64">Filename</text:p>
          </table:table-cell>
        </table:table-row>
        <table:table-row>
          <table:table-cell table:style-name="表格3.A2" office:value-type="string">
            <text:p text:style-name="Table_20_Contents">7z</text:p>
          </table:table-cell>
          <table:table-cell table:style-name="表格3.B2" office:value-type="string">
            <text:p text:style-name="Table_20_Contents"><text:a xlink:type="simple" xlink:href="https://sourceforge.net/projects/qtlzo/files/QtLzo-2015-11-02.7z/download" text:style-name="Internet_20_link" text:visited-style-name="Visited_20_Internet_20_Link"><text:span text:style-name="T17">QtLzo-2015-11-02.7z</text:span></text:a></text:p>
          </table:table-cell>
        </table:table-row>
        <table:table-row>
          <table:table-cell table:style-name="表格3.A2" office:value-type="string">
            <text:p text:style-name="Table_20_Contents">Tar.gz</text:p>
          </table:table-cell>
          <table:table-cell table:style-name="表格3.B2" office:value-type="string">
            <text:p text:style-name="Table_20_Contents"><text:a xlink:type="simple" xlink:href="https://sourceforge.net/projects/qtlzo/files/QtLzo-2015-11-02.tar.gz/download" text:style-name="Internet_20_link" text:visited-style-name="Visited_20_Internet_20_Link"><text:span text:style-name="T17">QtLzo-2015-11-02.tar.gz</text:span></text:a></text:p>
          </table:table-cell>
        </table:table-row>
        <table:table-row>
          <table:table-cell table:style-name="表格3.A2" office:value-type="string">
            <text:p text:style-name="Table_20_Contents">Tar.xz</text:p>
          </table:table-cell>
          <table:table-cell table:style-name="表格3.B2" office:value-type="string">
            <text:p text:style-name="Table_20_Contents"><text:a xlink:type="simple" xlink:href="https://sourceforge.net/projects/qtlzo/files/QtLzo-2015-11-02.tar.xz/download" text:style-name="Internet_20_link" text:visited-style-name="Visited_20_Internet_20_Link"><text:span text:style-name="T17">QtLzo-2015-11-02.tar.xz</text:span></text:a></text:p>
          </table:table-cell>
        </table:table-row>
        <table:table-row>
          <table:table-cell table:style-name="表格3.A2" office:value-type="string">
            <text:p text:style-name="Table_20_Contents">Mercurial</text:p>
          </table:table-cell>
          <table:table-cell table:style-name="表格3.B2" office:value-type="string">
            <text:p text:style-name="Table_20_Contents">hg clone ssh://linfoxman@hg.code.sf.net/p/qtlzo/mercurial QtLzo</text:p>
          </table:table-cell>
        </table:table-row>
        <table:table-row>
          <table:table-cell table:style-name="表格3.A2" office:value-type="string">
            <text:p text:style-name="Table_20_Contents">Git</text:p>
          </table:table-cell>
          <table:table-cell table:style-name="表格3.B2" office:value-type="string">
            <text:p text:style-name="Table_20_Contents">git clone ssh://linfoxman@git.code.sf.net/p/qtlzo/git QtLzo</text:p>
          </table:table-cell>
        </table:table-row>
      </table:table>
      <text:p text:style-name="Text_20_body"/>
      <text:h text:style-name="P69" text:outline-level="3"><text:soft-page-break/>Contacts</text:h>
      <text:p text:style-name="P30"><text:span text:style-name="T1">Author   : Brian Lin ( a.k.a Vladimir Lin , Vladimir Forest , Владимир Лесной )</text:span><text:line-break/><text:line-break/><text:span text:style-name="T1">The author generated over 6 millions lines of codes manually in diverse fields and maintains hundreds of projects.  Please be specific on which project you are referring.  In case you want to report and ask questions about Qt LZO, please add a "Qt LZO" in a short and brief form when you report or ask questions.</text:span></text:p>
      <table:table table:name="表格4" table:style-name="表格4">
        <table:table-column table:style-name="表格4.A"/>
        <table:table-column table:style-name="表格4.B"/>
        <table:table-row>
          <table:table-cell table:style-name="表格4.A1" office:value-type="string">
            <text:p text:style-name="Table_20_Contents">E-mail</text:p>
          </table:table-cell>
          <table:table-cell table:style-name="表格4.B1" office:value-type="string">
            <text:p text:style-name="Table_20_Contents">lin.foxman@gmail.com</text:p>
          </table:table-cell>
        </table:table-row>
        <table:table-row>
          <table:table-cell table:style-name="表格4.A2" office:value-type="string">
            <text:p text:style-name="Table_20_Contents">E-mail</text:p>
          </table:table-cell>
          <table:table-cell table:style-name="表格4.B2" office:value-type="string">
            <text:p text:style-name="Table_20_Contents">lin.vladimir@gmail.com</text:p>
          </table:table-cell>
        </table:table-row>
        <table:table-row>
          <table:table-cell table:style-name="表格4.A2" office:value-type="string">
            <text:p text:style-name="Table_20_Contents">E-mail</text:p>
          </table:table-cell>
          <table:table-cell table:style-name="表格4.B2" office:value-type="string">
            <text:p text:style-name="Table_20_Contents">wolfram_lin@yahoo.com</text:p>
          </table:table-cell>
        </table:table-row>
        <table:table-row>
          <table:table-cell table:style-name="表格4.A2" office:value-type="string">
            <text:p text:style-name="Table_20_Contents">E-mail</text:p>
          </table:table-cell>
          <table:table-cell table:style-name="表格4.B2" office:value-type="string">
            <text:p text:style-name="Table_20_Contents">wolfram_lin@sina.com</text:p>
          </table:table-cell>
        </table:table-row>
        <table:table-row>
          <table:table-cell table:style-name="表格4.A2" office:value-type="string">
            <text:p text:style-name="Table_20_Contents">E-mail</text:p>
          </table:table-cell>
          <table:table-cell table:style-name="表格4.B2" office:value-type="string">
            <text:p text:style-name="Table_20_Contents">wolfram_lin@163.com</text:p>
          </table:table-cell>
        </table:table-row>
        <table:table-row>
          <table:table-cell table:style-name="表格4.A2" office:value-type="string">
            <text:p text:style-name="Table_20_Contents">Skype</text:p>
          </table:table-cell>
          <table:table-cell table:style-name="表格4.B2" office:value-type="string">
            <text:p text:style-name="Table_20_Contents">wolfram_lin</text:p>
          </table:table-cell>
        </table:table-row>
        <table:table-row>
          <table:table-cell table:style-name="表格4.A2" office:value-type="string">
            <text:p text:style-name="Table_20_Contents">WeChat</text:p>
          </table:table-cell>
          <table:table-cell table:style-name="表格4.B2" office:value-type="string">
            <text:p text:style-name="Table_20_Contents">153-0271-7160</text:p>
          </table:table-cell>
        </table:table-row>
        <table:table-row>
          <table:table-cell table:style-name="表格4.A2" office:value-type="string">
            <text:p text:style-name="Table_20_Contents">WhatsApp</text:p>
          </table:table-cell>
          <table:table-cell table:style-name="表格4.B2" office:value-type="string">
            <text:p text:style-name="Table_20_Contents">153-0271-7160</text:p>
          </table:table-cell>
        </table:table-row>
        <table:table-row>
          <table:table-cell table:style-name="表格4.A2" office:value-type="string">
            <text:p text:style-name="Table_20_Contents">ICQ</text:p>
          </table:table-cell>
          <table:table-cell table:style-name="表格4.B2" office:value-type="string">
            <text:p text:style-name="Table_20_Contents">153-0271-7160</text:p>
          </table:table-cell>
        </table:table-row>
        <table:table-row>
          <table:table-cell table:style-name="表格4.A2" office:value-type="string">
            <text:p text:style-name="Table_20_Contents">QQ</text:p>
          </table:table-cell>
          <table:table-cell table:style-name="表格4.B2" office:value-type="string">
            <text:p text:style-name="Table_20_Contents">lin.vladimir@gmail.com</text:p>
          </table:table-cell>
        </table:table-row>
      </table:table>
      <text:p text:style-name="Text_20_body"><text:line-break/></text:p>
      <text:h text:style-name="P59" text:outline-level="4">目錄</text:h>
      <text:list xml:id="list8220856291545323920" text:style-name="L1">
        <text:list-item>
          <text:p text:style-name="P35"><text:a xlink:type="simple" xlink:href="http://qtlzo.sourceforge.net/tw/source.html" text:style-name="Internet_20_link" text:visited-style-name="Visited_20_Internet_20_Link"><text:span text:style-name="T1">LZO</text:span></text:a><text:a xlink:type="simple" xlink:href="http://qtlzo.sourceforge.net/tw/source.html" text:style-name="Internet_20_link" text:visited-style-name="Visited_20_Internet_20_Link"><text:span text:style-name="T4">原始碼編譯說明</text:span></text:a></text:p>
        </text:list-item>
        <text:list-item>
          <text:p text:style-name="P35"><text:a xlink:type="simple" xlink:href="http://qtlzo.sourceforge.net/tw/lzo.html" text:style-name="Internet_20_link" text:visited-style-name="Visited_20_Internet_20_Link"><text:span text:style-name="T1">QtLZO</text:span></text:a><text:a xlink:type="simple" xlink:href="http://qtlzo.sourceforge.net/tw/lzo.html" text:style-name="Internet_20_link" text:visited-style-name="Visited_20_Internet_20_Link"><text:span text:style-name="T4">編譯說明</text:span></text:a></text:p>
        </text:list-item>
        <text:list-item>
          <text:p text:style-name="P35"><text:a xlink:type="simple" xlink:href="http://qtlzo.sourceforge.net/tw/qtlzo.html" text:style-name="Internet_20_link" text:visited-style-name="Visited_20_Internet_20_Link"><text:span text:style-name="T1">QtLZO</text:span></text:a><text:a xlink:type="simple" xlink:href="http://qtlzo.sourceforge.net/tw/qtlzo.html" text:style-name="Internet_20_link" text:visited-style-name="Visited_20_Internet_20_Link"><text:span text:style-name="T4">類別說明文件</text:span></text:a></text:p>
        </text:list-item>
        <text:list-item>
          <text:p text:style-name="P35"><text:a xlink:type="simple" xlink:href="http://qtlzo.sourceforge.net/tw/examples.html" text:style-name="Internet_20_link" text:visited-style-name="Visited_20_Internet_20_Link"><text:span text:style-name="T1">QtLZO</text:span></text:a><text:a xlink:type="simple" xlink:href="http://qtlzo.sourceforge.net/tw/examples.html" text:style-name="Internet_20_link" text:visited-style-name="Visited_20_Internet_20_Link"><text:span text:style-name="T4">使用範例</text:span></text:a></text:p>
        </text:list-item>
        <text:list-item>
          <text:p text:style-name="P5"><text:a xlink:type="simple" xlink:href="http://qtlzo.sourceforge.net/tw/others.html" text:style-name="Internet_20_link" text:visited-style-name="Visited_20_Internet_20_Link"><text:span text:style-name="T4">其他</text:span></text:a></text:p>
        </text:list-item>
      </text:list>
      <text:p text:style-name="P68"/>
      <text:h text:style-name="P71" text:outline-level="3"><text:span text:style-name="T13">LZO</text:span><text:span text:style-name="T20">壓縮法說明</text:span></text:h>
      <text:p text:style-name="P30"><text:span text:style-name="T1">LZO</text:span><text:span text:style-name="T4">的完整名稱為</text:span><text:span text:style-name="T1">Lempel-Ziv-Oberhumer</text:span><text:span text:style-name="T4">，於</text:span><text:span text:style-name="T1">1996</text:span><text:span text:style-name="T4">發表第一版的壓縮法，其後持續改進，共計有二十餘種延伸壓縮方法。</text:span><text:line-break/><text:line-break/><text:span text:style-name="T1">LZO</text:span><text:span text:style-name="T4">是以壓縮、解壓的速度為致力的方向，為一種內容無損壓縮法。</text:span><text:line-break/><text:line-break/><text:span text:style-name="T4">由於</text:span><text:span text:style-name="T1">LZO</text:span><text:span text:style-name="T4">的低資源需求，它被用於許多個太空計劃、科學研究計畫及機器人系統當中。</text:span><text:line-break/><text:line-break/><text:span text:style-name="T1">Qt LZO</text:span><text:span text:style-name="T4">當中支持的</text:span><text:span text:style-name="T1">LZO</text:span><text:span text:style-name="T4">壓縮方式如下：</text:span></text:p>
      <text:list xml:id="list7863853023959954212" text:style-name="L2">
        <text:list-item>
          <text:p text:style-name="P38">LZO 1</text:p>
        </text:list-item>
        <text:list-item>
          <text:p text:style-name="P38">LZO 1 - X</text:p>
        </text:list-item>
        <text:list-item>
          <text:p text:style-name="P38">LZO 1 - 99</text:p>
        </text:list-item>
        <text:list-item>
          <text:p text:style-name="P38"><text:soft-page-break/>LZO 1a</text:p>
        </text:list-item>
        <text:list-item>
          <text:p text:style-name="P38">LZO 1a - 99</text:p>
        </text:list-item>
        <text:list-item>
          <text:p text:style-name="P38">LZO 1b</text:p>
        </text:list-item>
        <text:list-item>
          <text:p text:style-name="P38">LZO 1b - 99</text:p>
        </text:list-item>
        <text:list-item>
          <text:p text:style-name="P38">LZO 1b - 999</text:p>
        </text:list-item>
        <text:list-item>
          <text:p text:style-name="P38">LZO 1c</text:p>
        </text:list-item>
        <text:list-item>
          <text:p text:style-name="P38">LZO 1c - 99</text:p>
        </text:list-item>
        <text:list-item>
          <text:p text:style-name="P38">LZO 1c - 999</text:p>
        </text:list-item>
        <text:list-item>
          <text:p text:style-name="P38">LZO 1f - 1</text:p>
        </text:list-item>
        <text:list-item>
          <text:p text:style-name="P38">LZO 1f - 999</text:p>
        </text:list-item>
        <text:list-item>
          <text:p text:style-name="P38">LZO 1x - 1</text:p>
        </text:list-item>
        <text:list-item>
          <text:p text:style-name="P38">LZO 1x - 1-11</text:p>
        </text:list-item>
        <text:list-item>
          <text:p text:style-name="P38">LZO 1x - 1-12</text:p>
        </text:list-item>
        <text:list-item>
          <text:p text:style-name="P38">LZO 1x - 1-15</text:p>
        </text:list-item>
        <text:list-item>
          <text:p text:style-name="P38">LZO 1x - 999</text:p>
        </text:list-item>
        <text:list-item>
          <text:p text:style-name="P38">LZO 1y - 1</text:p>
        </text:list-item>
        <text:list-item>
          <text:p text:style-name="P38">LZO 1y - 999</text:p>
        </text:list-item>
        <text:list-item>
          <text:p text:style-name="P38">LZO 1z - 999</text:p>
        </text:list-item>
        <text:list-item>
          <text:p text:style-name="P7">LZO 2a - 999</text:p>
        </text:list-item>
      </text:list>
      <text:p text:style-name="P68"/>
      <text:h text:style-name="P71" text:outline-level="3"><text:span text:style-name="T13">Qt LZO</text:span><text:span text:style-name="T20">的使用方式</text:span></text:h>
      <text:p text:style-name="P30"><text:span text:style-name="T1">Qt LZO</text:span><text:span text:style-name="T4">有兩種使用方式，編譯成</text:span><text:span text:style-name="T1">Qt</text:span><text:span text:style-name="T4">模組或是直接將原始碼包含入您的開發計畫當中。</text:span><text:line-break/><text:line-break/><text:span text:style-name="T4">編譯成</text:span><text:span text:style-name="T1">Qt</text:span><text:span text:style-name="T4">模組的方法，請見「</text:span><text:a xlink:type="simple" xlink:href="http://qtlzo.sourceforge.net/tw/lzo.html" text:style-name="Internet_20_link" text:visited-style-name="Visited_20_Internet_20_Link"><text:span text:style-name="T7">QtLZO</text:span></text:a><text:a xlink:type="simple" xlink:href="http://qtlzo.sourceforge.net/tw/lzo.html" text:style-name="Internet_20_link" text:visited-style-name="Visited_20_Internet_20_Link"><text:span text:style-name="T9">編譯說明</text:span></text:a><text:span text:style-name="T4">」。</text:span><text:line-break/><text:line-break/><text:span text:style-name="T4">直接將原始碼包含入您的開發計畫當中的方法，如下：</text:span></text:p>
      <text:list xml:id="list809444996340716842" text:style-name="L3">
        <text:list-item>
          <text:p text:style-name="P36"><text:span text:style-name="T4">下載「</text:span><text:span text:style-name="T1">Qt LZO</text:span><text:span text:style-name="T4">」（</text:span><text:a xlink:type="simple" xlink:href="https://sourceforge.net/projects/qtlzo/files/QtLzo-2015-11-02.7z/download" text:style-name="Internet_20_link" text:visited-style-name="Visited_20_Internet_20_Link"><text:span text:style-name="T1">QtLzo-2015-11-02.7z</text:span></text:a><text:span text:style-name="T4">）， 並且解開檔案。</text:span></text:p>
        </text:list-item>
        <text:list-item>
          <text:p text:style-name="P47"><text:span text:style-name="T22">進入「</text:span><text:span text:style-name="T15">QtLzo/Src/Embedded</text:span><text:span text:style-name="T22">」目錄當中。</text:span></text:p>
        </text:list-item>
        <text:list-item>
          <text:p text:style-name="P47"><text:span text:style-name="T22">將「</text:span><text:span text:style-name="T15">QtLzo/Src/Embedded/LZO</text:span><text:span text:style-name="T22">」目錄複製到您的開發計畫當中。</text:span></text:p>
        </text:list-item>
        <text:list-item>
          <text:p text:style-name="P47"><text:span text:style-name="T22">在您的</text:span><text:span text:style-name="T15">Qt PRO</text:span><text:span text:style-name="T22">計畫檔當中加入「</text:span><text:span text:style-name="T15">LZO/LZO.pri</text:span><text:span text:style-name="T22">」。</text:span></text:p>
        </text:list-item>
        <text:list-item>
          <text:p text:style-name="P16"><text:span text:style-name="T22">將適當的</text:span><text:span text:style-name="T15">LZO</text:span><text:span text:style-name="T22">編譯好的</text:span><text:span text:style-name="T15">library</text:span><text:span text:style-name="T22">複製到編譯時期可以找到的目錄。</text:span></text:p>
        </text:list-item>
      </text:list>
      <text:p text:style-name="Standard"/>
      <text:p text:style-name="Standard"/>
      <text:h text:style-name="P3" text:outline-level="1"><text:span text:style-name="T15">LZO</text:span><text:span text:style-name="T22">原始碼編譯說明</text:span></text:h>
      <text:p text:style-name="P68"/>
      <text:p text:style-name="P30"><text:line-break/><text:span text:style-name="T4">網站：</text:span><text:a xlink:type="simple" xlink:href="http://www.oberhumer.com/" text:style-name="Internet_20_link" text:visited-style-name="Visited_20_Internet_20_Link"><text:span text:style-name="T7">http://www.oberhumer.com/</text:span></text:a><text:line-break/><text:span text:style-name="T4">原始碼：</text:span><text:a xlink:type="simple" xlink:href="http://www.oberhumer.com/opensource/lzo/download/lzo-2.09.tar.gz" text:style-name="Internet_20_link" text:visited-style-name="Visited_20_Internet_20_Link"><text:span text:style-name="T7">http://www.oberhumer.com/opensource/lzo/download/lzo-2.09.tar.gz</text:span></text:a><text:line-break/><text:span text:style-name="T4">版本：</text:span><text:span text:style-name="T1">2.09</text:span></text:p>
      <text:p text:style-name="P68"/>
      <text:h text:style-name="P72" text:outline-level="3"><text:soft-page-break/>目錄</text:h>
      <text:list xml:id="list1495752161218805447" text:style-name="L4">
        <text:list-item>
          <text:p text:style-name="P17"><text:span text:style-name="T15">Windows Visual Studio</text:span><text:span text:style-name="T22">編譯方法 </text:span></text:p>
        </text:list-item>
      </text:list>
      <text:p text:style-name="P34"/>
      <text:p text:style-name="P68"/>
      <text:h text:style-name="P70" text:outline-level="3"><text:span text:style-name="T13">Windows Visual Studio</text:span><text:span text:style-name="T20">編譯方法</text:span></text:h>
      <text:p text:style-name="P31"><text:span text:style-name="T15">Windows Visual Studio</text:span><text:span text:style-name="T22">需要編譯八種模式：</text:span></text:p>
      <text:list xml:id="list7441252045497544074" text:style-name="L5">
        <text:list-item>
          <text:p text:style-name="P39">Windows Visual Studio x64 ( Static , Debug )</text:p>
        </text:list-item>
        <text:list-item>
          <text:p text:style-name="P39">Windows Visual Studio x64 ( Static , Release )</text:p>
        </text:list-item>
        <text:list-item>
          <text:p text:style-name="P39">Windows Visual Studio x64 ( DLL , Debug )</text:p>
        </text:list-item>
        <text:list-item>
          <text:p text:style-name="P39">Windows Visual Studio x64 ( DLL , Release )</text:p>
        </text:list-item>
        <text:list-item>
          <text:p text:style-name="P39">Windows Visual Studio x86 ( Static , Debug )</text:p>
        </text:list-item>
        <text:list-item>
          <text:p text:style-name="P39">Windows Visual Studio x86 ( Static , Release )</text:p>
        </text:list-item>
        <text:list-item>
          <text:p text:style-name="P39">Windows Visual Studio x86 ( DLL , Debug )</text:p>
        </text:list-item>
        <text:list-item>
          <text:p text:style-name="P8">Windows Visual Studio x86 ( DLL , Release )</text:p>
        </text:list-item>
      </text:list>
      <text:h text:style-name="P60" text:outline-level="4">解壓縮</text:h>
      <text:p text:style-name="P30"><text:span text:style-name="T1">lzo-2.09.tar.gz</text:span><text:span text:style-name="T4">在「</text:span><text:span text:style-name="T1">QtLzo/3rdparty/souces</text:span><text:span text:style-name="T4">」當中可以找到，解壓縮</text:span><text:span text:style-name="T1">lzo-2.09.tar.gz</text:span><text:span text:style-name="T4">以後，會 留下一個</text:span><text:span text:style-name="T1">lzo-2.09</text:span><text:span text:style-name="T4">目錄。</text:span><text:line-break/><text:line-break/><text:span text:style-name="T4">在平行的目錄下：</text:span><text:line-break/><text:line-break/><text:span text:style-name="T1">mkdir lzo</text:span><text:line-break/><text:span text:style-name="T1">cd lzo</text:span></text:p>
      <text:h text:style-name="P62" text:outline-level="4">Windows Visual Studio x64 ( Static , Debug )</text:h>
      <text:p text:style-name="P30"><text:span text:style-name="T1">cmake -G "VIsual Studio 12 Win64" ..\lzo-2.09</text:span><text:line-break/><text:span text:style-name="T1">cd ..</text:span><text:line-break/><text:span text:style-name="T1">cmake-gui lzo</text:span><text:line-break/><text:line-break/><text:span text:style-name="T4">將</text:span><text:span text:style-name="T1">ENABLE_SHARED</text:span><text:span text:style-name="T4">關閉掉，打開</text:span><text:span text:style-name="T1">ENABLE_STATIC</text:span><text:span text:style-name="T4">，按下「</text:span><text:span text:style-name="T1">Configure</text:span><text:span text:style-name="T4">」，然後「</text:span><text:span text:style-name="T1">Generate</text:span><text:span text:style-name="T4">」。</text:span><text:line-break/><text:line-break/><text:span text:style-name="T4">如此可以產生</text:span><text:span text:style-name="T1">Visual Studio</text:span><text:span text:style-name="T4">的</text:span><text:span text:style-name="T1">sln</text:span><text:span text:style-name="T4">檔案，接下來選擇</text:span><text:span text:style-name="T1">lzo.sln</text:span><text:span text:style-name="T4">打開</text:span><text:span text:style-name="T1">Visual Studio</text:span><text:span text:style-name="T4">，選擇「</text:span><text:span text:style-name="T1">Debug</text:span><text:span text:style-name="T4">」，並且開始編譯。</text:span></text:p>
      <text:h text:style-name="P62" text:outline-level="4">Windows Visual Studio x64 ( Static , Release )</text:h>
      <text:p text:style-name="P30"><text:span text:style-name="T1">cmake -G "VIsual Studio 12 Win64" ..\lzo-2.09</text:span><text:line-break/><text:span text:style-name="T1">cd ..</text:span><text:line-break/><text:span text:style-name="T1">cmake-gui lzo</text:span><text:line-break/><text:line-break/><text:span text:style-name="T4">將</text:span><text:span text:style-name="T1">ENABLE_SHARED</text:span><text:span text:style-name="T4">關閉掉，打開</text:span><text:span text:style-name="T1">ENABLE_STATIC</text:span><text:span text:style-name="T4">，按下「</text:span><text:span text:style-name="T1">Configure</text:span><text:span text:style-name="T4">」，然後</text:span><text:soft-page-break/><text:span text:style-name="T4">「</text:span><text:span text:style-name="T1">Generate</text:span><text:span text:style-name="T4">」。</text:span><text:line-break/><text:line-break/><text:span text:style-name="T4">如此可以產生</text:span><text:span text:style-name="T1">Visual Studio</text:span><text:span text:style-name="T4">的</text:span><text:span text:style-name="T1">sln</text:span><text:span text:style-name="T4">檔案，接下來選擇</text:span><text:span text:style-name="T1">lzo.sln</text:span><text:span text:style-name="T4">打開</text:span><text:span text:style-name="T1">Visual Studio</text:span><text:span text:style-name="T4">，選擇「</text:span><text:span text:style-name="T1">Release</text:span><text:span text:style-name="T4">」，並且開始編譯。</text:span></text:p>
      <text:h text:style-name="P62" text:outline-level="4">Windows Visual Studio x64 ( DLL , Debug )</text:h>
      <text:p text:style-name="P30"><text:span text:style-name="T1">cmake -G "VIsual Studio 12 Win64" ..\lzo-2.09</text:span><text:line-break/><text:span text:style-name="T1">cd ..</text:span><text:line-break/><text:span text:style-name="T1">cmake-gui lzo</text:span><text:line-break/><text:line-break/><text:span text:style-name="T4">將</text:span><text:span text:style-name="T1">ENABLE_STATIC</text:span><text:span text:style-name="T4">關閉掉，打開</text:span><text:span text:style-name="T1">ENABLE_SHARED</text:span><text:span text:style-name="T4">，按下「</text:span><text:span text:style-name="T1">Configure</text:span><text:span text:style-name="T4">」，然後「</text:span><text:span text:style-name="T1">Generate</text:span><text:span text:style-name="T4">」，如此可以產生 </text:span><text:span text:style-name="T1">Visual Studio</text:span><text:span text:style-name="T4">的</text:span><text:span text:style-name="T1">sln</text:span><text:span text:style-name="T4">檔案。</text:span><text:line-break/><text:line-break/><text:span text:style-name="T4">打開「</text:span><text:span text:style-name="T1">lzo-2.09/include/lzo/lzoconf.h</text:span><text:span text:style-name="T4">」，在大約</text:span><text:span text:style-name="T1">220</text:span><text:span text:style-name="T4">行找到：</text:span><text:line-break/><text:line-break/><text:span text:style-name="T1">/* DLL export information */</text:span><text:line-break/><text:span text:style-name="T1">#if !defined(__LZO_EXPORT1)</text:span><text:line-break/><text:span text:style-name="T1">#  define __LZO_EXPORT1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修改成為：</text:span><text:line-break/><text:line-break/><text:span text:style-name="T1">/* DLL export information */</text:span><text:line-break/><text:span text:style-name="T1">#if !defined(__LZO_EXPORT1)</text:span><text:line-break/><text:span text:style-name="T1">#  define __LZO_EXPORT1 __declspec(dllexport)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接下來選擇</text:span><text:span text:style-name="T1">lzo.sln</text:span><text:span text:style-name="T4">打開</text:span><text:span text:style-name="T1">Visual Studio</text:span><text:span text:style-name="T4">，選擇「</text:span><text:span text:style-name="T1">Debug</text:span><text:span text:style-name="T4">」，並且開始編譯。</text:span></text:p>
      <text:h text:style-name="P62" text:outline-level="4">Windows Visual Studio x64 ( DLL , Release )</text:h>
      <text:p text:style-name="P30"><text:span text:style-name="T1">cmake -G "VIsual Studio 12 Win64" ..\lzo-2.09</text:span><text:line-break/><text:span text:style-name="T1">cd ..</text:span><text:line-break/><text:span text:style-name="T1">cmake-gui lzo</text:span><text:line-break/><text:line-break/><text:span text:style-name="T4">將</text:span><text:span text:style-name="T1">ENABLE_STATIC</text:span><text:span text:style-name="T4">關閉掉，打開</text:span><text:span text:style-name="T1">ENABLE_SHARED</text:span><text:span text:style-name="T4">，按下「</text:span><text:span text:style-name="T1">Configure</text:span><text:span text:style-name="T4">」，然後「</text:span><text:span text:style-name="T1">Generate</text:span><text:span text:style-name="T4">」，如此可以產生 </text:span><text:span text:style-name="T1">Visual Studio</text:span><text:span text:style-name="T4">的</text:span><text:span text:style-name="T1">sln</text:span><text:span text:style-name="T4">檔案。</text:span><text:line-break/><text:line-break/><text:span text:style-name="T4">打開「</text:span><text:span text:style-name="T1">lzo-2.09/include/lzo/lzoconf.h</text:span><text:span text:style-name="T4">」，在大約</text:span><text:span text:style-name="T1">220</text:span><text:span text:style-name="T4">行找到：</text:span><text:line-break/><text:line-break/><text:soft-page-break/><text:span text:style-name="T1">/* DLL export information */</text:span><text:line-break/><text:span text:style-name="T1">#if !defined(__LZO_EXPORT1)</text:span><text:line-break/><text:span text:style-name="T1">#  define __LZO_EXPORT1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修改成為：</text:span><text:line-break/><text:line-break/><text:span text:style-name="T1">/* DLL export information */</text:span><text:line-break/><text:span text:style-name="T1">#if !defined(__LZO_EXPORT1)</text:span><text:line-break/><text:span text:style-name="T1">#  define __LZO_EXPORT1 __declspec(dllexport)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接下來選擇</text:span><text:span text:style-name="T1">lzo.sln</text:span><text:span text:style-name="T4">打開</text:span><text:span text:style-name="T1">Visual Studio</text:span><text:span text:style-name="T4">，選擇「</text:span><text:span text:style-name="T1">Release</text:span><text:span text:style-name="T4">」，並且開始編譯。</text:span></text:p>
      <text:h text:style-name="P62" text:outline-level="4">Windows Visual Studio x86 ( Static , Debug )</text:h>
      <text:p text:style-name="P30"><text:span text:style-name="T1">cmake ..\lzo-2.09</text:span><text:line-break/><text:span text:style-name="T1">cd ..</text:span><text:line-break/><text:span text:style-name="T1">cmake-gui lzo</text:span><text:line-break/><text:line-break/><text:span text:style-name="T4">將</text:span><text:span text:style-name="T1">ENABLE_SHARED</text:span><text:span text:style-name="T4">關閉掉，打開</text:span><text:span text:style-name="T1">ENABLE_STATIC</text:span><text:span text:style-name="T4">，按下「</text:span><text:span text:style-name="T1">Configure</text:span><text:span text:style-name="T4">」，然後「</text:span><text:span text:style-name="T1">Generate</text:span><text:span text:style-name="T4">」。</text:span><text:line-break/><text:line-break/><text:span text:style-name="T4">如此可以產生</text:span><text:span text:style-name="T1">Visual Studio</text:span><text:span text:style-name="T4">的</text:span><text:span text:style-name="T1">sln</text:span><text:span text:style-name="T4">檔案，接下來選擇</text:span><text:span text:style-name="T1">lzo.sln</text:span><text:span text:style-name="T4">打開</text:span><text:span text:style-name="T1">Visual Studio</text:span><text:span text:style-name="T4">，選擇「</text:span><text:span text:style-name="T1">Debug</text:span><text:span text:style-name="T4">」，並且開始編譯。</text:span></text:p>
      <text:h text:style-name="P62" text:outline-level="4">Windows Visual Studio x86 ( Static , Release )</text:h>
      <text:p text:style-name="P30"><text:span text:style-name="T1">cmake ..\lzo-2.09</text:span><text:line-break/><text:span text:style-name="T1">cd ..</text:span><text:line-break/><text:span text:style-name="T1">cmake-gui lzo</text:span><text:line-break/><text:line-break/><text:span text:style-name="T4">將</text:span><text:span text:style-name="T1">ENABLE_SHARED</text:span><text:span text:style-name="T4">關閉掉，打開</text:span><text:span text:style-name="T1">ENABLE_STATIC</text:span><text:span text:style-name="T4">，按下「</text:span><text:span text:style-name="T1">Configure</text:span><text:span text:style-name="T4">」，然後「</text:span><text:span text:style-name="T1">Generate</text:span><text:span text:style-name="T4">」。</text:span><text:line-break/><text:line-break/><text:span text:style-name="T4">如此可以產生</text:span><text:span text:style-name="T1">Visual Studio</text:span><text:span text:style-name="T4">的</text:span><text:span text:style-name="T1">sln</text:span><text:span text:style-name="T4">檔案，接下來選擇</text:span><text:span text:style-name="T1">lzo.sln</text:span><text:span text:style-name="T4">打開</text:span><text:span text:style-name="T1">Visual Studio</text:span><text:span text:style-name="T4">，選擇「</text:span><text:span text:style-name="T1">Release</text:span><text:span text:style-name="T4">」，並且開始編譯。</text:span></text:p>
      <text:h text:style-name="P62" text:outline-level="4">Windows Visual Studio x86 ( DLL , Debug )</text:h>
      <text:p text:style-name="P30"><text:span text:style-name="T1">cmake ..\lzo-2.09</text:span><text:line-break/><text:soft-page-break/><text:span text:style-name="T1">cd ..</text:span><text:line-break/><text:span text:style-name="T1">cmake-gui lzo</text:span><text:line-break/><text:line-break/><text:span text:style-name="T4">將</text:span><text:span text:style-name="T1">ENABLE_STATIC</text:span><text:span text:style-name="T4">關閉掉，打開</text:span><text:span text:style-name="T1">ENABLE_SHARED</text:span><text:span text:style-name="T4">，按下「</text:span><text:span text:style-name="T1">Configure</text:span><text:span text:style-name="T4">」，然後「</text:span><text:span text:style-name="T1">Generate</text:span><text:span text:style-name="T4">」，如此可以產生 </text:span><text:span text:style-name="T1">Visual Studio</text:span><text:span text:style-name="T4">的</text:span><text:span text:style-name="T1">sln</text:span><text:span text:style-name="T4">檔案。</text:span><text:line-break/><text:line-break/><text:span text:style-name="T4">打開「</text:span><text:span text:style-name="T1">lzo-2.09/include/lzo/lzoconf.h</text:span><text:span text:style-name="T4">」，在大約</text:span><text:span text:style-name="T1">220</text:span><text:span text:style-name="T4">行找到：</text:span><text:line-break/><text:line-break/><text:span text:style-name="T1">/* DLL export information */</text:span><text:line-break/><text:span text:style-name="T1">#if !defined(__LZO_EXPORT1)</text:span><text:line-break/><text:span text:style-name="T1">#  define __LZO_EXPORT1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修改成為：</text:span><text:line-break/><text:line-break/><text:span text:style-name="T1">/* DLL export information */</text:span><text:line-break/><text:span text:style-name="T1">#if !defined(__LZO_EXPORT1)</text:span><text:line-break/><text:span text:style-name="T1">#  define __LZO_EXPORT1 __declspec(dllexport)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接下來選擇</text:span><text:span text:style-name="T1">lzo.sln</text:span><text:span text:style-name="T4">打開</text:span><text:span text:style-name="T1">Visual Studio</text:span><text:span text:style-name="T4">，選擇「</text:span><text:span text:style-name="T1">Debug</text:span><text:span text:style-name="T4">」，並且開始編譯。</text:span></text:p>
      <text:h text:style-name="P62" text:outline-level="4">Windows Visual Studio x86 ( DLL , Release )</text:h>
      <text:p text:style-name="P30"><text:span text:style-name="T1">cmake ..\lzo-2.09</text:span><text:line-break/><text:span text:style-name="T1">cd ..</text:span><text:line-break/><text:span text:style-name="T1">cmake-gui lzo</text:span><text:line-break/><text:line-break/><text:span text:style-name="T4">將</text:span><text:span text:style-name="T1">ENABLE_STATIC</text:span><text:span text:style-name="T4">關閉掉，打開</text:span><text:span text:style-name="T1">ENABLE_SHARED</text:span><text:span text:style-name="T4">，按下「</text:span><text:span text:style-name="T1">Configure</text:span><text:span text:style-name="T4">」，然後「</text:span><text:span text:style-name="T1">Generate</text:span><text:span text:style-name="T4">」，如此可以產生 </text:span><text:span text:style-name="T1">Visual Studio</text:span><text:span text:style-name="T4">的</text:span><text:span text:style-name="T1">sln</text:span><text:span text:style-name="T4">檔案。</text:span><text:line-break/><text:line-break/><text:span text:style-name="T4">打開「</text:span><text:span text:style-name="T1">lzo-2.09/include/lzo/lzoconf.h</text:span><text:span text:style-name="T4">」，在大約</text:span><text:span text:style-name="T1">220</text:span><text:span text:style-name="T4">行找到：</text:span><text:line-break/><text:line-break/><text:span text:style-name="T1">/* DLL export information */</text:span><text:line-break/><text:span text:style-name="T1">#if !defined(__LZO_EXPORT1)</text:span><text:line-break/><text:span text:style-name="T1">#  define __LZO_EXPORT1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oft-page-break/><text:span text:style-name="T4">修改成為：</text:span><text:line-break/><text:line-break/><text:span text:style-name="T1">/* DLL export information */</text:span><text:line-break/><text:span text:style-name="T1">#if !defined(__LZO_EXPORT1)</text:span><text:line-break/><text:span text:style-name="T1">#  define __LZO_EXPORT1 __declspec(dllexport) /*empty*/</text:span><text:line-break/><text:span text:style-name="T1">#endif</text:span><text:line-break/><text:span text:style-name="T1">#if !defined(__LZO_EXPORT2)</text:span><text:line-break/><text:span text:style-name="T1">#  define __LZO_EXPORT2         /*empty*/</text:span><text:line-break/><text:span text:style-name="T1">#endif</text:span><text:line-break/><text:line-break/><text:span text:style-name="T4">接下來選擇</text:span><text:span text:style-name="T1">lzo.sln</text:span><text:span text:style-name="T4">打開</text:span><text:span text:style-name="T1">Visual Studio</text:span><text:span text:style-name="T4">，選擇「</text:span><text:span text:style-name="T1">Release</text:span><text:span text:style-name="T4">」，並且開始編譯。</text:span><text:line-break/></text:p>
      <text:h text:style-name="P4" text:outline-level="1"><text:span text:style-name="T15">Qt LZO</text:span><text:span text:style-name="T22">編譯說明</text:span></text:h>
      <text:p text:style-name="P68"/>
      <text:p text:style-name="P30"><text:line-break/><text:span text:style-name="T4">網站：</text:span><text:a xlink:type="simple" xlink:href="http://qtlzo.sourceforge.net/" text:style-name="Internet_20_link" text:visited-style-name="Visited_20_Internet_20_Link"><text:span text:style-name="T7">http://qtlzo.sourceforge.net</text:span></text:a><text:line-break/><text:span text:style-name="T4">原始碼：</text:span><text:a xlink:type="simple" xlink:href="https://sourceforge.net/projects/qtlzo/files/" text:style-name="Internet_20_link" text:visited-style-name="Visited_20_Internet_20_Link"><text:span text:style-name="T7">https://sourceforge.net/projects/qtlzo/files/</text:span></text:a><text:line-break/><text:span text:style-name="T4">版本：</text:span><text:span text:style-name="T1">2015-11-02</text:span></text:p>
      <text:p text:style-name="P68"/>
      <text:h text:style-name="P72" text:outline-level="3">目錄</text:h>
      <text:list xml:id="list7286084119629638438" text:style-name="L6">
        <text:list-item>
          <text:p text:style-name="P48"><text:span text:style-name="T15">Qt LZO</text:span><text:span text:style-name="T22">目錄結構</text:span></text:p>
        </text:list-item>
        <text:list-item>
          <text:p text:style-name="P48"><text:span text:style-name="T22">安排好</text:span><text:span text:style-name="T15">LZO library</text:span><text:span text:style-name="T22">的檔案位置</text:span></text:p>
        </text:list-item>
        <text:list-item>
          <text:p text:style-name="P48"><text:span text:style-name="T22">編譯</text:span><text:span text:style-name="T15">QtLzo</text:span></text:p>
        </text:list-item>
        <text:list-item>
          <text:p text:style-name="P18"><text:span text:style-name="T22">製作</text:span><text:span text:style-name="T15">QtLzo</text:span><text:span text:style-name="T22">文件</text:span></text:p>
        </text:list-item>
      </text:list>
      <text:p text:style-name="P34"/>
      <text:p text:style-name="P68"/>
      <text:h text:style-name="P70" text:outline-level="3"><text:span text:style-name="T13">Qt LZO</text:span><text:span text:style-name="T20">目錄結構</text:span></text:h>
      <text:list xml:id="list4533200401251868941" text:style-name="L7">
        <text:list-item>
          <text:p text:style-name="P40">QtLzo</text:p>
          <text:list>
            <text:list-item>
              <text:p text:style-name="P40">3rdparty</text:p>
              <text:list>
                <text:list-item>
                  <text:p text:style-name="P40">scripts</text:p>
                  <text:list>
                    <text:list-item>
                      <text:p text:style-name="P40">Update-LZO.js</text:p>
                    </text:list-item>
                  </text:list>
                </text:list-item>
                <text:list-item>
                  <text:p text:style-name="P40">sources</text:p>
                  <text:list>
                    <text:list-item>
                      <text:p text:style-name="P40">lzo-2.09.tar.gz</text:p>
                    </text:list-item>
                  </text:list>
                </text:list-item>
                <text:list-item>
                  <text:p text:style-name="P40">Windows</text:p>
                  <text:list>
                    <text:list-item>
                      <text:p text:style-name="P40">x64</text:p>
                      <text:list>
                        <text:list-item>
                          <text:p text:style-name="P40">Debug</text:p>
                          <text:list>
                            <text:list-item>
                              <text:p text:style-name="P40">dll</text:p>
                              <text:list>
                                <text:list-item>
                                  <text:p text:style-name="P40">lzo2.dll</text:p>
                                </text:list-item>
                                <text:list-item>
                                  <text:p text:style-name="P40"><text:soft-page-break/>lzo2.def</text:p>
                                </text:list-item>
                                <text:list-item>
                                  <text:p text:style-name="P40">lzo2.ilk</text:p>
                                </text:list-item>
                                <text:list-item>
                                  <text:p text:style-name="P40">lzo2.lib</text:p>
                                </text:list-item>
                                <text:list-item>
                                  <text:p text:style-name="P40">lzo2.pdb</text:p>
                                </text:list-item>
                              </text:list>
                            </text:list-item>
                            <text:list-item>
                              <text:p text:style-name="P40">lib</text:p>
                              <text:list>
                                <text:list-item>
                                  <text:p text:style-name="P40">lzo2.lib</text:p>
                                </text:list-item>
                              </text:list>
                            </text:list-item>
                          </text:list>
                        </text:list-item>
                        <text:list-item>
                          <text:p text:style-name="P40">Release</text:p>
                          <text:list>
                            <text:list-item>
                              <text:p text:style-name="P40">dll</text:p>
                              <text:list>
                                <text:list-item>
                                  <text:p text:style-name="P40">lzo2.dll</text:p>
                                </text:list-item>
                                <text:list-item>
                                  <text:p text:style-name="P40">lzo2.def</text:p>
                                </text:list-item>
                                <text:list-item>
                                  <text:p text:style-name="P40">lzo2.ilk</text:p>
                                </text:list-item>
                                <text:list-item>
                                  <text:p text:style-name="P40">lzo2.lib</text:p>
                                </text:list-item>
                                <text:list-item>
                                  <text:p text:style-name="P40">lzo2.pdb</text:p>
                                </text:list-item>
                              </text:list>
                            </text:list-item>
                            <text:list-item>
                              <text:p text:style-name="P40">lib</text:p>
                              <text:list>
                                <text:list-item>
                                  <text:p text:style-name="P40">lzo2.lib</text:p>
                                </text:list-item>
                              </text:list>
                            </text:list-item>
                          </text:list>
                        </text:list-item>
                      </text:list>
                    </text:list-item>
                    <text:list-item>
                      <text:p text:style-name="P40">x86</text:p>
                      <text:list>
                        <text:list-item>
                          <text:p text:style-name="P40">Debug</text:p>
                          <text:list>
                            <text:list-item>
                              <text:p text:style-name="P40">dll</text:p>
                              <text:list>
                                <text:list-item>
                                  <text:p text:style-name="P40">lzo2.dll</text:p>
                                </text:list-item>
                                <text:list-item>
                                  <text:p text:style-name="P40">lzo2.def</text:p>
                                </text:list-item>
                                <text:list-item>
                                  <text:p text:style-name="P40">lzo2.ilk</text:p>
                                </text:list-item>
                                <text:list-item>
                                  <text:p text:style-name="P40">lzo2.lib</text:p>
                                </text:list-item>
                                <text:list-item>
                                  <text:p text:style-name="P40">lzo2.pdb</text:p>
                                </text:list-item>
                              </text:list>
                            </text:list-item>
                            <text:list-item>
                              <text:p text:style-name="P40">lib</text:p>
                              <text:list>
                                <text:list-item>
                                  <text:p text:style-name="P40">lzo2.lib</text:p>
                                </text:list-item>
                              </text:list>
                            </text:list-item>
                          </text:list>
                        </text:list-item>
                        <text:list-item>
                          <text:p text:style-name="P40">Release</text:p>
                          <text:list>
                            <text:list-item>
                              <text:p text:style-name="P40">dll</text:p>
                              <text:list>
                                <text:list-item>
                                  <text:p text:style-name="P40">lzo2.dll</text:p>
                                </text:list-item>
                                <text:list-item>
                                  <text:p text:style-name="P40">lzo2.def</text:p>
                                </text:list-item>
                                <text:list-item>
                                  <text:p text:style-name="P40">lzo2.ilk</text:p>
                                </text:list-item>
                                <text:list-item>
                                  <text:p text:style-name="P40">lzo2.lib</text:p>
                                </text:list-item>
                                <text:list-item>
                                  <text:p text:style-name="P40">lzo2.pdb</text:p>
                                </text:list-item>
                              </text:list>
                            </text:list-item>
                            <text:list-item>
                              <text:p text:style-name="P40">lib</text:p>
                              <text:list>
                                <text:list-item>
                                  <text:p text:style-name="P40">lzo2.lib</text:p>
                                </text:list-item>
                              </text:list>
                            </text:list-item>
                          </text:list>
                        </text:list-item>
                      </text:list>
                    </text:list-item>
                  </text:list>
                </text:list-item>
              </text:list>
            </text:list-item>
            <text:list-item>
              <text:p text:style-name="P40">doc</text:p>
              <text:list>
                <text:list-item>
                  <text:p text:style-name="P40">HTML</text:p>
                  <text:list>
                    <text:list-item>
                      <text:p text:style-name="P40">index.html</text:p>
                    </text:list-item>
                  </text:list>
                </text:list-item>
                <text:list-item>
                  <text:p text:style-name="P40">ODT</text:p>
                  <text:list>
                    <text:list-item>
                      <text:p text:style-name="P40">QtLZO.odt</text:p>
                    </text:list-item>
                    <text:list-item>
                      <text:p text:style-name="P40">QtLZO-TW.odt</text:p>
                    </text:list-item>
                    <text:list-item>
                      <text:p text:style-name="P40">QtLZO-CN.odt</text:p>
                    </text:list-item>
                  </text:list>
                </text:list-item>
                <text:list-item>
                  <text:p text:style-name="P40"><text:soft-page-break/>PDF</text:p>
                  <text:list>
                    <text:list-item>
                      <text:p text:style-name="P40">QtLZO.pdf</text:p>
                    </text:list-item>
                    <text:list-item>
                      <text:p text:style-name="P40">QtLZO-TW.pdf</text:p>
                    </text:list-item>
                    <text:list-item>
                      <text:p text:style-name="P40">QtLZO-CN.pdf</text:p>
                    </text:list-item>
                  </text:list>
                </text:list-item>
                <text:list-item>
                  <text:p text:style-name="P40">Qt</text:p>
                  <text:list>
                    <text:list-item>
                      <text:p text:style-name="P40">cn</text:p>
                      <text:list>
                        <text:list-item>
                          <text:p text:style-name="P40">examples.html</text:p>
                        </text:list-item>
                        <text:list-item>
                          <text:p text:style-name="P40">index.html</text:p>
                        </text:list-item>
                        <text:list-item>
                          <text:p text:style-name="P40">lzo.html</text:p>
                        </text:list-item>
                        <text:list-item>
                          <text:p text:style-name="P40">others.html</text:p>
                        </text:list-item>
                        <text:list-item>
                          <text:p text:style-name="P40">qtlzo.html</text:p>
                        </text:list-item>
                        <text:list-item>
                          <text:p text:style-name="P40">source.html</text:p>
                        </text:list-item>
                        <text:list-item>
                          <text:p text:style-name="P40">Replacements.txt</text:p>
                        </text:list-item>
                      </text:list>
                    </text:list-item>
                    <text:list-item>
                      <text:p text:style-name="P40">en</text:p>
                      <text:list>
                        <text:list-item>
                          <text:p text:style-name="P40">examples.html</text:p>
                        </text:list-item>
                        <text:list-item>
                          <text:p text:style-name="P40">index.html</text:p>
                        </text:list-item>
                        <text:list-item>
                          <text:p text:style-name="P40">lzo.html</text:p>
                        </text:list-item>
                        <text:list-item>
                          <text:p text:style-name="P40">others.html</text:p>
                        </text:list-item>
                        <text:list-item>
                          <text:p text:style-name="P40">qtlzo.html</text:p>
                        </text:list-item>
                        <text:list-item>
                          <text:p text:style-name="P40">source.html</text:p>
                        </text:list-item>
                      </text:list>
                    </text:list-item>
                    <text:list-item>
                      <text:p text:style-name="P40">tw</text:p>
                      <text:list>
                        <text:list-item>
                          <text:p text:style-name="P40">examples.html</text:p>
                        </text:list-item>
                        <text:list-item>
                          <text:p text:style-name="P40">index.html</text:p>
                        </text:list-item>
                        <text:list-item>
                          <text:p text:style-name="P40">lzo.html</text:p>
                        </text:list-item>
                        <text:list-item>
                          <text:p text:style-name="P40">others.html</text:p>
                        </text:list-item>
                        <text:list-item>
                          <text:p text:style-name="P40">qtlzo.html</text:p>
                        </text:list-item>
                        <text:list-item>
                          <text:p text:style-name="P40">source.html</text:p>
                        </text:list-item>
                      </text:list>
                    </text:list-item>
                    <text:list-item>
                      <text:p text:style-name="P40">classic.css</text:p>
                    </text:list-item>
                    <text:list-item>
                      <text:p text:style-name="P40">index.html</text:p>
                    </text:list-item>
                    <text:list-item>
                      <text:p text:style-name="P40">Qt.pri</text:p>
                    </text:list-item>
                    <text:list-item>
                      <text:p text:style-name="P40">QtLzo.qhp</text:p>
                    </text:list-item>
                  </text:list>
                </text:list-item>
                <text:list-item>
                  <text:p text:style-name="P40">TeX</text:p>
                  <text:list>
                    <text:list-item>
                      <text:p text:style-name="P40">QtLZO.tex</text:p>
                    </text:list-item>
                  </text:list>
                </text:list-item>
              </text:list>
            </text:list-item>
            <text:list-item>
              <text:p text:style-name="P40">examples</text:p>
              <text:list>
                <text:list-item>
                  <text:p text:style-name="P40">lzotool</text:p>
                  <text:list>
                    <text:list-item>
                      <text:p text:style-name="P40">lzotool.cpp</text:p>
                    </text:list-item>
                    <text:list-item>
                      <text:p text:style-name="P40">lzotool.ico</text:p>
                    </text:list-item>
                    <text:list-item>
                      <text:p text:style-name="P40">lzotool.pro</text:p>
                    </text:list-item>
                    <text:list-item>
                      <text:p text:style-name="P40">lzotool.rc</text:p>
                    </text:list-item>
                    <text:list-item>
                      <text:p text:style-name="P40">LZO.js</text:p>
                    </text:list-item>
                  </text:list>
                </text:list-item>
                <text:list-item>
                  <text:p text:style-name="P40">examples.pro</text:p>
                </text:list-item>
              </text:list>
            </text:list-item>
            <text:list-item>
              <text:p text:style-name="P40"><text:soft-page-break/>include</text:p>
              <text:list>
                <text:list-item>
                  <text:p text:style-name="P40">QtLzo</text:p>
                  <text:list>
                    <text:list-item>
                      <text:p text:style-name="P40">lzo</text:p>
                      <text:list>
                        <text:list-item>
                          <text:p text:style-name="P40">LZO Header files</text:p>
                        </text:list-item>
                      </text:list>
                    </text:list-item>
                    <text:list-item>
                      <text:p text:style-name="P40">headers.pri</text:p>
                    </text:list-item>
                    <text:list-item>
                      <text:p text:style-name="P40">QtLzo</text:p>
                    </text:list-item>
                    <text:list-item>
                      <text:p text:style-name="P40">qtlzo.hpp</text:p>
                    </text:list-item>
                  </text:list>
                </text:list-item>
              </text:list>
            </text:list-item>
            <text:list-item>
              <text:p text:style-name="P40">src</text:p>
              <text:list>
                <text:list-item>
                  <text:p text:style-name="P40">Embedded</text:p>
                  <text:list>
                    <text:list-item>
                      <text:p text:style-name="P40">LZO</text:p>
                      <text:list>
                        <text:list-item>
                          <text:p text:style-name="P40">lzo</text:p>
                          <text:list>
                            <text:list-item>
                              <text:p text:style-name="P40">LZO Header files</text:p>
                            </text:list-item>
                          </text:list>
                        </text:list-item>
                        <text:list-item>
                          <text:p text:style-name="P40">LZO.pri</text:p>
                        </text:list-item>
                        <text:list-item>
                          <text:p text:style-name="P40">qtlzo.cpp</text:p>
                        </text:list-item>
                        <text:list-item>
                          <text:p text:style-name="P40">qtlzo.hpp</text:p>
                        </text:list-item>
                        <text:list-item>
                          <text:p text:style-name="P40">ScriptableLzo.cpp</text:p>
                        </text:list-item>
                      </text:list>
                    </text:list-item>
                  </text:list>
                </text:list-item>
                <text:list-item>
                  <text:p text:style-name="P40">QtLzo</text:p>
                  <text:list>
                    <text:list-item>
                      <text:p text:style-name="P40">qtlzo.cpp</text:p>
                    </text:list-item>
                    <text:list-item>
                      <text:p text:style-name="P40">ScriptableLzo.cpp</text:p>
                    </text:list-item>
                    <text:list-item>
                      <text:p text:style-name="P40">QtLzo.pro</text:p>
                    </text:list-item>
                  </text:list>
                </text:list-item>
                <text:list-item>
                  <text:p text:style-name="P40">src.pro</text:p>
                </text:list-item>
              </text:list>
            </text:list-item>
            <text:list-item>
              <text:p text:style-name="P40">tests</text:p>
              <text:list>
                <text:list-item>
                  <text:p text:style-name="P40">auto</text:p>
                  <text:list>
                    <text:list-item>
                      <text:p text:style-name="P40">cmake</text:p>
                      <text:list>
                        <text:list-item>
                          <text:p text:style-name="P40">cmake.pro</text:p>
                        </text:list-item>
                        <text:list-item>
                          <text:p text:style-name="P40">CMakeLists</text:p>
                        </text:list-item>
                      </text:list>
                    </text:list-item>
                    <text:list-item>
                      <text:p text:style-name="P40">auto.pro</text:p>
                    </text:list-item>
                  </text:list>
                </text:list-item>
                <text:list-item>
                  <text:p text:style-name="P9">tests.pro</text:p>
                </text:list-item>
              </text:list>
            </text:list-item>
          </text:list>
        </text:list-item>
      </text:list>
      <text:p text:style-name="P68"/>
      <text:h text:style-name="P70" text:outline-level="3"><text:span text:style-name="T20">安排好</text:span><text:span text:style-name="T13">LZO library</text:span><text:span text:style-name="T20">的檔案位置</text:span></text:h>
      <text:p text:style-name="P31"><text:span text:style-name="T22">如果您使用</text:span><text:span text:style-name="T15">Unix</text:span><text:span text:style-name="T22">系統，您只需要將</text:span><text:span text:style-name="T15">LZO</text:span><text:span text:style-name="T22">函式庫以正常方式編譯安裝到內定目錄即可。如果您使用</text:span><text:span text:style-name="T15">Windows</text:span><text:span text:style-name="T22">系統，那麼您需要選取所需要的函式 庫，擺到內定的編譯環境目錄下。</text:span></text:p>
      <text:h text:style-name="P62" text:outline-level="4">Unix</text:h>
      <text:p text:style-name="P30"><text:line-break/><text:span text:style-name="T1">Unix</text:span><text:span text:style-name="T4">下編譯</text:span><text:span text:style-name="T1">LZO</text:span><text:span text:style-name="T4">函式庫，只需要使用</text:span><text:span text:style-name="T1">cmake</text:span><text:span text:style-name="T4">編譯安裝到內定位置即可。</text:span><text:line-break/><text:line-break/><text:span text:style-name="T1">cmake ..\lzo-2.09</text:span><text:line-break/><text:span text:style-name="T1">make</text:span><text:line-break/><text:span text:style-name="T1">make install</text:span></text:p>
      <text:h text:style-name="P62" text:outline-level="4"><text:soft-page-break/>Windows</text:h>
      <text:p text:style-name="P30"><text:line-break/><text:span text:style-name="T1">Windows</text:span><text:span text:style-name="T4">平台需要依照不同的架構來擺放需要的檔案。</text:span><text:line-break/><text:line-break/><text:line-break/><text:span text:style-name="T2">x64 Static</text:span></text:p>
      <text:list xml:id="list8033426808101901681" text:style-name="L8">
        <text:list-item>
          <text:p text:style-name="P41">QtLzo\3rdparty\Windows\x64\Debug\lib\lzo2.lib</text:p>
        </text:list-item>
        <text:list-item>
          <text:p text:style-name="P10">QtLzo\3rdparty\Windows\x64\Release\lib\lzo2.lib</text:p>
        </text:list-item>
      </text:list>
      <text:p text:style-name="P30"><text:span text:style-name="T4">將「</text:span><text:span text:style-name="T1">QtLzo\3rdparty\Windows\x64\Debug\lib\lzo2.lib</text:span><text:span text:style-name="T4">」更名為「</text:span><text:span text:style-name="T1">lzo2d.lib</text:span><text:span text:style-name="T4">」。</text:span><text:line-break/><text:line-break/><text:span text:style-name="T4">將「</text:span><text:span text:style-name="T1">lzo2.lib</text:span><text:span text:style-name="T4">」及「</text:span><text:span text:style-name="T1">lzo2d.lib</text:span><text:span text:style-name="T4">」複製到「</text:span><text:span text:style-name="T1">QtTargetDirectory\lib</text:span><text:span text:style-name="T4">」當中即可使用靜態編譯的</text:span><text:span text:style-name="T1">Lzo</text:span><text:span text:style-name="T4">函式庫。</text:span><text:line-break/><text:line-break/><text:span text:style-name="T2">x64 Shared</text:span></text:p>
      <text:list xml:id="list1338256150948931036" text:style-name="L9">
        <text:list-item>
          <text:p text:style-name="P42">QtLzo\3rdparty\Windows\x64\Debug\dll\lzo2.dll</text:p>
        </text:list-item>
        <text:list-item>
          <text:p text:style-name="P42">QtLzo\3rdparty\Windows\x64\Debug\dll\lzo2.lib</text:p>
        </text:list-item>
        <text:list-item>
          <text:p text:style-name="P42">QtLzo\3rdparty\Windows\x64\Debug\dll\lzo2.ilk</text:p>
        </text:list-item>
        <text:list-item>
          <text:p text:style-name="P42">QtLzo\3rdparty\Windows\x64\Debug\dll\lzo2.pdb</text:p>
        </text:list-item>
        <text:list-item>
          <text:p text:style-name="P42">QtLzo\3rdparty\Windows\x64\Release\dll\lzo2.dll</text:p>
        </text:list-item>
        <text:list-item>
          <text:p text:style-name="P11">QtLzo\3rdparty\Windows\x64\Release\dll\lzo2.lib</text:p>
        </text:list-item>
      </text:list>
      <text:p text:style-name="P30"><text:line-break/><text:span text:style-name="T4">將「</text:span><text:span text:style-name="T1">QtLzo\3rdparty\Windows\x64\Debug\lib\lzo2.dll</text:span><text:span text:style-name="T4">」更名為「</text:span><text:span text:style-name="T1">lzo2d.dll</text:span><text:span text:style-name="T4">」。</text:span><text:line-break/><text:span text:style-name="T4">將「</text:span><text:span text:style-name="T1">QtLzo\3rdparty\Windows\x64\Debug\lib\lzo2.lib</text:span><text:span text:style-name="T4">」更名為「</text:span><text:span text:style-name="T1">lzo2d.lib</text:span><text:span text:style-name="T4">」。</text:span><text:line-break/><text:line-break/><text:span text:style-name="T4">將「</text:span><text:span text:style-name="T1">lzo2.dll</text:span><text:span text:style-name="T4">」及「</text:span><text:span text:style-name="T1">lzo2d.dll</text:span><text:span text:style-name="T4">」複製到「</text:span><text:span text:style-name="T1">QtTargetDirectory\bin</text:span><text:span text:style-name="T4">」。</text:span><text:line-break/><text:line-break/><text:span text:style-name="T4">將「</text:span><text:span text:style-name="T1">lzo2.ilk</text:span><text:span text:style-name="T4">」、「</text:span><text:span text:style-name="T1">lzo2.pdb</text:span><text:span text:style-name="T4">」、「</text:span><text:span text:style-name="T1">lzo2.lib</text:span><text:span text:style-name="T4">」及「</text:span><text:span text:style-name="T1">lzo2d.lib</text:span><text:span text:style-name="T4">」複製到 「</text:span><text:span text:style-name="T1">QtTargetDirectory\lib</text:span><text:span text:style-name="T4">」當中即可使用靜態編譯的</text:span><text:span text:style-name="T1">Lzo</text:span><text:span text:style-name="T4">函式庫。</text:span><text:line-break/><text:line-break/><text:line-break/><text:span text:style-name="T2">x86 Static</text:span></text:p>
      <text:list xml:id="list4394268416207486433" text:style-name="L10">
        <text:list-item>
          <text:p text:style-name="P43">QtLzo\3rdparty\Windows\x86\Debug\lib\lzo2.lib</text:p>
        </text:list-item>
        <text:list-item>
          <text:p text:style-name="P12">QtLzo\3rdparty\Windows\x86\Release\lib\lzo2.lib</text:p>
        </text:list-item>
      </text:list>
      <text:p text:style-name="P30"><text:line-break/><text:span text:style-name="T4">將「</text:span><text:span text:style-name="T1">QtLzo\3rdparty\Windows\x86\Debug\lib\lzo2.lib</text:span><text:span text:style-name="T4">」更名為「</text:span><text:span text:style-name="T1">lzo2d.lib</text:span><text:span text:style-name="T4">」。</text:span><text:line-break/><text:line-break/><text:span text:style-name="T4">將「</text:span><text:span text:style-name="T1">lzo2.lib</text:span><text:span text:style-name="T4">」及「</text:span><text:span text:style-name="T1">lzo2d.lib</text:span><text:span text:style-name="T4">」複製到「</text:span><text:span text:style-name="T1">QtTargetDirectory\lib</text:span><text:span text:style-name="T4">」當中即可使用靜態編譯的</text:span><text:span text:style-name="T1">Lzo</text:span><text:span text:style-name="T4">函式庫。</text:span><text:line-break/><text:line-break/><text:span text:style-name="T2">x86 Shared</text:span></text:p>
      <text:list xml:id="list5357426306324462976" text:style-name="L11">
        <text:list-item>
          <text:p text:style-name="P44">QtLzo\3rdparty\Windows\x86\Debug\dll\lzo2.dll</text:p>
        </text:list-item>
        <text:list-item>
          <text:p text:style-name="P44">QtLzo\3rdparty\Windows\x86\Debug\dll\lzo2.lib</text:p>
        </text:list-item>
        <text:list-item>
          <text:p text:style-name="P44">QtLzo\3rdparty\Windows\x86\Debug\dll\lzo2.ilk</text:p>
        </text:list-item>
        <text:list-item>
          <text:p text:style-name="P44"><text:soft-page-break/>QtLzo\3rdparty\Windows\x86\Debug\dll\lzo2.pdb</text:p>
        </text:list-item>
        <text:list-item>
          <text:p text:style-name="P44">QtLzo\3rdparty\Windows\x86\Release\dll\lzo2.dll</text:p>
        </text:list-item>
        <text:list-item>
          <text:p text:style-name="P13">QtLzo\3rdparty\Windows\x86\Release\dll\lzo2.lib</text:p>
        </text:list-item>
      </text:list>
      <text:p text:style-name="P30"><text:span text:style-name="T4">將「</text:span><text:span text:style-name="T1">QtLzo\3rdparty\Windows\x86\Debug\lib\lzo2.dll</text:span><text:span text:style-name="T4">」更名為「</text:span><text:span text:style-name="T1">lzo2d.dll</text:span><text:span text:style-name="T4">」。</text:span><text:line-break/><text:span text:style-name="T4">將「</text:span><text:span text:style-name="T1">QtLzo\3rdparty\Windows\x86\Debug\lib\lzo2.lib</text:span><text:span text:style-name="T4">」更名為「</text:span><text:span text:style-name="T1">lzo2d.lib</text:span><text:span text:style-name="T4">」。</text:span><text:line-break/><text:line-break/><text:span text:style-name="T4">將「</text:span><text:span text:style-name="T1">lzo2.dll</text:span><text:span text:style-name="T4">」及「</text:span><text:span text:style-name="T1">lzo2d.dll</text:span><text:span text:style-name="T4">」複製到「</text:span><text:span text:style-name="T1">QtTargetDirectory\bin</text:span><text:span text:style-name="T4">」。</text:span><text:line-break/><text:line-break/><text:span text:style-name="T4">將「</text:span><text:span text:style-name="T1">lzo2.ilk</text:span><text:span text:style-name="T4">」、「</text:span><text:span text:style-name="T1">lzo2.pdb</text:span><text:span text:style-name="T4">」、「</text:span><text:span text:style-name="T1">lzo2.lib</text:span><text:span text:style-name="T4">」及「</text:span><text:span text:style-name="T1">lzo2d.lib</text:span><text:span text:style-name="T4">」複製到 「</text:span><text:span text:style-name="T1">QtTargetDirectory\lib</text:span><text:span text:style-name="T4">」當中即可使用靜態編譯的</text:span><text:span text:style-name="T1">Lzo</text:span><text:span text:style-name="T4">函式庫。</text:span></text:p>
      <text:p text:style-name="P68"/>
      <text:h text:style-name="P70" text:outline-level="3"><text:span text:style-name="T20">編譯</text:span><text:span text:style-name="T13">QtLzo</text:span></text:h>
      <text:p text:style-name="P30"><text:span text:style-name="T4">將</text:span><text:span text:style-name="T1">LZO</text:span><text:span text:style-name="T4">函式庫安排好位置後，便可以準備開始編譯</text:span><text:span text:style-name="T1">QtLzo</text:span><text:span text:style-name="T4">。</text:span><text:line-break/><text:line-break/><text:span text:style-name="T4">您需要使用</text:span><text:span text:style-name="T1">Qt</text:span><text:span text:style-name="T4">的原始碼來編譯</text:span><text:span text:style-name="T1">QtLzo</text:span><text:span text:style-name="T4">模組，</text:span><text:span text:style-name="T1">QtLzo</text:span><text:span text:style-name="T4">模組的擺設位置如下：</text:span></text:p>
      <text:list xml:id="list2724390045740973889" text:style-name="L12">
        <text:list-item>
          <text:p text:style-name="P45">QtTargetDirectory</text:p>
        </text:list-item>
        <text:list-item>
          <text:p text:style-name="P45">QtSourceDirectory</text:p>
          <text:list>
            <text:list-item>
              <text:p text:style-name="P45">QtLzo</text:p>
            </text:list-item>
            <text:list-item>
              <text:p text:style-name="P45">qtbase</text:p>
            </text:list-item>
            <text:list-item>
              <text:p text:style-name="P45">gnuwin32</text:p>
            </text:list-item>
            <text:list-item>
              <text:p text:style-name="P14">...</text:p>
            </text:list-item>
          </text:list>
        </text:list-item>
      </text:list>
      <text:p text:style-name="P30"><text:span text:style-name="T4">編譯</text:span><text:span text:style-name="T1">Qt</text:span><text:span text:style-name="T4">一般使用原始碼與目標目錄分開的方式，</text:span><text:span text:style-name="T1">QtTargetDirectory</text:span><text:span text:style-name="T4">是</text:span><text:span text:style-name="T1">Qt</text:span><text:span text:style-name="T4">編譯完成後的最終目 錄，</text:span><text:span text:style-name="T1">QtSourceDirectory</text:span><text:span text:style-name="T4">是</text:span><text:span text:style-name="T1">Qt</text:span><text:span text:style-name="T4">的原始碼目錄。</text:span><text:line-break/><text:line-break/><text:span text:style-name="T4">當您編譯完成</text:span><text:span text:style-name="T1">Qt</text:span><text:span text:style-name="T4">以後，不要進行任何清除的動作，將</text:span><text:span text:style-name="T1">QtLzo</text:span><text:span text:style-name="T4">解壓縮以後，擺到</text:span><text:span text:style-name="T1">QtSourceDirectory</text:span><text:span text:style-name="T4">目錄當中，並且更名為 </text:span><text:span text:style-name="T1">QtLzo</text:span><text:span text:style-name="T4">。</text:span></text:p>
      <text:h text:style-name="P62" text:outline-level="4">Unix</text:h>
      <text:p text:style-name="P30"><text:span text:style-name="T1">cd QtLzo</text:span><text:line-break/><text:span text:style-name="T1">qmake</text:span><text:line-break/><text:span text:style-name="T1">make</text:span><text:line-break/><text:span text:style-name="T1">make install</text:span></text:p>
      <text:h text:style-name="P62" text:outline-level="4">Windows</text:h>
      <text:p text:style-name="P30"><text:span text:style-name="T1">cd QtLzo</text:span><text:line-break/><text:span text:style-name="T1">qmake</text:span><text:line-break/><text:span text:style-name="T1">nmake</text:span><text:line-break/><text:span text:style-name="T1">nmake install</text:span><text:line-break/><text:line-break/><text:span text:style-name="T4">或是</text:span><text:line-break/><text:line-break/><text:soft-page-break/><text:span text:style-name="T1">cd QtLzo</text:span><text:line-break/><text:span text:style-name="T1">qmake</text:span><text:line-break/><text:span text:style-name="T1">jom</text:span><text:line-break/><text:span text:style-name="T1">nmake install</text:span><text:line-break/><text:line-break/><text:span text:style-name="T4">如此即可完成。</text:span></text:p>
      <text:p text:style-name="P68"/>
      <text:h text:style-name="P61" text:outline-level="4"><text:span text:style-name="T21">製作</text:span><text:span text:style-name="T14">QtLzo</text:span><text:span text:style-name="T21">文件</text:span></text:h>
      <text:p text:style-name="P30"><text:span text:style-name="T4">切換到「</text:span><text:span text:style-name="T1">QtLzo\doc\Qt</text:span><text:span text:style-name="T4">」目錄當中：</text:span><text:line-break/><text:line-break/><text:span text:style-name="T3">cd QtLzo\doc\Qt</text:span><text:span text:style-name="T2"><text:line-break/></text:span><text:span text:style-name="T3">qhelpgenerator.exe QtLzo.qhp -o QtLzo.qch</text:span></text:p>
      <text:h text:style-name="P61" text:outline-level="4"><text:span text:style-name="T21">新增文件到</text:span><text:span text:style-name="T14">Qt Creator</text:span></text:h>
      <text:p text:style-name="P30"><text:line-break/><text:span text:style-name="T4">打開</text:span><text:span text:style-name="T1">Qt Assistant</text:span><text:span text:style-name="T4">，「工具」→「選項」→「說明」→「文件」→「新增」，選取</text:span><text:span text:style-name="T1">QtLzo.qch</text:span><text:span text:style-name="T4">，按下完成即可新增。</text:span></text:p>
      <text:h text:style-name="P61" text:outline-level="4"><text:span text:style-name="T21">新增文件到</text:span><text:span text:style-name="T14">Qt Assistant</text:span></text:h>
      <text:p text:style-name="P30"><text:line-break/><text:span text:style-name="T4">打開</text:span><text:span text:style-name="T1">Qt Assistant</text:span><text:span text:style-name="T4">，「編輯」→「喜好設定」→「文件」→「新增」，選取</text:span><text:span text:style-name="T1">QtLzo.qch</text:span><text:span text:style-name="T4">，按下完成即可新增。</text:span> </text:p>
      <text:p text:style-name="P30"/>
      <text:h text:style-name="P4" text:outline-level="1"><text:span text:style-name="T15">Qt LZO</text:span><text:span text:style-name="T22">類別使用說明</text:span></text:h>
      <text:p text:style-name="P68"/>
      <text:h text:style-name="P72" text:outline-level="3">目錄</text:h>
      <text:list xml:id="list4586724908139328481" text:style-name="L13">
        <text:list-item>
          <text:p text:style-name="P37"><text:a xlink:type="simple" xlink:href="http://qtlzo.sourceforge.net/tw/qtlzo.html#QtLzo" text:style-name="Internet_20_link" text:visited-style-name="Visited_20_Internet_20_Link"><text:span text:style-name="T1">QtLzo</text:span></text:a><text:a xlink:type="simple" xlink:href="http://qtlzo.sourceforge.net/tw/qtlzo.html#QtLzo" text:style-name="Internet_20_link" text:visited-style-name="Visited_20_Internet_20_Link"><text:span text:style-name="T4">類別</text:span></text:a></text:p>
        </text:list-item>
        <text:list-item>
          <text:p text:style-name="P37"><text:a xlink:type="simple" xlink:href="http://qtlzo.sourceforge.net/tw/qtlzo.html#ScriptableLzo" text:style-name="Internet_20_link" text:visited-style-name="Visited_20_Internet_20_Link"><text:span text:style-name="T1">ScriptableLzo</text:span></text:a><text:a xlink:type="simple" xlink:href="http://qtlzo.sourceforge.net/tw/qtlzo.html#ScriptableLzo" text:style-name="Internet_20_link" text:visited-style-name="Visited_20_Internet_20_Link"><text:span text:style-name="T4">類別</text:span></text:a></text:p>
        </text:list-item>
        <text:list-item>
          <text:p text:style-name="P6"><text:a xlink:type="simple" xlink:href="http://qtlzo.sourceforge.net/tw/qtlzo.html#Functions" text:style-name="Internet_20_link" text:visited-style-name="Visited_20_Internet_20_Link"><text:span text:style-name="T1">QtLzo</text:span></text:a><text:a xlink:type="simple" xlink:href="http://qtlzo.sourceforge.net/tw/qtlzo.html#Functions" text:style-name="Internet_20_link" text:visited-style-name="Visited_20_Internet_20_Link"><text:span text:style-name="T4">函數</text:span></text:a></text:p>
        </text:list-item>
      </text:list>
      <text:p text:style-name="P34"/>
      <text:p text:style-name="P68"/>
      <text:h text:style-name="P70" text:outline-level="3"><text:bookmark text:name="QtLzo"/><text:span text:style-name="T13">QtLzo</text:span><text:span text:style-name="T20">類別</text:span></text:h>
      <text:h text:style-name="P60" text:outline-level="4">功能</text:h>
      <text:p text:style-name="P31"><text:span text:style-name="T22">處理數據的</text:span><text:span text:style-name="T15">LZO</text:span><text:span text:style-name="T22">壓縮及解壓縮功能。</text:span></text:p>
      <text:h text:style-name="P60" text:outline-level="4"><text:soft-page-break/>宣告</text:h>
      <text:p text:style-name="P30"><text:span text:style-name="T7">class</text:span><text:span text:style-name="T8"> </text:span><text:span text:style-name="T7">QtLzo</text:span></text:p>
      <text:p text:style-name="P74">{</text:p>
      <text:p text:style-name="P75"><text:span text:style-name="T25"><text:s text:c="2"/></text:span><text:span text:style-name="T28">public</text:span><text:span text:style-name="T16">:</text:span></text:p>
      <text:p text:style-name="P75"><text:span text:style-name="T25"><text:s text:c="4"/></text:span><text:span text:style-name="T28">typedef</text:span><text:span text:style-name="T26"> </text:span><text:span text:style-name="T28">enum</text:span><text:span text:style-name="T26"> <text:s text:c="5"/></text:span><text:span text:style-name="T16">{</text:span></text:p>
      <text:p text:style-name="P75"><text:span text:style-name="T25"><text:s text:c="6"/></text:span><text:span text:style-name="T30">LZO1x</text:span><text:span text:style-name="T26"> <text:s text:c="5"/></text:span><text:span text:style-name="T16">=</text:span><text:span text:style-name="T26"> <text:s/></text:span><text:span text:style-name="T32">1</text:span><text:span text:style-name="T26"> </text:span><text:span text:style-name="T16">,</text:span></text:p>
      <text:p text:style-name="P75"><text:span text:style-name="T25"><text:s text:c="6"/></text:span><text:span text:style-name="T30">LZO1</text:span><text:span text:style-name="T26"> <text:s text:c="6"/></text:span><text:span text:style-name="T16">=</text:span><text:span text:style-name="T26"> <text:s/></text:span><text:span text:style-name="T32">2</text:span><text:span text:style-name="T26"> </text:span><text:span text:style-name="T16">,</text:span></text:p>
      <text:p text:style-name="P75"><text:span text:style-name="T25"><text:s text:c="6"/></text:span><text:span text:style-name="T30">LZO1_99</text:span><text:span text:style-name="T26"> <text:s text:c="3"/></text:span><text:span text:style-name="T16">=</text:span><text:span text:style-name="T26"> <text:s/></text:span><text:span text:style-name="T32">3</text:span><text:span text:style-name="T26"> </text:span><text:span text:style-name="T16">,</text:span></text:p>
      <text:p text:style-name="P75"><text:span text:style-name="T25"><text:s text:c="6"/></text:span><text:span text:style-name="T30">LZO1a</text:span><text:span text:style-name="T26"> <text:s text:c="5"/></text:span><text:span text:style-name="T16">=</text:span><text:span text:style-name="T26"> <text:s/></text:span><text:span text:style-name="T32">4</text:span><text:span text:style-name="T26"> </text:span><text:span text:style-name="T16">,</text:span></text:p>
      <text:p text:style-name="P75"><text:span text:style-name="T25"><text:s text:c="6"/></text:span><text:span text:style-name="T30">LZO1a_99</text:span><text:span text:style-name="T26"> <text:s text:c="2"/></text:span><text:span text:style-name="T16">=</text:span><text:span text:style-name="T26"> <text:s/></text:span><text:span text:style-name="T32">5</text:span><text:span text:style-name="T26"> </text:span><text:span text:style-name="T16">,</text:span></text:p>
      <text:p text:style-name="P75"><text:span text:style-name="T25"><text:s text:c="6"/></text:span><text:span text:style-name="T30">LZO1b</text:span><text:span text:style-name="T26"> <text:s text:c="5"/></text:span><text:span text:style-name="T16">=</text:span><text:span text:style-name="T26"> <text:s/></text:span><text:span text:style-name="T32">6</text:span><text:span text:style-name="T26"> </text:span><text:span text:style-name="T16">,</text:span></text:p>
      <text:p text:style-name="P75"><text:span text:style-name="T25"><text:s text:c="6"/></text:span><text:span text:style-name="T30">LZO1b_99</text:span><text:span text:style-name="T26"> <text:s text:c="2"/></text:span><text:span text:style-name="T16">=</text:span><text:span text:style-name="T26"> <text:s/></text:span><text:span text:style-name="T32">7</text:span><text:span text:style-name="T26"> </text:span><text:span text:style-name="T16">,</text:span></text:p>
      <text:p text:style-name="P75"><text:span text:style-name="T25"><text:s text:c="6"/></text:span><text:span text:style-name="T30">LZO1b_999</text:span><text:span text:style-name="T26"> <text:s/></text:span><text:span text:style-name="T16">=</text:span><text:span text:style-name="T26"> <text:s/></text:span><text:span text:style-name="T32">8</text:span><text:span text:style-name="T26"> </text:span><text:span text:style-name="T16">,</text:span></text:p>
      <text:p text:style-name="P75"><text:span text:style-name="T25"><text:s text:c="6"/></text:span><text:span text:style-name="T30">LZO1c</text:span><text:span text:style-name="T26"> <text:s text:c="5"/></text:span><text:span text:style-name="T16">=</text:span><text:span text:style-name="T26"> <text:s/></text:span><text:span text:style-name="T32">9</text:span><text:span text:style-name="T26"> </text:span><text:span text:style-name="T16">,</text:span></text:p>
      <text:p text:style-name="P75"><text:span text:style-name="T25"><text:s text:c="6"/></text:span><text:span text:style-name="T30">LZO1c_99</text:span><text:span text:style-name="T26"> <text:s text:c="2"/></text:span><text:span text:style-name="T16">=</text:span><text:span text:style-name="T26"> </text:span><text:span text:style-name="T32">10</text:span><text:span text:style-name="T26"> </text:span><text:span text:style-name="T16">,</text:span></text:p>
      <text:p text:style-name="P75"><text:span text:style-name="T25"><text:s text:c="6"/></text:span><text:span text:style-name="T30">LZO1c_999</text:span><text:span text:style-name="T26"> <text:s/></text:span><text:span text:style-name="T16">=</text:span><text:span text:style-name="T26"> </text:span><text:span text:style-name="T32">11</text:span><text:span text:style-name="T26"> </text:span><text:span text:style-name="T16">,</text:span></text:p>
      <text:p text:style-name="P75"><text:span text:style-name="T25"><text:s text:c="6"/></text:span><text:span text:style-name="T30">LZO1f_1</text:span><text:span text:style-name="T26"> <text:s text:c="3"/></text:span><text:span text:style-name="T16">=</text:span><text:span text:style-name="T26"> </text:span><text:span text:style-name="T32">12</text:span><text:span text:style-name="T26"> </text:span><text:span text:style-name="T16">,</text:span></text:p>
      <text:p text:style-name="P75"><text:span text:style-name="T25"><text:s text:c="6"/></text:span><text:span text:style-name="T30">LZO1f_999</text:span><text:span text:style-name="T26"> <text:s/></text:span><text:span text:style-name="T16">=</text:span><text:span text:style-name="T26"> </text:span><text:span text:style-name="T32">13</text:span><text:span text:style-name="T26"> </text:span><text:span text:style-name="T16">,</text:span></text:p>
      <text:p text:style-name="P75"><text:span text:style-name="T25"><text:s text:c="6"/></text:span><text:span text:style-name="T30">LZO1x_1</text:span><text:span text:style-name="T26"> <text:s text:c="3"/></text:span><text:span text:style-name="T16">=</text:span><text:span text:style-name="T26"> </text:span><text:span text:style-name="T32">14</text:span><text:span text:style-name="T26"> </text:span><text:span text:style-name="T16">,</text:span></text:p>
      <text:p text:style-name="P75"><text:span text:style-name="T25"><text:s text:c="6"/></text:span><text:span text:style-name="T30">LZO1x_1_11</text:span><text:span text:style-name="T26"> </text:span><text:span text:style-name="T16">=</text:span><text:span text:style-name="T26"> </text:span><text:span text:style-name="T32">15</text:span><text:span text:style-name="T26"> </text:span><text:span text:style-name="T16">,</text:span></text:p>
      <text:p text:style-name="P75"><text:span text:style-name="T25"><text:s text:c="6"/></text:span><text:span text:style-name="T30">LZO1x_1_12</text:span><text:span text:style-name="T26"> </text:span><text:span text:style-name="T16">=</text:span><text:span text:style-name="T26"> </text:span><text:span text:style-name="T32">16</text:span><text:span text:style-name="T26"> </text:span><text:span text:style-name="T16">,</text:span></text:p>
      <text:p text:style-name="P75"><text:span text:style-name="T25"><text:s text:c="6"/></text:span><text:span text:style-name="T30">LZO1x_1_15</text:span><text:span text:style-name="T26"> </text:span><text:span text:style-name="T16">=</text:span><text:span text:style-name="T26"> </text:span><text:span text:style-name="T32">17</text:span><text:span text:style-name="T26"> </text:span><text:span text:style-name="T16">,</text:span></text:p>
      <text:p text:style-name="P75"><text:span text:style-name="T25"><text:s text:c="6"/></text:span><text:span text:style-name="T30">LZO1x_999</text:span><text:span text:style-name="T26"> <text:s/></text:span><text:span text:style-name="T16">=</text:span><text:span text:style-name="T26"> </text:span><text:span text:style-name="T32">18</text:span><text:span text:style-name="T26"> </text:span><text:span text:style-name="T16">,</text:span></text:p>
      <text:p text:style-name="P75"><text:span text:style-name="T25"><text:s text:c="6"/></text:span><text:span text:style-name="T30">LZO1y_1</text:span><text:span text:style-name="T26"> <text:s text:c="3"/></text:span><text:span text:style-name="T16">=</text:span><text:span text:style-name="T26"> </text:span><text:span text:style-name="T32">19</text:span><text:span text:style-name="T26"> </text:span><text:span text:style-name="T16">,</text:span></text:p>
      <text:p text:style-name="P75"><text:span text:style-name="T25"><text:s text:c="6"/></text:span><text:span text:style-name="T30">LZO1y_999</text:span><text:span text:style-name="T26"> <text:s/></text:span><text:span text:style-name="T16">=</text:span><text:span text:style-name="T26"> </text:span><text:span text:style-name="T32">20</text:span><text:span text:style-name="T26"> </text:span><text:span text:style-name="T16">,</text:span></text:p>
      <text:p text:style-name="P75"><text:span text:style-name="T25"><text:s text:c="6"/></text:span><text:span text:style-name="T30">LZO1z_999</text:span><text:span text:style-name="T26"> <text:s/></text:span><text:span text:style-name="T16">=</text:span><text:span text:style-name="T26"> </text:span><text:span text:style-name="T32">21</text:span><text:span text:style-name="T26"> </text:span><text:span text:style-name="T16">,</text:span></text:p>
      <text:p text:style-name="P75"><text:span text:style-name="T25"><text:s text:c="6"/></text:span><text:span text:style-name="T30">LZO2a_999</text:span><text:span text:style-name="T26"> <text:s/></text:span><text:span text:style-name="T16">=</text:span><text:span text:style-name="T26"> </text:span><text:span text:style-name="T32">22</text:span><text:span text:style-name="T26"> </text:span><text:span text:style-name="T16">}</text:span></text:p>
      <text:p text:style-name="P75"><text:soft-page-break/><text:span text:style-name="T25"><text:s text:c="6"/></text:span><text:span text:style-name="T30">LzoMethods</text:span><text:span text:style-name="T26"> <text:s text:c="5"/></text:span><text:span text:style-name="T16">;</text:span></text:p>
      <text:p text:style-name="P75"><text:span text:style-name="T25"><text:s text:c="4"/></text:span><text:span text:style-name="T28">explicit</text:span><text:span text:style-name="T26"> <text:s text:c="4"/></text:span><text:span text:style-name="T30">QtLzo</text:span><text:span text:style-name="T26"> <text:s text:c="2"/></text:span><text:span text:style-name="T16">(</text:span><text:span text:style-name="T28">void</text:span><text:span text:style-name="T16">)</text:span><text:span text:style-name="T26"> </text:span><text:span text:style-name="T16">;</text:span></text:p>
      <text:p text:style-name="P75"><text:span text:style-name="T25"><text:s text:c="4"/></text:span><text:span text:style-name="T28">virtual</text:span><text:span text:style-name="T26"> <text:s text:c="4"/></text:span><text:span text:style-name="T16">~</text:span><text:span text:style-name="T24">QtLzo</text:span><text:span text:style-name="T26"> <text:s text:c="2"/></text:span><text:span text:style-name="T16">(</text:span><text:span text:style-name="T28">void</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isLZO</text:span><text:span text:style-name="T26"> <text:s text:c="2"/></text:span><text:span text:style-name="T16">(</text:span><text:span text:style-name="T30">QByteArray</text:span><text:span text:style-name="T26"> </text:span><text:span text:style-name="T16">&amp;</text:span><text:span text:style-name="T26"> </text:span><text:span text:style-name="T16">header)</text:span><text:span text:style-name="T26"> </text:span><text:span text:style-name="T16">;</text:span></text:p>
      <text:p text:style-name="P75"><text:span text:style-name="T25"><text:s text:c="4"/></text:span><text:span text:style-name="T28">virtual</text:span><text:span text:style-name="T26"> </text:span><text:span text:style-name="T28">void</text:span><text:span text:style-name="T26"> </text:span><text:span text:style-name="T24">CleanUp</text:span><text:span text:style-name="T26"> </text:span><text:span text:style-name="T16">(</text:span><text:span text:style-name="T28">void</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IsCorrect</text:span><text:span text:style-name="T26"> <text:s text:c="9"/></text:span><text:span text:style-name="T16">(</text:span><text:span text:style-name="T28">int</text:span><text:span text:style-name="T26"> </text:span><text:span text:style-name="T16">returnCode)</text:span><text:span text:style-name="T26"> </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IsEnd</text:span><text:span text:style-name="T26"> <text:s text:c="13"/></text:span><text:span text:style-name="T16">(</text:span><text:span text:style-name="T28">int</text:span><text:span text:style-name="T26"> </text:span><text:span text:style-name="T16">returnCode)</text:span><text:span text:style-name="T26"> </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IsFault</text:span><text:span text:style-name="T26"> <text:s text:c="11"/></text:span><text:span text:style-name="T16">(</text:span><text:span text:style-name="T28">int</text:span><text:span text:style-name="T26"> </text:span><text:span text:style-name="T16">returnCode)</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BeginCompress</text:span><text:span text:style-name="T26"> <text:s text:c="5"/></text:span><text:span text:style-name="T16">(</text:span><text:span text:style-name="T28">int</text:span><text:span text:style-name="T26"> </text:span><text:span text:style-name="T16">level</text:span><text:span text:style-name="T26"> </text:span><text:span text:style-name="T16">=</text:span><text:span text:style-name="T26"> </text:span><text:span text:style-name="T32">9</text:span><text:span text:style-name="T16">,</text:span><text:span text:style-name="T28">int</text:span><text:span text:style-name="T26"> </text:span><text:span text:style-name="T16">method</text:span><text:span text:style-name="T26"> </text:span><text:span text:style-name="T16">=</text:span><text:span text:style-name="T26"> </text:span><text:span text:style-name="T30">LZO1x</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BeginCompress</text:span><text:span text:style-name="T26"> <text:s text:c="5"/></text:span><text:span text:style-name="T16">(</text:span><text:span text:style-name="T30">QVariantList</text:span><text:span text:style-name="T26"> </text:span><text:span text:style-name="T16">arguments</text:span><text:span text:style-name="T26"> </text:span><text:span text:style-name="T16">=</text:span><text:span text:style-name="T26"> </text:span><text:span text:style-name="T30">QVariantList</text:span><text:span text:style-name="T16">()</text:span><text:span text:style-name="T26"> </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doCompress</text:span><text:span text:style-name="T26"> <text:s text:c="8"/></text:span><text:span text:style-name="T16">(</text:span><text:span text:style-name="T28">const</text:span><text:span text:style-name="T26"> </text:span><text:span text:style-name="T30">QByteArray</text:span><text:span text:style-name="T26"> </text:span><text:span text:style-name="T16">&amp;</text:span><text:span text:style-name="T26"> </text:span><text:span text:style-name="T16">Source</text:span><text:span text:style-name="T26"> <text:s text:c="5"/></text:span><text:span text:style-name="T16">,</text:span></text:p>
      <text:p text:style-name="P75"><text:span text:style-name="T25"><text:s text:c="43"/></text:span><text:span text:style-name="T30">QByteArray</text:span><text:span text:style-name="T26"> </text:span><text:span text:style-name="T16">&amp;</text:span><text:span text:style-name="T26"> </text:span><text:span text:style-name="T16">Compressed)</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doSection</text:span><text:span text:style-name="T26"> <text:s text:c="9"/></text:span><text:span text:style-name="T16">(</text:span><text:span text:style-name="T26"> <text:s text:c="5"/></text:span><text:span text:style-name="T30">QByteArray</text:span><text:span text:style-name="T26"> </text:span><text:span text:style-name="T16">&amp;</text:span><text:span text:style-name="T26"> </text:span><text:span text:style-name="T16">Source</text:span><text:span text:style-name="T26"> <text:s text:c="5"/></text:span><text:span text:style-name="T16">,</text:span></text:p>
      <text:p text:style-name="P75"><text:span text:style-name="T25"><text:s text:c="43"/></text:span><text:span text:style-name="T30">QByteArray</text:span><text:span text:style-name="T26"> </text:span><text:span text:style-name="T16">&amp;</text:span><text:span text:style-name="T26"> </text:span><text:span text:style-name="T16">Compressed)</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CompressDone</text:span><text:span text:style-name="T26"> <text:s text:c="6"/></text:span><text:span text:style-name="T16">(</text:span><text:span text:style-name="T30">QByteArray</text:span><text:span text:style-name="T26"> </text:span><text:span text:style-name="T16">&amp;</text:span><text:span text:style-name="T26"> </text:span><text:span text:style-name="T16">Compressed)</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BeginDecompress</text:span><text:span text:style-name="T26"> <text:s text:c="3"/></text:span><text:span text:style-name="T16">(</text:span><text:span text:style-name="T28">void</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doDecompress</text:span><text:span text:style-name="T26"> <text:s text:c="6"/></text:span><text:span text:style-name="T16">(</text:span><text:span text:style-name="T28">const</text:span><text:span text:style-name="T26"> </text:span><text:span text:style-name="T30">QByteArray</text:span><text:span text:style-name="T26"> </text:span><text:span text:style-name="T16">&amp;</text:span><text:span text:style-name="T26"> </text:span><text:span text:style-name="T16">Source</text:span><text:span text:style-name="T26"> <text:s text:c="5"/></text:span><text:span text:style-name="T16"><text:s text:c="2"/>,</text:span></text:p>
      <text:p text:style-name="P75"><text:span text:style-name="T25"><text:s text:c="43"/></text:span><text:span text:style-name="T30">QByteArray</text:span><text:span text:style-name="T26"> </text:span><text:span text:style-name="T16">&amp;</text:span><text:span text:style-name="T26"> </text:span><text:span text:style-name="T16">Decompressed)</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undoSection</text:span><text:span text:style-name="T26"> <text:s text:c="7"/></text:span><text:span text:style-name="T16">(</text:span><text:span text:style-name="T26"> <text:s text:c="5"/></text:span><text:span text:style-name="T30">QByteArray</text:span><text:span text:style-name="T26"> </text:span><text:span text:style-name="T16">&amp;</text:span><text:span text:style-name="T26"> </text:span><text:span text:style-name="T16">Source</text:span><text:span text:style-name="T26"> <text:s text:c="5"/></text:span><text:span text:style-name="T16"><text:s text:c="2"/>,</text:span></text:p>
      <text:p text:style-name="P75"><text:span text:style-name="T25"><text:s text:c="43"/></text:span><text:span text:style-name="T30">QByteArray</text:span><text:span text:style-name="T26"> </text:span><text:span text:style-name="T16">&amp;</text:span><text:span text:style-name="T26"> </text:span><text:span text:style-name="T16">Decompressed)</text:span><text:span text:style-name="T26"> </text:span><text:span text:style-name="T16">;</text:span></text:p>
      <text:p text:style-name="P75"><text:span text:style-name="T25"><text:s text:c="4"/></text:span><text:span text:style-name="T28">virtual</text:span><text:span text:style-name="T26"> </text:span><text:span text:style-name="T28">int</text:span><text:span text:style-name="T26"> <text:s/></text:span><text:span text:style-name="T24">DecompressDone</text:span><text:span text:style-name="T26"> <text:s text:c="4"/></text:span><text:span text:style-name="T16">(</text:span><text:span text:style-name="T28">void</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IsTail</text:span><text:span text:style-name="T26"> <text:s text:c="12"/></text:span><text:span text:style-name="T16">(</text:span><text:span text:style-name="T30">QByteArray</text:span><text:span text:style-name="T26"> </text:span><text:span text:style-name="T16">&amp;</text:span><text:span text:style-name="T26"> </text:span><text:span text:style-name="T16">header)</text:span><text:span text:style-name="T26"> </text:span><text:span text:style-name="T16">;</text:span></text:p>
      <text:p text:style-name="P75"><text:span text:style-name="T25"><text:s text:c="2"/></text:span><text:span text:style-name="T28">protected</text:span><text:span text:style-name="T16">:</text:span></text:p>
      <text:p text:style-name="P75"><text:span text:style-name="T25"><text:s text:c="4"/></text:span><text:span text:style-name="T28">void</text:span><text:span text:style-name="T26"> </text:span><text:span text:style-name="T16">*</text:span><text:span text:style-name="T26"> </text:span><text:span text:style-name="T33">LzoPacket</text:span><text:span text:style-name="T26"> </text:span><text:span text:style-name="T16">;</text:span></text:p>
      <text:p text:style-name="P75"><text:span text:style-name="T25"><text:s text:c="4"/></text:span><text:span text:style-name="T28">virtual</text:span><text:span text:style-name="T26"> </text:span><text:span text:style-name="T28">void</text:span><text:span text:style-name="T26"> </text:span><text:span text:style-name="T24">CompressHeader</text:span><text:span text:style-name="T26"> <text:s text:c="4"/></text:span><text:span text:style-name="T16">(</text:span><text:span text:style-name="T30">QByteArray</text:span><text:span text:style-name="T26"> </text:span><text:span text:style-name="T16">&amp;</text:span><text:span text:style-name="T26"> </text:span><text:span text:style-name="T16">Compressed)</text:span><text:span text:style-name="T26"> </text:span><text:span text:style-name="T16">;</text:span></text:p>
      <text:p text:style-name="P75"><text:span text:style-name="T25"><text:s text:c="4"/></text:span><text:span text:style-name="T28">virtual</text:span><text:span text:style-name="T26"> </text:span><text:span text:style-name="T28">void</text:span><text:span text:style-name="T26"> </text:span><text:span text:style-name="T24">CompressTail</text:span><text:span text:style-name="T26"> <text:s text:c="6"/></text:span><text:span text:style-name="T16">(</text:span><text:span text:style-name="T28">unsigned</text:span><text:span text:style-name="T26"> </text:span><text:span text:style-name="T28">int</text:span><text:span text:style-name="T26"> </text:span><text:span text:style-name="T16">checksum,</text:span><text:span text:style-name="T30">QByteArray</text:span><text:span text:style-name="T26"> </text:span><text:span text:style-name="T16">&amp;</text:span><text:span text:style-name="T26"> </text:span><text:span text:style-name="T16">Compressed)</text:span><text:span text:style-name="T26"> </text:span><text:span text:style-name="T16">;</text:span></text:p>
      <text:p text:style-name="P75"><text:soft-page-break/><text:span text:style-name="T25"><text:s text:c="4"/></text:span><text:span text:style-name="T28">virtual</text:span><text:span text:style-name="T26"> </text:span><text:span text:style-name="T28">int</text:span><text:span text:style-name="T26"> <text:s/></text:span><text:span text:style-name="T24">DecompressHeader</text:span><text:span text:style-name="T26"> <text:s text:c="2"/></text:span><text:span text:style-name="T16">(</text:span><text:span text:style-name="T28">const</text:span><text:span text:style-name="T26"> </text:span><text:span text:style-name="T30">QByteArray</text:span><text:span text:style-name="T26"> </text:span><text:span text:style-name="T16">&amp;</text:span><text:span text:style-name="T26"> </text:span><text:span text:style-name="T16">Source)</text:span><text:span text:style-name="T26"> </text:span><text:span text:style-name="T16">;</text:span></text:p>
      <text:p text:style-name="P75"><text:span text:style-name="T25"><text:s text:c="2"/></text:span><text:span text:style-name="T28">private</text:span><text:span text:style-name="T16">:</text:span></text:p>
      <text:p text:style-name="P74">};</text:p>
      <text:p text:style-name="Text_20_body"/>
      <text:h text:style-name="P60" text:outline-level="4">說明</text:h>
      <text:p text:style-name="P30"><text:line-break/><text:span text:style-name="T5">列舉型態</text:span><text:line-break/><text:line-break/><text:bookmark text:name="LzoMethods"/><text:span text:style-name="T1">LzoMethods</text:span></text:p>
      <table:table table:name="表格5" table:style-name="表格5">
        <table:table-column table:style-name="表格5.A"/>
        <table:table-column table:style-name="表格5.B"/>
        <table:table-column table:style-name="表格5.C"/>
        <table:table-row>
          <table:table-cell table:style-name="表格5.A1" office:value-type="string">
            <text:p text:style-name="P63">名稱</text:p>
          </table:table-cell>
          <table:table-cell table:style-name="表格5.A1" office:value-type="string">
            <text:p text:style-name="P63">值</text:p>
          </table:table-cell>
          <table:table-cell table:style-name="表格5.C1" office:value-type="string">
            <text:p text:style-name="P63">作用</text:p>
          </table:table-cell>
        </table:table-row>
        <table:table-row>
          <table:table-cell table:style-name="表格5.A2" office:value-type="string">
            <text:p text:style-name="Table_20_Contents">LZO1x</text:p>
          </table:table-cell>
          <table:table-cell table:style-name="表格5.A2" office:value-type="string">
            <text:p text:style-name="P66">1</text:p>
          </table:table-cell>
          <table:table-cell table:style-name="表格5.C2" office:value-type="string">
            <text:p text:style-name="Table_20_Contents">使用LZO1 X壓縮函式。</text:p>
          </table:table-cell>
        </table:table-row>
        <table:table-row>
          <table:table-cell table:style-name="表格5.A2" office:value-type="string">
            <text:p text:style-name="Table_20_Contents">LZO1</text:p>
          </table:table-cell>
          <table:table-cell table:style-name="表格5.A2" office:value-type="string">
            <text:p text:style-name="P66">2</text:p>
          </table:table-cell>
          <table:table-cell table:style-name="表格5.C2" office:value-type="string">
            <text:p text:style-name="Table_20_Contents">使用LZO1通用壓縮函式。</text:p>
          </table:table-cell>
        </table:table-row>
        <table:table-row>
          <table:table-cell table:style-name="表格5.A2" office:value-type="string">
            <text:p text:style-name="Table_20_Contents">LZO1_99</text:p>
          </table:table-cell>
          <table:table-cell table:style-name="表格5.A2" office:value-type="string">
            <text:p text:style-name="P66">3</text:p>
          </table:table-cell>
          <table:table-cell table:style-name="表格5.C2" office:value-type="string">
            <text:p text:style-name="Table_20_Contents">使用LZO1-99壓縮函式。</text:p>
          </table:table-cell>
        </table:table-row>
        <table:table-row>
          <table:table-cell table:style-name="表格5.A2" office:value-type="string">
            <text:p text:style-name="Table_20_Contents">LZO1a</text:p>
          </table:table-cell>
          <table:table-cell table:style-name="表格5.A2" office:value-type="string">
            <text:p text:style-name="P66">4</text:p>
          </table:table-cell>
          <table:table-cell table:style-name="表格5.C2" office:value-type="string">
            <text:p text:style-name="Table_20_Contents">使用LZO1a通用壓縮函式。</text:p>
          </table:table-cell>
        </table:table-row>
        <table:table-row>
          <table:table-cell table:style-name="表格5.A2" office:value-type="string">
            <text:p text:style-name="Table_20_Contents">LZO1a_99</text:p>
          </table:table-cell>
          <table:table-cell table:style-name="表格5.A2" office:value-type="string">
            <text:p text:style-name="P66">5</text:p>
          </table:table-cell>
          <table:table-cell table:style-name="表格5.C2" office:value-type="string">
            <text:p text:style-name="Table_20_Contents">使用LZO1a-99壓縮函式。</text:p>
          </table:table-cell>
        </table:table-row>
        <table:table-row>
          <table:table-cell table:style-name="表格5.A2" office:value-type="string">
            <text:p text:style-name="Table_20_Contents">LZO1b</text:p>
          </table:table-cell>
          <table:table-cell table:style-name="表格5.A2" office:value-type="string">
            <text:p text:style-name="P66">6</text:p>
          </table:table-cell>
          <table:table-cell table:style-name="表格5.C2" office:value-type="string">
            <text:p text:style-name="Table_20_Contents">使用LZO1b通用壓縮函式。</text:p>
          </table:table-cell>
        </table:table-row>
        <table:table-row>
          <table:table-cell table:style-name="表格5.A2" office:value-type="string">
            <text:p text:style-name="Table_20_Contents">LZO1b_99</text:p>
          </table:table-cell>
          <table:table-cell table:style-name="表格5.A2" office:value-type="string">
            <text:p text:style-name="P66">7</text:p>
          </table:table-cell>
          <table:table-cell table:style-name="表格5.C2" office:value-type="string">
            <text:p text:style-name="Table_20_Contents">使用LZO1b-99壓縮函式。</text:p>
          </table:table-cell>
        </table:table-row>
        <table:table-row>
          <table:table-cell table:style-name="表格5.A2" office:value-type="string">
            <text:p text:style-name="Table_20_Contents">LZO1b_999</text:p>
          </table:table-cell>
          <table:table-cell table:style-name="表格5.A2" office:value-type="string">
            <text:p text:style-name="P66">8</text:p>
          </table:table-cell>
          <table:table-cell table:style-name="表格5.C2" office:value-type="string">
            <text:p text:style-name="Table_20_Contents">使用LZO1b-999壓縮函式。</text:p>
          </table:table-cell>
        </table:table-row>
        <table:table-row>
          <table:table-cell table:style-name="表格5.A2" office:value-type="string">
            <text:p text:style-name="Table_20_Contents">LZO1c</text:p>
          </table:table-cell>
          <table:table-cell table:style-name="表格5.A2" office:value-type="string">
            <text:p text:style-name="P66">9</text:p>
          </table:table-cell>
          <table:table-cell table:style-name="表格5.C2" office:value-type="string">
            <text:p text:style-name="Table_20_Contents">使用LZO1c通用壓縮函式。</text:p>
          </table:table-cell>
        </table:table-row>
        <table:table-row>
          <table:table-cell table:style-name="表格5.A2" office:value-type="string">
            <text:p text:style-name="Table_20_Contents">LZO1c_99</text:p>
          </table:table-cell>
          <table:table-cell table:style-name="表格5.A2" office:value-type="string">
            <text:p text:style-name="P66">10</text:p>
          </table:table-cell>
          <table:table-cell table:style-name="表格5.C2" office:value-type="string">
            <text:p text:style-name="Table_20_Contents">使用LZO1c-99壓縮函式。</text:p>
          </table:table-cell>
        </table:table-row>
        <table:table-row>
          <table:table-cell table:style-name="表格5.A2" office:value-type="string">
            <text:p text:style-name="Table_20_Contents">LZO1c_999</text:p>
          </table:table-cell>
          <table:table-cell table:style-name="表格5.A2" office:value-type="string">
            <text:p text:style-name="P66">11</text:p>
          </table:table-cell>
          <table:table-cell table:style-name="表格5.C2" office:value-type="string">
            <text:p text:style-name="Table_20_Contents">使用LZO1c-999壓縮函式。</text:p>
          </table:table-cell>
        </table:table-row>
        <table:table-row>
          <table:table-cell table:style-name="表格5.A2" office:value-type="string">
            <text:p text:style-name="Table_20_Contents">LZO1f_1</text:p>
          </table:table-cell>
          <table:table-cell table:style-name="表格5.A2" office:value-type="string">
            <text:p text:style-name="P66">12</text:p>
          </table:table-cell>
          <table:table-cell table:style-name="表格5.C2" office:value-type="string">
            <text:p text:style-name="Table_20_Contents">使用LZO1f-1壓縮函式。</text:p>
          </table:table-cell>
        </table:table-row>
        <table:table-row>
          <table:table-cell table:style-name="表格5.A2" office:value-type="string">
            <text:p text:style-name="Table_20_Contents">LZO1f_999</text:p>
          </table:table-cell>
          <table:table-cell table:style-name="表格5.A2" office:value-type="string">
            <text:p text:style-name="P66">13</text:p>
          </table:table-cell>
          <table:table-cell table:style-name="表格5.C2" office:value-type="string">
            <text:p text:style-name="Table_20_Contents">使用LZO1f-999壓縮函式。</text:p>
          </table:table-cell>
        </table:table-row>
        <table:table-row>
          <table:table-cell table:style-name="表格5.A2" office:value-type="string">
            <text:p text:style-name="Table_20_Contents">LZO1x_1</text:p>
          </table:table-cell>
          <table:table-cell table:style-name="表格5.A2" office:value-type="string">
            <text:p text:style-name="P66">14</text:p>
          </table:table-cell>
          <table:table-cell table:style-name="表格5.C2" office:value-type="string">
            <text:p text:style-name="Table_20_Contents">使用LZO1x-1壓縮函式。</text:p>
          </table:table-cell>
        </table:table-row>
        <table:table-row>
          <table:table-cell table:style-name="表格5.A2" office:value-type="string">
            <text:p text:style-name="Table_20_Contents">LZO1x_1_11</text:p>
          </table:table-cell>
          <table:table-cell table:style-name="表格5.A2" office:value-type="string">
            <text:p text:style-name="P66">15</text:p>
          </table:table-cell>
          <table:table-cell table:style-name="表格5.C2" office:value-type="string">
            <text:p text:style-name="Table_20_Contents">使用LZO1x-1-11壓縮函式。</text:p>
          </table:table-cell>
        </table:table-row>
        <table:table-row>
          <table:table-cell table:style-name="表格5.A2" office:value-type="string">
            <text:p text:style-name="Table_20_Contents">LZO1x_1_12</text:p>
          </table:table-cell>
          <table:table-cell table:style-name="表格5.A2" office:value-type="string">
            <text:p text:style-name="P66">16</text:p>
          </table:table-cell>
          <table:table-cell table:style-name="表格5.C2" office:value-type="string">
            <text:p text:style-name="Table_20_Contents">使用LZO1x-1-12壓縮函式。</text:p>
          </table:table-cell>
        </table:table-row>
        <table:table-row>
          <table:table-cell table:style-name="表格5.A2" office:value-type="string">
            <text:p text:style-name="Table_20_Contents">LZO1x_1_15</text:p>
          </table:table-cell>
          <table:table-cell table:style-name="表格5.A2" office:value-type="string">
            <text:p text:style-name="P66">17</text:p>
          </table:table-cell>
          <table:table-cell table:style-name="表格5.C2" office:value-type="string">
            <text:p text:style-name="Table_20_Contents">使用LZO1x-1-15壓縮函式。</text:p>
          </table:table-cell>
        </table:table-row>
        <table:table-row>
          <table:table-cell table:style-name="表格5.A2" office:value-type="string">
            <text:p text:style-name="Table_20_Contents">LZO1x_999</text:p>
          </table:table-cell>
          <table:table-cell table:style-name="表格5.A2" office:value-type="string">
            <text:p text:style-name="P66">18</text:p>
          </table:table-cell>
          <table:table-cell table:style-name="表格5.C2" office:value-type="string">
            <text:p text:style-name="Table_20_Contents">使用LZO1x-999壓縮函式。</text:p>
          </table:table-cell>
        </table:table-row>
        <table:table-row>
          <table:table-cell table:style-name="表格5.A2" office:value-type="string">
            <text:p text:style-name="Table_20_Contents">LZO1y_1</text:p>
          </table:table-cell>
          <table:table-cell table:style-name="表格5.A2" office:value-type="string">
            <text:p text:style-name="P66">19</text:p>
          </table:table-cell>
          <table:table-cell table:style-name="表格5.C2" office:value-type="string">
            <text:p text:style-name="Table_20_Contents">使用LZO1y-1壓縮函式。</text:p>
          </table:table-cell>
        </table:table-row>
        <text:soft-page-break/>
        <table:table-row>
          <table:table-cell table:style-name="表格5.A2" office:value-type="string">
            <text:p text:style-name="Table_20_Contents">LZO1y_999</text:p>
          </table:table-cell>
          <table:table-cell table:style-name="表格5.A2" office:value-type="string">
            <text:p text:style-name="P66">20</text:p>
          </table:table-cell>
          <table:table-cell table:style-name="表格5.C2" office:value-type="string">
            <text:p text:style-name="Table_20_Contents">使用LZO1y-999壓縮函式。</text:p>
          </table:table-cell>
        </table:table-row>
        <table:table-row>
          <table:table-cell table:style-name="表格5.A2" office:value-type="string">
            <text:p text:style-name="Table_20_Contents">LZO1z_999</text:p>
          </table:table-cell>
          <table:table-cell table:style-name="表格5.A2" office:value-type="string">
            <text:p text:style-name="P66">21</text:p>
          </table:table-cell>
          <table:table-cell table:style-name="表格5.C2" office:value-type="string">
            <text:p text:style-name="Table_20_Contents">使用LZO1z-999壓縮函式。</text:p>
          </table:table-cell>
        </table:table-row>
        <table:table-row>
          <table:table-cell table:style-name="表格5.A2" office:value-type="string">
            <text:p text:style-name="Table_20_Contents">LZO2a_999</text:p>
          </table:table-cell>
          <table:table-cell table:style-name="表格5.A2" office:value-type="string">
            <text:p text:style-name="P66">22</text:p>
          </table:table-cell>
          <table:table-cell table:style-name="表格5.C2" office:value-type="string">
            <text:p text:style-name="Table_20_Contents">使用LZO2a-999壓縮函式。</text:p>
          </table:table-cell>
        </table:table-row>
      </table:table>
      <text:p text:style-name="P29"><text:bookmark text:name="isLZO"/></text:p>
      <text:p text:style-name="P74"><text:span text:style-name="T27">bool</text:span><text:span text:style-name="T25"> </text:span><text:span text:style-name="T23">isLZO</text:span>(<text:span text:style-name="T29">QByteArray</text:span><text:span text:style-name="T25"> </text:span>&amp;<text:span text:style-name="T25"> </text:span>header)</text:p>
      <text:p text:style-name="P33"><text:span text:style-name="T4">判斷</text:span><text:span text:style-name="T1">header</text:span><text:span text:style-name="T4">數據是否為</text:span><text:span text:style-name="T1">LZO</text:span><text:span text:style-name="T4">的表頭。</text:span><text:line-break/><text:line-break/><text:span text:style-name="T1">LZO</text:span><text:span text:style-name="T4">的表頭為</text:span><text:span text:style-name="T1">7</text:span><text:span text:style-name="T4">個位元組，如下：</text:span></text:p>
      <table:table table:name="表格6" table:style-name="表格6">
        <table:table-column table:style-name="表格6.A"/>
        <table:table-column table:style-name="表格6.B"/>
        <table:table-column table:style-name="表格6.C"/>
        <table:table-column table:style-name="表格6.D"/>
        <table:table-column table:style-name="表格6.E"/>
        <table:table-column table:style-name="表格6.F"/>
        <table:table-column table:style-name="表格6.D"/>
        <table:table-column table:style-name="表格6.H"/>
        <table:table-row>
          <table:table-cell table:style-name="表格6.A1" office:value-type="string">
            <text:p text:style-name="P63">0</text:p>
          </table:table-cell>
          <table:table-cell table:style-name="表格6.A1" office:value-type="string">
            <text:p text:style-name="P63">1</text:p>
          </table:table-cell>
          <table:table-cell table:style-name="表格6.A1" office:value-type="string">
            <text:p text:style-name="P63">2</text:p>
          </table:table-cell>
          <table:table-cell table:style-name="表格6.A1" office:value-type="string">
            <text:p text:style-name="P63">3</text:p>
          </table:table-cell>
          <table:table-cell table:style-name="表格6.A1" office:value-type="string">
            <text:p text:style-name="P63">4</text:p>
          </table:table-cell>
          <table:table-cell table:style-name="表格6.A1" office:value-type="string">
            <text:p text:style-name="P63">5</text:p>
          </table:table-cell>
          <table:table-cell table:style-name="表格6.A1" office:value-type="string">
            <text:p text:style-name="P63">6</text:p>
          </table:table-cell>
          <table:table-cell table:style-name="表格6.H1" office:value-type="string">
            <text:p text:style-name="P63">7</text:p>
          </table:table-cell>
        </table:table-row>
        <table:table-row>
          <table:table-cell table:style-name="表格6.A2" office:value-type="string">
            <text:p text:style-name="P63">0x00</text:p>
          </table:table-cell>
          <table:table-cell table:style-name="表格6.A2" office:value-type="string">
            <text:p text:style-name="P63">0xE9</text:p>
          </table:table-cell>
          <table:table-cell table:style-name="表格6.A2" office:value-type="string">
            <text:p text:style-name="P63">0x4C</text:p>
          </table:table-cell>
          <table:table-cell table:style-name="表格6.A2" office:value-type="string">
            <text:p text:style-name="P63">0x5A</text:p>
          </table:table-cell>
          <table:table-cell table:style-name="表格6.A2" office:value-type="string">
            <text:p text:style-name="P63">0x4F</text:p>
          </table:table-cell>
          <table:table-cell table:style-name="表格6.A2" office:value-type="string">
            <text:p text:style-name="P63">0xFF</text:p>
          </table:table-cell>
          <table:table-cell table:style-name="表格6.A2" office:value-type="string">
            <text:p text:style-name="P63">0x1A</text:p>
          </table:table-cell>
          <table:table-cell table:style-name="表格6.H2" office:value-type="string">
            <text:p text:style-name="Table_20_Contents"/>
          </table:table-cell>
        </table:table-row>
      </table:table>
      <text:p text:style-name="P29"><text:bookmark text:name="CleanUp"/></text:p>
      <text:p text:style-name="P74"><text:span text:style-name="T27">void</text:span><text:span text:style-name="T25"> </text:span><text:span text:style-name="T23">CleanUp</text:span><text:span text:style-name="T25"> </text:span>(<text:span text:style-name="T27">void</text:span>)</text:p>
      <text:p text:style-name="P30"><text:span text:style-name="T4">清除</text:span><text:span text:style-name="T1">LzoPacket</text:span><text:span text:style-name="T4">以便重覆使用。如果您需要重覆使用</text:span><text:span text:style-name="T1">QtLzo</text:span><text:span text:style-name="T4">類別內的函式，第二次使用時，最好呼叫一次</text:span><text:span text:style-name="T1">CleanUp()</text:span><text:span text:style-name="T4">。</text:span><text:line-break/><text:bookmark text:name="IsCorrect"/></text:p>
      <text:p text:style-name="P74"><text:span text:style-name="T27">bool</text:span><text:span text:style-name="T25"> </text:span><text:span text:style-name="T23">IsCorrect</text:span>(<text:span text:style-name="T27">int</text:span><text:span text:style-name="T25"> </text:span>returnCode)</text:p>
      <text:p text:style-name="P30"><text:span text:style-name="T4">判斷壓縮或解壓縮時期的返回碼是否為操作正確的返回碼。</text:span><text:line-break/><text:bookmark text:name="IsEnd"/></text:p>
      <text:p text:style-name="P74"><text:span text:style-name="T27">bool</text:span><text:span text:style-name="T25"> </text:span><text:span text:style-name="T23">IsEnd</text:span>(<text:span text:style-name="T27">int</text:span><text:span text:style-name="T25"> </text:span>returnCode)</text:p>
      <text:p text:style-name="P30"><text:span text:style-name="T4">判斷操作時期的返回碼是否為壓縮或是解壓縮完成。</text:span><text:line-break/><text:bookmark text:name="IsFault"/></text:p>
      <text:p text:style-name="P74"><text:span text:style-name="T27">bool</text:span><text:span text:style-name="T25"> </text:span><text:span text:style-name="T23">IsFault</text:span>(<text:span text:style-name="T27">int</text:span><text:span text:style-name="T25"> </text:span>returnCode)</text:p>
      <text:p text:style-name="P30"><text:span text:style-name="T4">判斷操作時期的返回碼是否為發生嚴重錯誤的狀況。</text:span><text:line-break/></text:p>
      <text:p text:style-name="P74"><text:span text:style-name="T27">int</text:span><text:span text:style-name="T25"> </text:span><text:span text:style-name="T23">BeginCompress</text:span>(<text:span text:style-name="T27">int</text:span><text:span text:style-name="T25"> </text:span>level,<text:span text:style-name="T27">int</text:span><text:span text:style-name="T25"> </text:span>method)<text:span text:style-name="T25"> </text:span>;</text:p>
      <text:p text:style-name="P32">設定壓縮的參數。</text:p>
      <text:list xml:id="list3905962250219904900" text:style-name="L14">
        <text:list-item>
          <text:p text:style-name="P49"><text:span text:style-name="T15">level : 1~9</text:span><text:span text:style-name="T22">，內定值為</text:span><text:span text:style-name="T15">9</text:span><text:span text:style-name="T22">。</text:span></text:p>
        </text:list-item>
        <text:list-item>
          <text:p text:style-name="P19"><text:span text:style-name="T15">method : lzoMethods</text:span><text:span text:style-name="T22">，內定值為</text:span><text:span text:style-name="T15">LZO1x</text:span><text:span text:style-name="T22">。</text:span></text:p>
        </text:list-item>
      </text:list>
      <text:p text:style-name="P29"><text:bookmark text:name="BeginCompress"/></text:p>
      <text:p text:style-name="P74"><text:span text:style-name="T27">int</text:span><text:span text:style-name="T25"> </text:span><text:span text:style-name="T23">BeginCompress</text:span>(<text:span text:style-name="T29">QVariantList</text:span><text:span text:style-name="T25"> </text:span>arguments)</text:p>
      <text:p text:style-name="P32">設定壓縮的參數。</text:p>
      <text:list xml:id="list1009029854858853042" text:style-name="L15">
        <text:list-item>
          <text:p text:style-name="P50"><text:span text:style-name="T15">level : 1~9</text:span><text:span text:style-name="T22">，內定值為</text:span><text:span text:style-name="T15">9</text:span><text:span text:style-name="T22">。</text:span></text:p>
        </text:list-item>
        <text:list-item>
          <text:p text:style-name="P50"><text:span text:style-name="T15">method : lzoMethods</text:span><text:span text:style-name="T22">，內定值為</text:span><text:span text:style-name="T15">LZO1x</text:span><text:span text:style-name="T22">。</text:span></text:p>
        </text:list-item>
        <text:list-item>
          <text:p text:style-name="P50"><text:span text:style-name="T15">blocks : </text:span><text:span text:style-name="T22">每個區塊的大小，內定值為</text:span><text:span text:style-name="T15">8192</text:span><text:span text:style-name="T22">。</text:span></text:p>
        </text:list-item>
        <text:list-item>
          <text:p text:style-name="P20"><text:soft-page-break/><text:span text:style-name="T15">output length : </text:span><text:span text:style-name="T22">輸出長度，內定值為</text:span><text:span text:style-name="T15">0</text:span><text:span text:style-name="T22">。</text:span></text:p>
        </text:list-item>
      </text:list>
      <text:p text:style-name="P29"><text:bookmark text:name="doCompress"/></text:p>
      <text:p text:style-name="P74"><text:span text:style-name="T27">int</text:span><text:span text:style-name="T25"> </text:span><text:span text:style-name="T23">doCompress</text:span>(<text:span text:style-name="T27">const</text:span><text:span text:style-name="T25"> </text:span><text:span text:style-name="T29">QByteArray</text:span><text:span text:style-name="T25"> </text:span>&amp;<text:span text:style-name="T25"> </text:span>Source,<text:span text:style-name="T29">QByteArray</text:span><text:span text:style-name="T25"> </text:span>&amp;<text:span text:style-name="T25"> </text:span>Compressed)</text:p>
      <text:p text:style-name="P30"><text:span text:style-name="T4">將</text:span><text:span text:style-name="T1">Source</text:span><text:span text:style-name="T4">壓縮到</text:span><text:span text:style-name="T1">Compressed</text:span><text:span text:style-name="T4">，成為</text:span><text:span text:style-name="T1">LZO</text:span><text:span text:style-name="T4">壓縮數據格式。這個函式只需要使用一次，整個數據封包會被包裝成完整的</text:span><text:span text:style-name="T1">LZO</text:span><text:span text:style-name="T4">檔案數據，主 要使用於確定原始數據大小的狀況下使用。</text:span><text:line-break/><text:line-break/><text:span text:style-name="T4">返回值為操作碼。</text:span><text:line-break/><text:bookmark text:name="doSection"/></text:p>
      <text:p text:style-name="P74"><text:span text:style-name="T27">int</text:span><text:span text:style-name="T25"> </text:span><text:span text:style-name="T23">doSection</text:span>(<text:span text:style-name="T29">QByteArray</text:span><text:span text:style-name="T25"> </text:span>&amp;<text:span text:style-name="T25"> </text:span>Source,<text:span text:style-name="T29">QByteArray</text:span><text:span text:style-name="T25"> </text:span>&amp;<text:span text:style-name="T25"> </text:span>Compressed)</text:p>
      <text:p text:style-name="P30"><text:span text:style-name="T4">將</text:span><text:span text:style-name="T1">Source</text:span><text:span text:style-name="T4">壓縮到</text:span><text:span text:style-name="T1">Compressed</text:span><text:span text:style-name="T4">，成為</text:span><text:span text:style-name="T1">LZO</text:span><text:span text:style-name="T4">壓縮數據格式。這個函式是將數據拆成小包的數據分解來壓縮，主要使用於不確定原始數據大小 的狀況下使用，例如使用於網路即時傳輸用途時。</text:span><text:line-break/><text:line-break/><text:span text:style-name="T4">完成時需要呼叫</text:span><text:span text:style-name="T1">CompressDone</text:span><text:span text:style-name="T4">函式。</text:span><text:line-break/><text:line-break/><text:span text:style-name="T4">這個函式會將</text:span><text:span text:style-name="T1">Source</text:span><text:span text:style-name="T4">的數據由前面開始移除，移除的數據是已經完成壓縮的原始數據。</text:span><text:line-break/><text:line-break/><text:span text:style-name="T4">返回值為操作碼。</text:span><text:line-break/><text:bookmark text:name="CompressDone"/></text:p>
      <text:p text:style-name="P74"><text:span text:style-name="T27">int</text:span><text:span text:style-name="T25"> </text:span><text:span text:style-name="T23">CompressDone</text:span>(<text:span text:style-name="T29">QByteArray</text:span><text:span text:style-name="T25"> </text:span>&amp;<text:span text:style-name="T25"> </text:span>Compressed)</text:p>
      <text:p text:style-name="P30"><text:line-break/><text:span text:style-name="T4">使用</text:span><text:span text:style-name="T1">doSection</text:span><text:span text:style-name="T4">的壓縮方式時，數據完成時，需要呼叫這個函式來寫入結尾。</text:span><text:line-break/><text:bookmark text:name="BeginDecompress"/></text:p>
      <text:p text:style-name="P74"><text:span text:style-name="T27">int</text:span><text:span text:style-name="T25"> </text:span><text:span text:style-name="T23">BeginDecompress</text:span>(<text:span text:style-name="T27">void</text:span>)</text:p>
      <text:p text:style-name="P30"><text:span text:style-name="T4">準備開始解壓縮。</text:span><text:line-break/><text:bookmark text:name="doDecompress"/></text:p>
      <text:p text:style-name="P74"><text:span text:style-name="T27">int</text:span><text:span text:style-name="T25"> </text:span><text:span text:style-name="T23">doDecompress</text:span>(<text:span text:style-name="T27">const</text:span><text:span text:style-name="T25"> </text:span><text:span text:style-name="T29">QByteArray</text:span><text:span text:style-name="T25"> </text:span>&amp;<text:span text:style-name="T25"> </text:span>Source,<text:span text:style-name="T29">QByteArray</text:span><text:span text:style-name="T25"> </text:span>&amp;<text:span text:style-name="T25"> </text:span>Decompressed)</text:p>
      <text:p text:style-name="P30"><text:span text:style-name="T4">將壓縮的原始數據</text:span><text:span text:style-name="T1">Source</text:span><text:span text:style-name="T4">解壓縮到</text:span><text:span text:style-name="T1">Decompressed</text:span><text:span text:style-name="T4">，</text:span><text:span text:style-name="T1">Source</text:span><text:span text:style-name="T4">基本上是個完整的</text:span><text:span text:style-name="T1">LZO</text:span><text:span text:style-name="T4">檔案。</text:span><text:line-break/><text:line-break/><text:span text:style-name="T4">返回值為操作碼。</text:span><text:line-break/><text:bookmark text:name="undoSection"/></text:p>
      <text:p text:style-name="P74"><text:span text:style-name="T27">int</text:span><text:span text:style-name="T25"> </text:span><text:span text:style-name="T23">undoSection</text:span>(<text:span text:style-name="T29">QByteArray</text:span><text:span text:style-name="T25"> </text:span>&amp;<text:span text:style-name="T25"> </text:span>Source,<text:span text:style-name="T29">QByteArray</text:span><text:span text:style-name="T25"> </text:span>&amp;<text:span text:style-name="T25"> </text:span>Decompressed)</text:p>
      <text:p text:style-name="P30"><text:span text:style-name="T4">將壓縮的原始數據</text:span><text:span text:style-name="T1">Source</text:span><text:span text:style-name="T4">解壓縮到</text:span><text:span text:style-name="T1">Decompressed</text:span><text:span text:style-name="T4">，成為原始數據。這個函式是將數據拆成小包的數據分解來解壓縮，主要使用於不確定 原始數據大小的狀況下使用，例如使用於網路即時傳輸用途時。</text:span><text:line-break/><text:line-break/><text:span text:style-name="T4">完成時需要呼叫</text:span><text:span text:style-name="T1">DecompressDone</text:span><text:span text:style-name="T4">函式。</text:span><text:line-break/><text:line-break/><text:soft-page-break/><text:span text:style-name="T4">這個函式會將</text:span><text:span text:style-name="T1">Source</text:span><text:span text:style-name="T4">的數據由前面開始移除，移除的數據是已經完成解壓縮的</text:span><text:span text:style-name="T1">LZO</text:span><text:span text:style-name="T4">數據。</text:span><text:line-break/><text:line-break/><text:span text:style-name="T4">返回值為操作碼。</text:span><text:line-break/><text:bookmark text:name="DecompressDone"/></text:p>
      <text:p text:style-name="P74"><text:span text:style-name="T27">int</text:span><text:span text:style-name="T25"> </text:span><text:span text:style-name="T23">DecompressDone</text:span>(<text:span text:style-name="T27">void</text:span>)</text:p>
      <text:p text:style-name="P30"><text:span text:style-name="T4">解壓縮完成時，需要呼叫這個函式。</text:span><text:line-break/><text:bookmark text:name="IsTail"/></text:p>
      <text:p text:style-name="P74"><text:span text:style-name="T27">bool</text:span><text:span text:style-name="T25"> </text:span><text:span text:style-name="T23">IsTail</text:span>(<text:span text:style-name="T29">QByteArray</text:span><text:span text:style-name="T25"> </text:span>&amp;<text:span text:style-name="T25"> </text:span>header)</text:p>
      <text:p text:style-name="P30"><text:span text:style-name="T4">判斷是否為</text:span><text:span text:style-name="T1">LZO</text:span><text:span text:style-name="T4">檔案格式的結尾。</text:span><text:line-break/><text:bookmark text:name="CompressHeader"/></text:p>
      <text:p text:style-name="P74"><text:span text:style-name="T27">void</text:span><text:span text:style-name="T25"> </text:span><text:span text:style-name="T23">CompressHeader</text:span>(<text:span text:style-name="T29">QByteArray</text:span><text:span text:style-name="T25"> </text:span>&amp;<text:span text:style-name="T25"> </text:span>Compressed)</text:p>
      <text:p text:style-name="P30"><text:span text:style-name="T4">製作</text:span><text:span text:style-name="T1">LZO</text:span><text:span text:style-name="T4">壓縮檔案格式表頭。</text:span><text:line-break/><text:bookmark text:name="CompressTail"/></text:p>
      <text:p text:style-name="P74"><text:span text:style-name="T27">void</text:span><text:span text:style-name="T25"> </text:span><text:span text:style-name="T23">CompressTail</text:span>(<text:span text:style-name="T27">unsigned</text:span><text:span text:style-name="T25"> </text:span><text:span text:style-name="T27">int</text:span><text:span text:style-name="T25"> </text:span>checksum,<text:span text:style-name="T29">QByteArray</text:span><text:span text:style-name="T25"> </text:span>&amp;<text:span text:style-name="T25"> </text:span>Compressed)</text:p>
      <text:p text:style-name="P30"><text:span text:style-name="T4">製作</text:span><text:span text:style-name="T1">LZO</text:span><text:span text:style-name="T4">壓縮檔案格式結尾。</text:span><text:span text:style-name="T1">checksum</text:span><text:span text:style-name="T4">是</text:span><text:span text:style-name="T1">ADLER32</text:span><text:span text:style-name="T4">。</text:span><text:line-break/><text:bookmark text:name="DecompressHeader"/></text:p>
      <text:p text:style-name="P74"><text:span text:style-name="T27">int</text:span><text:span text:style-name="T25"> </text:span><text:span text:style-name="T23">DecompressHeader</text:span>(<text:span text:style-name="T27">const</text:span><text:span text:style-name="T25"> </text:span><text:span text:style-name="T29">QByteArray</text:span><text:span text:style-name="T25"> </text:span>&amp;<text:span text:style-name="T25"> </text:span>Source)</text:p>
      <text:p text:style-name="P31"><text:span text:style-name="T22">檢查</text:span><text:span text:style-name="T15">Source</text:span><text:span text:style-name="T22">是否為</text:span><text:span text:style-name="T15">LZO</text:span><text:span text:style-name="T22">檔案表頭，並且返回數據開始的位置。</text:span></text:p>
      <text:p text:style-name="P68"/>
      <text:h text:style-name="P70" text:outline-level="3"><text:bookmark text:name="ScriptableLzo"/><text:span text:style-name="T13">ScriptableLzo</text:span><text:span text:style-name="T20">類別</text:span></text:h>
      <text:h text:style-name="P60" text:outline-level="4">功能</text:h>
      <text:p text:style-name="P31"><text:span text:style-name="T15">Qt Script</text:span><text:span text:style-name="T22">的</text:span><text:span text:style-name="T15">Javascript</text:span><text:span text:style-name="T22">當中，處理</text:span><text:span text:style-name="T15">LZO</text:span><text:span text:style-name="T22">檔案的壓縮及解壓縮。</text:span></text:p>
      <text:h text:style-name="P60" text:outline-level="4">宣告</text:h>
      <text:p text:style-name="P30"><text:span text:style-name="T7">class</text:span><text:span text:style-name="T8"> </text:span><text:span text:style-name="T7">ScriptableLzo</text:span><text:span text:style-name="T8"> </text:span><text:span text:style-name="T1">:</text:span><text:span text:style-name="T8"> </text:span><text:span text:style-name="T7">public</text:span><text:span text:style-name="T8"> </text:span><text:span text:style-name="T7">QObject</text:span></text:p>
      <text:p text:style-name="P75"><text:span text:style-name="T25"><text:s text:c="17"/></text:span><text:span text:style-name="T16">,</text:span><text:span text:style-name="T26"> </text:span><text:span text:style-name="T28">public</text:span><text:span text:style-name="T26"> </text:span><text:span text:style-name="T30">QScriptable</text:span></text:p>
      <text:p text:style-name="P75"><text:span text:style-name="T25"><text:s text:c="17"/></text:span><text:span text:style-name="T16">,</text:span><text:span text:style-name="T26"> </text:span><text:span text:style-name="T28">public</text:span><text:span text:style-name="T26"> </text:span><text:span text:style-name="T30">QtLzo</text:span></text:p>
      <text:p text:style-name="P74">{</text:p>
      <text:p text:style-name="P75"><text:span text:style-name="T25"><text:s text:c="2"/></text:span><text:span text:style-name="T32">Q_OBJECT</text:span></text:p>
      <text:p text:style-name="P75"><text:span text:style-name="T25"><text:s text:c="2"/></text:span><text:span text:style-name="T28">public</text:span><text:span text:style-name="T16">:</text:span></text:p>
      <text:p text:style-name="P75"><text:span text:style-name="T25"><text:s text:c="4"/></text:span><text:span text:style-name="T28">explicit</text:span><text:span text:style-name="T26"> <text:s text:c="4"/></text:span><text:span text:style-name="T30">ScriptableLzo</text:span><text:span text:style-name="T26"> </text:span><text:span text:style-name="T16">(</text:span><text:span text:style-name="T30">QObject</text:span><text:span text:style-name="T26"> </text:span><text:span text:style-name="T16">*</text:span><text:span text:style-name="T26"> </text:span><text:span text:style-name="T16">parent)</text:span><text:span text:style-name="T26"> </text:span><text:span text:style-name="T16">;</text:span></text:p>
      <text:p text:style-name="P75"><text:soft-page-break/><text:span text:style-name="T25"><text:s text:c="4"/></text:span><text:span text:style-name="T28">virtual</text:span><text:span text:style-name="T26"> <text:s text:c="4"/></text:span><text:span text:style-name="T16">~</text:span><text:span text:style-name="T24">ScriptableLzo</text:span><text:span text:style-name="T26"> </text:span><text:span text:style-name="T16">(</text:span><text:span text:style-name="T28">void</text:span><text:span text:style-name="T16">)</text:span><text:span text:style-name="T26"> </text:span><text:span text:style-name="T16">;</text:span></text:p>
      <text:p text:style-name="P75"><text:span text:style-name="T25"><text:s text:c="2"/></text:span><text:span text:style-name="T28">protected</text:span><text:span text:style-name="T16">:</text:span></text:p>
      <text:p text:style-name="P75"><text:span text:style-name="T25"><text:s text:c="2"/></text:span><text:span text:style-name="T28">private</text:span><text:span text:style-name="T16">:</text:span></text:p>
      <text:p text:style-name="P75"><text:span text:style-name="T25"><text:s text:c="2"/></text:span><text:span text:style-name="T28">public</text:span><text:span text:style-name="T26"> </text:span><text:span text:style-name="T28">slots</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ToLzo</text:span><text:span text:style-name="T26"> <text:s text:c="8"/></text:span><text:span text:style-name="T16">(</text:span><text:span text:style-name="T30">QString</text:span><text:span text:style-name="T26"> </text:span><text:span text:style-name="T16">file,</text:span><text:span text:style-name="T30">QString</text:span><text:span text:style-name="T26"> </text:span><text:span text:style-name="T16">lzo,</text:span><text:span text:style-name="T28">int</text:span><text:span text:style-name="T26"> </text:span><text:span text:style-name="T16">level</text:span><text:span text:style-name="T26"> </text:span><text:span text:style-name="T16">=</text:span><text:span text:style-name="T26"> </text:span><text:span text:style-name="T32">9</text:span><text:span text:style-name="T16">,</text:span><text:span text:style-name="T28">int</text:span><text:span text:style-name="T26"> </text:span><text:span text:style-name="T16">method</text:span><text:span text:style-name="T26"> </text:span><text:span text:style-name="T16">=</text:span><text:span text:style-name="T26"> </text:span><text:span text:style-name="T30">QtLzo</text:span><text:span text:style-name="T16">::</text:span><text:span text:style-name="T30">LZO1x</text:span><text:span text:style-name="T16">)</text:span><text:span text:style-name="T26"> </text:span><text:span text:style-name="T16">;</text:span></text:p>
      <text:p text:style-name="P75"><text:span text:style-name="T25"><text:s text:c="4"/></text:span><text:span text:style-name="T28">virtual</text:span><text:span text:style-name="T26"> </text:span><text:span text:style-name="T28">bool</text:span><text:span text:style-name="T26"> </text:span><text:span text:style-name="T24">ToFile</text:span><text:span text:style-name="T26"> <text:s text:c="7"/></text:span><text:span text:style-name="T16">(</text:span><text:span text:style-name="T30">QString</text:span><text:span text:style-name="T26"> </text:span><text:span text:style-name="T16">lzo,</text:span><text:span text:style-name="T30">QString</text:span><text:span text:style-name="T26"> </text:span><text:span text:style-name="T16">file)</text:span><text:span text:style-name="T26"> </text:span><text:span text:style-name="T16">;</text:span></text:p>
      <text:p text:style-name="P75"><text:span text:style-name="T25"><text:s text:c="2"/></text:span><text:span text:style-name="T28">protected</text:span><text:span text:style-name="T26"> </text:span><text:span text:style-name="T28">slots</text:span><text:span text:style-name="T16">:</text:span></text:p>
      <text:p text:style-name="P75"><text:span text:style-name="T25"><text:s text:c="2"/></text:span><text:span text:style-name="T28">private</text:span><text:span text:style-name="T26"> </text:span><text:span text:style-name="T28">slots</text:span><text:span text:style-name="T16">:</text:span></text:p>
      <text:p text:style-name="P75"><text:span text:style-name="T25"><text:s text:c="2"/></text:span><text:span text:style-name="T28">signals</text:span><text:span text:style-name="T16">:</text:span></text:p>
      <text:p text:style-name="P74">};</text:p>
      <text:h text:style-name="P60" text:outline-level="4">說明</text:h>
      <text:p text:style-name="P29"><text:bookmark text:name="ToLzo"/></text:p>
      <text:p text:style-name="P74"><text:span text:style-name="T27">bool</text:span> <text:span text:style-name="T23">ToLzo</text:span>(<text:span text:style-name="T29">QString</text:span><text:span text:style-name="T25"> </text:span>file,<text:span text:style-name="T29">QString</text:span><text:span text:style-name="T25"> </text:span>lzo,<text:span text:style-name="T27">int</text:span><text:span text:style-name="T25"> </text:span>level,<text:span text:style-name="T27">int</text:span><text:span text:style-name="T25"> </text:span>method)</text:p>
      <text:p text:style-name="P30"><text:span text:style-name="T4">將檔案</text:span><text:span text:style-name="T1">file</text:span><text:span text:style-name="T4">壓縮成</text:span><text:span text:style-name="T1">lzo</text:span><text:span text:style-name="T4">檔，成功則返回</text:span><text:span text:style-name="T1">true</text:span><text:span text:style-name="T4">，失敗則返回</text:span><text:span text:style-name="T1">false</text:span><text:span text:style-name="T4">。</text:span><text:line-break/><text:line-break/><text:span text:style-name="T4">參數說明：</text:span></text:p>
      <text:list xml:id="list532986857254260613" text:style-name="L16">
        <text:list-item>
          <text:p text:style-name="P51"><text:span text:style-name="T15">file : </text:span><text:span text:style-name="T22">原始檔案。</text:span></text:p>
        </text:list-item>
        <text:list-item>
          <text:p text:style-name="P51"><text:span text:style-name="T15">lzo : LZO</text:span><text:span text:style-name="T22">壓縮檔。</text:span></text:p>
        </text:list-item>
        <text:list-item>
          <text:p text:style-name="P51"><text:span text:style-name="T15">level : 1 ~ 9</text:span><text:span text:style-name="T22">，內定值為</text:span><text:span text:style-name="T15">9</text:span><text:span text:style-name="T22">。</text:span></text:p>
        </text:list-item>
        <text:list-item>
          <text:p text:style-name="P21"><text:span text:style-name="T15">method : lzoMethods</text:span><text:span text:style-name="T22">，內定值為</text:span><text:span text:style-name="T15">LZO1x</text:span><text:span text:style-name="T22">。</text:span></text:p>
        </text:list-item>
      </text:list>
      <text:p text:style-name="P29"><text:bookmark text:name="ToFile"/></text:p>
      <text:p text:style-name="P74"><text:span text:style-name="T27">bool</text:span><text:span text:style-name="T25"> </text:span><text:span text:style-name="T23">ToFile</text:span>(<text:span text:style-name="T29">QString</text:span><text:span text:style-name="T25"> </text:span>lzo,<text:span text:style-name="T29">QString</text:span><text:span text:style-name="T25"> </text:span>file)</text:p>
      <text:p text:style-name="P31"><text:span text:style-name="T22">將</text:span><text:span text:style-name="T15">lzo</text:span><text:span text:style-name="T22">檔案解壓縮成</text:span><text:span text:style-name="T15">file</text:span><text:span text:style-name="T22">，成功則返回</text:span><text:span text:style-name="T15">true</text:span><text:span text:style-name="T22">，失敗則返回</text:span><text:span text:style-name="T15">false</text:span><text:span text:style-name="T22">。</text:span></text:p>
      <text:p text:style-name="P68"/>
      <text:h text:style-name="P70" text:outline-level="3"><text:bookmark text:name="Functions"/><text:span text:style-name="T13">QtLzo</text:span><text:span text:style-name="T20">函數</text:span></text:h>
      <text:p text:style-name="P31"><text:span text:style-name="T15">Qt LZO</text:span><text:span text:style-name="T22">目前提供六個函數。</text:span></text:p>
      <text:list xml:id="list1369054270830450400" text:style-name="L17">
        <text:list-item>
          <text:p text:style-name="P46"><text:span text:style-name="T27">bool</text:span><text:span text:style-name="T25"> </text:span>ToLZO<text:span text:style-name="T25"> </text:span>(<text:span text:style-name="T27">const</text:span><text:span text:style-name="T25"> </text:span><text:span text:style-name="T29">QByteArray</text:span><text:span text:style-name="T25"> </text:span>&amp;<text:span text:style-name="T25"> </text:span>data,<text:span text:style-name="T29">QByteArray</text:span><text:span text:style-name="T25"> </text:span>&amp;<text:span text:style-name="T25"> </text:span>lzo,<text:span text:style-name="T27">int</text:span><text:span text:style-name="T25"> </text:span>level<text:span text:style-name="T25"> </text:span>=<text:span text:style-name="T25"> </text:span><text:span text:style-name="T31">9</text:span>,<text:span text:style-name="T27">int</text:span><text:span text:style-name="T25"> </text:span>method<text:span text:style-name="T25"> </text:span>=<text:span text:style-name="T25"> </text:span><text:span text:style-name="T29">QtLzo</text:span>::<text:span text:style-name="T29">LZO1x</text:span>)</text:p>
        </text:list-item>
        <text:list-item>
          <text:p text:style-name="P46"><text:span text:style-name="T27">bool</text:span><text:span text:style-name="T25"> </text:span>FromLZO<text:span text:style-name="T25"> </text:span>(<text:span text:style-name="T27">const</text:span><text:span text:style-name="T25"> </text:span><text:span text:style-name="T29">QByteArray</text:span><text:span text:style-name="T25"> </text:span>&amp;<text:span text:style-name="T25"> </text:span>lzo<text:span text:style-name="T25"> </text:span>,<text:span text:style-name="T29">QByteArray</text:span><text:span text:style-name="T25"> </text:span>&amp;<text:span text:style-name="T25"> </text:span>data)</text:p>
        </text:list-item>
        <text:list-item>
          <text:p text:style-name="P46"><text:span text:style-name="T27">bool</text:span><text:span text:style-name="T25"> </text:span>SaveLZO<text:span text:style-name="T25"> </text:span>(<text:span text:style-name="T29">QString</text:span><text:span text:style-name="T25"> </text:span>filename,<text:span text:style-name="T29">QByteArray</text:span><text:span text:style-name="T25"> </text:span>&amp;<text:span text:style-name="T25"> </text:span>data,<text:span text:style-name="T27">int</text:span><text:span text:style-name="T25"> </text:span>level<text:span text:style-name="T25"> </text:span>=<text:span text:style-name="T25"> </text:span><text:span text:style-name="T31">9</text:span>,<text:span text:style-name="T27">int</text:span><text:span text:style-name="T25"> </text:span>method<text:span text:style-name="T25"> </text:span>=<text:span text:style-name="T25"> </text:span><text:span text:style-name="T29">QtLzo</text:span>::<text:span text:style-name="T29">LZO1x</text:span>)</text:p>
        </text:list-item>
        <text:list-item>
          <text:p text:style-name="P46"><text:soft-page-break/><text:span text:style-name="T27">bool</text:span><text:span text:style-name="T25"> </text:span>LoadLZO<text:span text:style-name="T25"> </text:span>(<text:span text:style-name="T29">QString</text:span><text:span text:style-name="T25"> </text:span>filename,<text:span text:style-name="T29">QByteArray</text:span><text:span text:style-name="T25"> </text:span>&amp;<text:span text:style-name="T25"> </text:span>data)</text:p>
        </text:list-item>
        <text:list-item>
          <text:p text:style-name="P46"><text:span text:style-name="T27">bool</text:span><text:span text:style-name="T25"> </text:span>FileToLzo<text:span text:style-name="T25"> </text:span>(<text:span text:style-name="T29">QString</text:span><text:span text:style-name="T25"> </text:span>file,<text:span text:style-name="T29">QString</text:span><text:span text:style-name="T25"> </text:span>lzo,<text:span text:style-name="T27">int</text:span><text:span text:style-name="T25"> </text:span>level<text:span text:style-name="T25"> </text:span>=<text:span text:style-name="T25"> </text:span><text:span text:style-name="T31">9</text:span>,<text:span text:style-name="T27">int</text:span><text:span text:style-name="T25"> </text:span>method<text:span text:style-name="T25"> </text:span>=<text:span text:style-name="T25"> </text:span><text:span text:style-name="T29">QtLzo</text:span>::<text:span text:style-name="T29">LZO1x</text:span>)</text:p>
        </text:list-item>
        <text:list-item>
          <text:p text:style-name="P15"><text:span text:style-name="T27">bool</text:span><text:span text:style-name="T25"> </text:span>LzoToFile<text:span text:style-name="T25"> </text:span>(<text:span text:style-name="T29">QString</text:span><text:span text:style-name="T25"> </text:span>lzo,<text:span text:style-name="T29">QString</text:span><text:span text:style-name="T25"> </text:span>file)</text:p>
        </text:list-item>
      </text:list>
      <text:p text:style-name="Text_20_body"/>
      <text:h text:style-name="P60" text:outline-level="4">說明</text:h>
      <text:p text:style-name="P30"><text:bookmark text:name="ToLZO"/><text:line-break/><text:span text:style-name="T7">bool</text:span><text:span text:style-name="T8"> </text:span><text:span text:style-name="T1">ToLZO</text:span><text:span text:style-name="T8"> </text:span><text:span text:style-name="T1">(</text:span><text:span text:style-name="T7">const</text:span><text:span text:style-name="T8"> </text:span><text:span text:style-name="T7">QByteArray</text:span><text:span text:style-name="T8"> </text:span><text:span text:style-name="T1">&amp;</text:span><text:span text:style-name="T8"> </text:span><text:span text:style-name="T1">data,</text:span><text:span text:style-name="T7">QByteArray</text:span><text:span text:style-name="T8"> </text:span><text:span text:style-name="T1">&amp;</text:span><text:span text:style-name="T8"> </text:span><text:span text:style-name="T1">lzo,</text:span><text:span text:style-name="T7">int</text:span><text:span text:style-name="T8"> </text:span><text:span text:style-name="T1">level,</text:span><text:span text:style-name="T7">int</text:span><text:span text:style-name="T8"> </text:span><text:span text:style-name="T1">method)</text:span><text:line-break/><text:line-break/><text:span text:style-name="T4">將數據壓縮成</text:span><text:span text:style-name="T1">LZO</text:span><text:span text:style-name="T4">壓縮格式，成功則返回</text:span><text:span text:style-name="T1">true</text:span><text:span text:style-name="T4">，失敗則返回</text:span><text:span text:style-name="T1">false</text:span><text:span text:style-name="T4">。</text:span><text:line-break/><text:line-break/><text:span text:style-name="T4">參數說明：</text:span></text:p>
      <text:list xml:id="list4707554189646936687" text:style-name="L18">
        <text:list-item>
          <text:p text:style-name="P52"><text:span text:style-name="T15">data : </text:span><text:span text:style-name="T22">原始數據。</text:span></text:p>
        </text:list-item>
        <text:list-item>
          <text:p text:style-name="P52"><text:span text:style-name="T15">lzo : LZO</text:span><text:span text:style-name="T22">壓縮數據。</text:span></text:p>
        </text:list-item>
        <text:list-item>
          <text:p text:style-name="P52"><text:span text:style-name="T15">level : 1 ~ 9</text:span><text:span text:style-name="T22">，內定值為</text:span><text:span text:style-name="T15">9</text:span><text:span text:style-name="T22">。</text:span></text:p>
        </text:list-item>
        <text:list-item>
          <text:p text:style-name="P22"><text:span text:style-name="T15">method : lzoMethods</text:span><text:span text:style-name="T22">，內定值為</text:span><text:span text:style-name="T15">LZO1x</text:span><text:span text:style-name="T22">。</text:span></text:p>
        </text:list-item>
      </text:list>
      <text:p text:style-name="P30"><text:bookmark text:name="FromLZO"/><text:line-break/><text:span text:style-name="T7">bool</text:span><text:span text:style-name="T8"> </text:span><text:span text:style-name="T1">FromLZO</text:span><text:span text:style-name="T8"> </text:span><text:span text:style-name="T1">(</text:span><text:span text:style-name="T7">const</text:span><text:span text:style-name="T8"> </text:span><text:span text:style-name="T7">QByteArray</text:span><text:span text:style-name="T8"> </text:span><text:span text:style-name="T1">&amp;</text:span><text:span text:style-name="T8"> </text:span><text:span text:style-name="T1">lzo</text:span><text:span text:style-name="T8"> </text:span><text:span text:style-name="T1">,</text:span><text:span text:style-name="T7">QByteArray</text:span><text:span text:style-name="T8"> </text:span><text:span text:style-name="T1">&amp;</text:span><text:span text:style-name="T8"> </text:span><text:span text:style-name="T1">data)</text:span><text:line-break/><text:line-break/><text:span text:style-name="T4">將</text:span><text:span text:style-name="T1">LZO</text:span><text:span text:style-name="T4">數據解壓縮成原始數據，成功則返回</text:span><text:span text:style-name="T1">true</text:span><text:span text:style-name="T4">，失敗則返回</text:span><text:span text:style-name="T1">false</text:span><text:span text:style-name="T4">。</text:span><text:line-break/><text:line-break/><text:span text:style-name="T4">參數說明：</text:span></text:p>
      <text:list xml:id="list7001314052350380013" text:style-name="L19">
        <text:list-item>
          <text:p text:style-name="P53"><text:span text:style-name="T15">lzo : LZO</text:span><text:span text:style-name="T22">壓縮數據。</text:span></text:p>
        </text:list-item>
        <text:list-item>
          <text:p text:style-name="P23"><text:span text:style-name="T15">data : </text:span><text:span text:style-name="T22">原始數據。</text:span></text:p>
        </text:list-item>
      </text:list>
      <text:p text:style-name="P30"><text:bookmark text:name="SaveLZO"/><text:line-break/><text:span text:style-name="T7">bool</text:span><text:span text:style-name="T8"> </text:span><text:span text:style-name="T1">SaveLZO</text:span><text:span text:style-name="T8"> </text:span><text:span text:style-name="T1">(</text:span><text:span text:style-name="T7">QString</text:span><text:span text:style-name="T8"> </text:span><text:span text:style-name="T1">filename,</text:span><text:span text:style-name="T7">QByteArray</text:span><text:span text:style-name="T8"> </text:span><text:span text:style-name="T1">&amp;</text:span><text:span text:style-name="T8"> </text:span><text:span text:style-name="T1">data,</text:span><text:span text:style-name="T7">int</text:span><text:span text:style-name="T8"> </text:span><text:span text:style-name="T1">level,</text:span><text:span text:style-name="T7">int</text:span><text:span text:style-name="T8"> </text:span><text:span text:style-name="T1">method)</text:span><text:line-break/><text:line-break/><text:span text:style-name="T4">將數據壓縮成</text:span><text:span text:style-name="T1">LZO</text:span><text:span text:style-name="T4">壓縮格式，並儲存到檔案中，成功則返回</text:span><text:span text:style-name="T1">true</text:span><text:span text:style-name="T4">，失敗則返回</text:span><text:span text:style-name="T1">false</text:span><text:span text:style-name="T4">。</text:span><text:line-break/><text:line-break/><text:span text:style-name="T4">參數說明：</text:span></text:p>
      <text:list xml:id="list1424462151840201129" text:style-name="L20">
        <text:list-item>
          <text:p text:style-name="P54"><text:span text:style-name="T15">filename : LZO</text:span><text:span text:style-name="T22">檔案名稱。</text:span></text:p>
        </text:list-item>
        <text:list-item>
          <text:p text:style-name="P54"><text:span text:style-name="T15">data : </text:span><text:span text:style-name="T22">原始數據。</text:span></text:p>
        </text:list-item>
        <text:list-item>
          <text:p text:style-name="P54"><text:span text:style-name="T15">level : 1 ~ 9</text:span><text:span text:style-name="T22">，內定值為</text:span><text:span text:style-name="T15">9</text:span><text:span text:style-name="T22">。</text:span></text:p>
        </text:list-item>
        <text:list-item>
          <text:p text:style-name="P24"><text:span text:style-name="T15">method : lzoMethods</text:span><text:span text:style-name="T22">，內定值為</text:span><text:span text:style-name="T15">LZO1x</text:span><text:span text:style-name="T22">。</text:span></text:p>
        </text:list-item>
      </text:list>
      <text:p text:style-name="P30"><text:bookmark text:name="LoadLZO"/><text:line-break/><text:span text:style-name="T7">bool</text:span><text:span text:style-name="T8"> </text:span><text:span text:style-name="T1">LoadLZO</text:span><text:span text:style-name="T8"> </text:span><text:span text:style-name="T1">(</text:span><text:span text:style-name="T7">QString</text:span><text:span text:style-name="T8"> </text:span><text:span text:style-name="T1">filename,</text:span><text:span text:style-name="T7">QByteArray</text:span><text:span text:style-name="T8"> </text:span><text:span text:style-name="T1">&amp;</text:span><text:span text:style-name="T8"> </text:span><text:span text:style-name="T1">data)</text:span><text:line-break/><text:line-break/><text:span text:style-name="T4">將</text:span><text:span text:style-name="T1">LZO</text:span><text:span text:style-name="T4">檔案解壓縮成原始數據，成功則返回</text:span><text:span text:style-name="T1">true</text:span><text:span text:style-name="T4">，失敗則返回</text:span><text:span text:style-name="T1">false</text:span><text:span text:style-name="T4">。</text:span><text:line-break/><text:line-break/><text:span text:style-name="T4">參數說明：</text:span></text:p>
      <text:list xml:id="list4859810332042986290" text:style-name="L21">
        <text:list-item>
          <text:p text:style-name="P55"><text:span text:style-name="T15">filename : LZO</text:span><text:span text:style-name="T22">檔案名稱。</text:span></text:p>
        </text:list-item>
        <text:list-item>
          <text:p text:style-name="P25"><text:span text:style-name="T15">data : </text:span><text:span text:style-name="T22">原始數據。</text:span></text:p>
        </text:list-item>
      </text:list>
      <text:p text:style-name="P30"><text:bookmark text:name="FileToLzo"/><text:soft-page-break/><text:line-break/><text:span text:style-name="T7">bool</text:span><text:span text:style-name="T8"> </text:span><text:span text:style-name="T1">FileToLzo</text:span><text:span text:style-name="T8"> </text:span><text:span text:style-name="T1">(</text:span><text:span text:style-name="T7">QString</text:span><text:span text:style-name="T8"> </text:span><text:span text:style-name="T1">file,</text:span><text:span text:style-name="T7">QString</text:span><text:span text:style-name="T8"> </text:span><text:span text:style-name="T1">lzo,</text:span><text:span text:style-name="T7">int</text:span><text:span text:style-name="T8"> </text:span><text:span text:style-name="T1">level,</text:span><text:span text:style-name="T7">int</text:span><text:span text:style-name="T8"> </text:span><text:span text:style-name="T1">method)</text:span><text:line-break/><text:line-break/><text:span text:style-name="T4">將檔案</text:span><text:span text:style-name="T1">file</text:span><text:span text:style-name="T4">壓縮成</text:span><text:span text:style-name="T1">lzo</text:span><text:span text:style-name="T4">檔，成功則返回</text:span><text:span text:style-name="T1">true</text:span><text:span text:style-name="T4">，失敗則返回</text:span><text:span text:style-name="T1">false</text:span><text:span text:style-name="T4">。</text:span><text:line-break/><text:line-break/><text:span text:style-name="T4">參數說明：</text:span></text:p>
      <text:list xml:id="list297247798743941122" text:style-name="L22">
        <text:list-item>
          <text:p text:style-name="P56"><text:span text:style-name="T15">file : </text:span><text:span text:style-name="T22">原始檔案。</text:span></text:p>
        </text:list-item>
        <text:list-item>
          <text:p text:style-name="P56"><text:span text:style-name="T15">lzo : LZO</text:span><text:span text:style-name="T22">壓縮檔。</text:span></text:p>
        </text:list-item>
        <text:list-item>
          <text:p text:style-name="P56"><text:span text:style-name="T15">level : 1 ~ 9</text:span><text:span text:style-name="T22">，內定值為</text:span><text:span text:style-name="T15">9</text:span><text:span text:style-name="T22">。</text:span></text:p>
        </text:list-item>
        <text:list-item>
          <text:p text:style-name="P26"><text:span text:style-name="T15">method : lzoMethods</text:span><text:span text:style-name="T22">，內定值為</text:span><text:span text:style-name="T15">LZO1x</text:span><text:span text:style-name="T22">。</text:span></text:p>
        </text:list-item>
      </text:list>
      <text:p text:style-name="P30"><text:line-break/><text:bookmark text:name="LzoToFile"/><text:line-break/><text:span text:style-name="T7">bool</text:span><text:span text:style-name="T8"> </text:span><text:span text:style-name="T1">LzoToFile</text:span><text:span text:style-name="T8"> </text:span><text:span text:style-name="T1">(</text:span><text:span text:style-name="T7">QString</text:span><text:span text:style-name="T8"> </text:span><text:span text:style-name="T1">lzo,</text:span><text:span text:style-name="T7">QString</text:span><text:span text:style-name="T8"> </text:span><text:span text:style-name="T1">file)</text:span><text:line-break/><text:line-break/><text:span text:style-name="T4">將</text:span><text:span text:style-name="T1">lzo</text:span><text:span text:style-name="T4">檔案解壓縮成</text:span><text:span text:style-name="T1">file</text:span><text:span text:style-name="T4">，成功則返回</text:span><text:span text:style-name="T1">true</text:span><text:span text:style-name="T4">，失敗則返回</text:span><text:span text:style-name="T1">false</text:span><text:span text:style-name="T4">。</text:span><text:line-break/></text:p>
      <text:h text:style-name="P4" text:outline-level="1"><text:span text:style-name="T15">QtLZO</text:span><text:span text:style-name="T22">使用範例</text:span></text:h>
      <text:p text:style-name="P68"/>
      <text:h text:style-name="P72" text:outline-level="3">目錄</text:h>
      <text:list xml:id="list2100312500132642169" text:style-name="L23">
        <text:list-item>
          <text:p text:style-name="P58">僅使用記憶體的壓縮方式</text:p>
        </text:list-item>
        <text:list-item>
          <text:p text:style-name="P58">僅使用記憶體的解壓方式</text:p>
        </text:list-item>
        <text:list-item>
          <text:p text:style-name="P58">將記憶體數據壓縮到檔案的方式</text:p>
        </text:list-item>
        <text:list-item>
          <text:p text:style-name="P58">將檔案解壓到記憶體數據的方式</text:p>
        </text:list-item>
        <text:list-item>
          <text:p text:style-name="P58">將壓縮檔案解壓縮到另一個檔案的方式</text:p>
        </text:list-item>
        <text:list-item>
          <text:p text:style-name="P57"><text:span text:style-name="T22">將一般檔案壓縮到</text:span><text:span text:style-name="T15">LZO</text:span><text:span text:style-name="T22">檔案</text:span></text:p>
        </text:list-item>
        <text:list-item>
          <text:p text:style-name="P27"><text:span text:style-name="T22">使用</text:span><text:span text:style-name="T15">Javascript</text:span><text:span text:style-name="T22">（</text:span><text:span text:style-name="T15">Qt Script</text:span><text:span text:style-name="T22">）的方式</text:span></text:p>
        </text:list-item>
      </text:list>
      <text:p text:style-name="P30"><text:line-break/><text:span text:style-name="T4">「</text:span><text:span text:style-name="T1">QtLzo/examples/lzotool</text:span><text:span text:style-name="T4">」目錄當中有使用範例程式。</text:span></text:p>
      <text:p text:style-name="P68"/>
      <text:h text:style-name="P72" text:outline-level="3">僅使用記憶體的壓縮方式</text:h>
      <text:p text:style-name="P32">僅使用記憶體的壓縮方式經常使用於網路傳輸的應用上。</text:p>
      <text:h text:style-name="P61" text:outline-level="4"><text:span text:style-name="T21">完整的原始數據一次壓縮成</text:span><text:span text:style-name="T14">LZO</text:span><text:span text:style-name="T21">格式</text:span></text:h>
      <text:p text:style-name="P33"><text:line-break/><text:span text:style-name="T10">使用內定參數</text:span><text:line-break/><text:line-break/><text:span text:style-name="T4">使用函數的方式</text:span></text:p>
      <table:table table:name="表格7" table:style-name="表格7">
        <table:table-column table:style-name="表格7.A"/>
        <table:table-row>
          <table:table-cell table:style-name="表格7.A1" office:value-type="string">
            <text:p text:style-name="Table_20_Contents">QByteArray sourceData ;<text:line-break/>QByteArray lzoData ;<text:line-break/><text:soft-page-break/>// ...<text:line-break/>// Load sourceData by your own code<text:line-break/>// ...<text:line-break/>if ( ToLZO ( sourceData , lzoData ) ) {<text:line-break/>  // handling LZO compressed data<text:line-break/>} else {<text:line-break/>  // error when compress data into LZO format<text:line-break/>}</text:p>
          </table:table-cell>
        </table:table-row>
      </table:table>
      <text:p text:style-name="P33"><text:line-break/><text:span text:style-name="T4">使用</text:span><text:span text:style-name="T1">QtLzo</text:span><text:span text:style-name="T4">物件的方式</text:span></text:p>
      <table:table table:name="表格8" table:style-name="表格8">
        <table:table-column table:style-name="表格8.A"/>
        <table:table-row>
          <table:table-cell table:style-name="表格8.A1" office:value-type="string">
            <text:p text:style-name="P67"/>
            <text:p text:style-name="P77">QByteArray <text:s text:c="2"/>sourceData <text:s text:c="18"/>;</text:p>
            <text:p text:style-name="P81">QByteArray <text:s text:c="2"/>lzoData <text:s text:c="21"/>;</text:p>
            <text:p text:style-name="P78"><text:span text:style-name="T29">QtLzo</text:span><text:span text:style-name="T25"> <text:s text:c="7"/></text:span><text:span text:style-name="T11">L</text:span><text:span text:style-name="T25"> <text:s text:c="26"/></text:span><text:span text:style-name="T11"><text:s/>;</text:span></text:p>
            <text:p text:style-name="P80"><text:span text:style-name="T27">int</text:span><text:span text:style-name="T25"> <text:s text:c="9"/></text:span><text:span text:style-name="T11">r</text:span><text:span text:style-name="T25"> <text:s text:c="26"/></text:span><text:span text:style-name="T11"><text:s/>;</text:span></text:p>
            <text:p text:style-name="P76"><text:span text:style-name="T29">QVariantList</text:span><text:span text:style-name="T25"> </text:span><text:span text:style-name="T11">v</text:span><text:span text:style-name="T25"> <text:s text:c="26"/></text:span><text:span text:style-name="T11"><text:s/>;</text:span></text:p>
            <text:p text:style-name="P76"><text:span text:style-name="T11">v</text:span><text:span text:style-name="T25"> </text:span><text:span text:style-name="T11">&lt;&lt;</text:span><text:span text:style-name="T25"> </text:span><text:span text:style-name="T11">level</text:span><text:span text:style-name="T25"> <text:s text:c="30"/></text:span><text:span text:style-name="T11"><text:s/>;</text:span></text:p>
            <text:p text:style-name="P76"><text:span text:style-name="T11">v</text:span><text:span text:style-name="T25"> </text:span><text:span text:style-name="T11">&lt;&lt;</text:span><text:span text:style-name="T25"> </text:span><text:span text:style-name="T11">method</text:span><text:span text:style-name="T25"> <text:s text:c="29"/></text:span><text:span text:style-name="T11"><text:s/>;</text:span></text:p>
            <text:p text:style-name="P81">v &lt;&lt; blocks <text:s text:c="30"/>;</text:p>
            <text:p text:style-name="P81">v &lt;&lt; outputLength <text:s text:c="24"/>;</text:p>
            <text:p text:style-name="P76"><text:span text:style-name="T11">r</text:span><text:span text:style-name="T25"> </text:span><text:span text:style-name="T11">=</text:span><text:span text:style-name="T25"> </text:span><text:span text:style-name="T11">L</text:span><text:span text:style-name="T25"> </text:span><text:span text:style-name="T11">.</text:span><text:span text:style-name="T25"> </text:span><text:span text:style-name="T12">BeginCompress</text:span><text:span text:style-name="T25"> </text:span><text:span text:style-name="T11">(</text:span><text:span text:style-name="T25"> </text:span><text:span text:style-name="T11">v</text:span><text:span text:style-name="T25"> </text:span><text:span text:style-name="T11">)</text:span><text:span text:style-name="T25"> <text:s text:c="13"/></text:span><text:span text:style-name="T11"><text:s/>;</text:span></text:p>
            <text:p text:style-name="P76"><text:span text:style-name="T27">if</text:span><text:span text:style-name="T25"> </text:span><text:span text:style-name="T11">(</text:span><text:span text:style-name="T25"> </text:span><text:span text:style-name="T11">L</text:span><text:span text:style-name="T25"> </text:span><text:span text:style-name="T11">.</text:span><text:span text:style-name="T25"> </text:span><text:span text:style-name="T12">IsCorrect</text:span><text:span text:style-name="T25"> </text:span><text:span text:style-name="T11">(</text:span><text:span text:style-name="T25"> </text:span><text:span text:style-name="T11">r</text:span><text:span text:style-name="T25"> </text:span><text:span text:style-name="T11">)</text:span><text:span text:style-name="T25"> </text:span><text:span text:style-name="T11">)</text:span><text:span text:style-name="T25"> <text:s text:c="14"/></text:span><text:span text:style-name="T11"><text:s/>{</text:span></text:p>
            <text:p text:style-name="P76"><text:span text:style-name="T25"><text:s text:c="2"/></text:span><text:span text:style-name="T11">L</text:span><text:span text:style-name="T25"> </text:span><text:span text:style-name="T11">.</text:span><text:span text:style-name="T25"> </text:span><text:span text:style-name="T12">doCompress</text:span><text:span text:style-name="T25"> </text:span><text:span text:style-name="T11">(</text:span><text:span text:style-name="T25"> </text:span><text:span text:style-name="T11">sourceData</text:span><text:span text:style-name="T25"> </text:span><text:span text:style-name="T11">,</text:span><text:span text:style-name="T25"> </text:span><text:span text:style-name="T11">lzoData</text:span><text:span text:style-name="T25"> </text:span><text:span text:style-name="T11">)</text:span><text:span text:style-name="T25"> </text:span><text:span text:style-name="T11">;</text:span></text:p>
            <text:p text:style-name="P76"><text:span text:style-name="T11">}</text:span><text:span text:style-name="T25"> <text:s text:c="39"/></text:span><text:span text:style-name="T11"><text:s/>;</text:span></text:p>
          </table:table-cell>
        </table:table-row>
      </table:table>
      <text:p text:style-name="Text_20_body"/>
      <text:h text:style-name="P61" text:outline-level="4"><text:span text:style-name="T21">未知長度的原始數據分解成多次壓縮成</text:span><text:span text:style-name="T14">LZO</text:span><text:span text:style-name="T21">格式</text:span></text:h>
      <text:p text:style-name="P34"/>
      <table:table table:name="表格9" table:style-name="表格9">
        <table:table-column table:style-name="表格9.A"/>
        <table:table-row>
          <table:table-cell table:style-name="表格9.A1" office:value-type="string">
            <text:p text:style-name="P77">QByteArray <text:s text:c="2"/>sourceData <text:s text:c="21"/>;</text:p>
            <text:p text:style-name="P81">QByteArray <text:s text:c="2"/>lzoData <text:s text:c="24"/>;</text:p>
            <text:p text:style-name="P81">QByteArray <text:s text:c="2"/>Compressed <text:s text:c="21"/>;</text:p>
            <text:p text:style-name="P78"><text:span text:style-name="T29">QtLzo</text:span><text:span text:style-name="T25"> <text:s text:c="7"/></text:span><text:span text:style-name="T11">L</text:span><text:span text:style-name="T25"> <text:s text:c="26"/></text:span><text:span text:style-name="T11"><text:s text:c="4"/>;</text:span></text:p>
            <text:p text:style-name="P80"><text:span text:style-name="T27">int</text:span><text:span text:style-name="T25"> <text:s text:c="9"/></text:span><text:span text:style-name="T11">r</text:span><text:span text:style-name="T25"> <text:s text:c="29"/></text:span><text:span text:style-name="T11"><text:s/>;</text:span></text:p>
            <text:p text:style-name="P76"><text:span text:style-name="T29">QVariantList</text:span><text:span text:style-name="T25"> </text:span><text:span text:style-name="T11">v</text:span><text:span text:style-name="T25"> <text:s text:c="29"/></text:span><text:span text:style-name="T11"><text:s/>;</text:span></text:p>
            <text:p text:style-name="P76"><text:span text:style-name="T11">v</text:span><text:span text:style-name="T25"> </text:span><text:span text:style-name="T11">&lt;&lt;</text:span><text:span text:style-name="T25"> </text:span><text:span text:style-name="T11">level</text:span><text:span text:style-name="T25"> <text:s text:c="33"/></text:span><text:span text:style-name="T11"><text:s/>; // default 9</text:span></text:p>
            <text:p text:style-name="P76"><text:span text:style-name="T11">v</text:span><text:span text:style-name="T25"> </text:span><text:span text:style-name="T11">&lt;&lt;</text:span><text:span text:style-name="T25"> </text:span><text:span text:style-name="T11">method</text:span><text:span text:style-name="T25"> <text:s text:c="32"/></text:span><text:span text:style-name="T11"><text:s/>; // default LZO1x</text:span></text:p>
            <text:p text:style-name="P81">v &lt;&lt; blocks <text:s text:c="33"/>; // default 8192</text:p>
            <text:p text:style-name="P81">v &lt;&lt; outputLength <text:s text:c="27"/>; // default 0</text:p>
            <text:p text:style-name="P76"><text:span text:style-name="T11">r</text:span><text:span text:style-name="T25"> </text:span><text:span text:style-name="T11">=</text:span><text:span text:style-name="T25"> </text:span><text:span text:style-name="T11">L</text:span><text:span text:style-name="T25"> </text:span><text:span text:style-name="T11">.</text:span><text:span text:style-name="T25"> </text:span><text:span text:style-name="T12">BeginCompress</text:span><text:span text:style-name="T25"> </text:span><text:span text:style-name="T11">(</text:span><text:span text:style-name="T25"> </text:span><text:span text:style-name="T11">v</text:span><text:span text:style-name="T25"> </text:span><text:span text:style-name="T11">)</text:span><text:span text:style-name="T25"> <text:s text:c="13"/></text:span><text:span text:style-name="T11"><text:s text:c="4"/>;</text:span></text:p>
            <text:p text:style-name="P81">while ( MyOwnObtainData ( sourceData ) ) <text:s text:c="4"/>{</text:p>
            <text:p text:style-name="P76"><text:span text:style-name="T25"><text:s text:c="2"/></text:span><text:span text:style-name="T11">r = L</text:span><text:span text:style-name="T25"> </text:span><text:span text:style-name="T11">.</text:span><text:span text:style-name="T25"> </text:span><text:span text:style-name="T12">doSection</text:span><text:span text:style-name="T25"> </text:span><text:span text:style-name="T11">(</text:span><text:span text:style-name="T25"> </text:span><text:span text:style-name="T11">sourceData</text:span><text:span text:style-name="T25"> </text:span><text:span text:style-name="T11">,</text:span><text:span text:style-name="T25"> </text:span><text:span text:style-name="T11">lzoData</text:span><text:span text:style-name="T25"> </text:span><text:span text:style-name="T11">)</text:span><text:span text:style-name="T25"> </text:span><text:span text:style-name="T11">;</text:span></text:p>
            <text:p text:style-name="P80"><text:span text:style-name="T27"><text:s text:c="2"/>if</text:span><text:span text:style-name="T25"> </text:span><text:span text:style-name="T11">(</text:span><text:span text:style-name="T25"> </text:span><text:span text:style-name="T11">L</text:span><text:span text:style-name="T25"> </text:span><text:span text:style-name="T11">.</text:span><text:span text:style-name="T25"> </text:span><text:span text:style-name="T12">IsCorrect</text:span><text:span text:style-name="T25"> </text:span><text:span text:style-name="T11">(</text:span><text:span text:style-name="T25"> </text:span><text:span text:style-name="T11">r</text:span><text:span text:style-name="T25"> </text:span><text:span text:style-name="T11">)</text:span><text:span text:style-name="T25"> </text:span><text:span text:style-name="T11">)</text:span><text:span text:style-name="T25"> <text:s text:c="14"/></text:span><text:span text:style-name="T11"><text:s text:c="2"/>{</text:span></text:p>
            <text:p text:style-name="P81"><text:span text:style-name="T27"><text:s text:c="4"/>if</text:span><text:span text:style-name="T25"> </text:span>(<text:span text:style-name="T25"> </text:span>lzoData<text:span text:style-name="T25"> </text:span>.<text:span text:style-name="T25"> </text:span><text:span text:style-name="T23">size</text:span><text:span text:style-name="T25"> </text:span>(<text:span text:style-name="T25"> </text:span>)<text:span text:style-name="T25"> </text:span>&gt; 0 )<text:span text:style-name="T25"> <text:s text:c="11"/></text:span>{</text:p>
            <text:p text:style-name="P81"><text:s text:c="6"/>Compressed . append ( lzoData ) <text:s text:c="7"/>; // or handling the lzoData by your own function</text:p>
            <text:p text:style-name="P81"><text:s text:c="4"/>} <text:s text:c="39"/>;</text:p>
            <text:p text:style-name="P81"><text:s text:c="2"/>} <text:s text:c="41"/>;</text:p>
            <text:p text:style-name="P81">} <text:s text:c="43"/>;</text:p>
            <text:p text:style-name="P81">L<text:span text:style-name="T25"> </text:span>.<text:span text:style-name="T25"> </text:span><text:span text:style-name="T23">CompressDone</text:span><text:span text:style-name="T25"> </text:span>(<text:span text:style-name="T25"> </text:span>Compressed<text:span text:style-name="T25"> </text:span>)<text:span text:style-name="T25"> </text:span><text:s text:c="13"/>;</text:p>
          </table:table-cell>
        </table:table-row>
      </table:table>
      <text:p text:style-name="P34"/>
      <text:p text:style-name="P68"/>
      <text:h text:style-name="P72" text:outline-level="3"><text:soft-page-break/>僅使用記憶體的解壓方式</text:h>
      <text:p text:style-name="Text_20_body"/>
      <text:h text:style-name="P60" text:outline-level="4">完整的壓縮數據一次解壓縮原始數據格式</text:h>
      <text:p text:style-name="P33"><text:line-break/><text:span text:style-name="T4">使用函數的方式</text:span></text:p>
      <table:table table:name="表格10" table:style-name="表格10">
        <table:table-column table:style-name="表格10.A"/>
        <table:table-row>
          <table:table-cell table:style-name="表格10.A1" office:value-type="string">
            <text:p text:style-name="Table_20_Contents">QByteArray sourceData ;<text:line-break/>QByteArray lzoData ;<text:line-break/>// ...<text:line-break/>// Load lzoData by your own code<text:line-break/>// ...<text:line-break/>if ( FromLZO ( lzoData , sourceData ) ) {<text:line-break/>  // handling sourceData<text:line-break/>} else {<text:line-break/>  // error when decompress LZO data into sourceData<text:line-break/>}</text:p>
          </table:table-cell>
        </table:table-row>
      </table:table>
      <text:p text:style-name="P33"><text:line-break/><text:span text:style-name="T4">使用</text:span><text:span text:style-name="T1">QtLzo</text:span><text:span text:style-name="T4">物件的方式</text:span></text:p>
      <table:table table:name="表格11" table:style-name="表格11">
        <table:table-column table:style-name="表格11.A"/>
        <table:table-row>
          <table:table-cell table:style-name="表格11.A1" office:value-type="string">
            <text:p text:style-name="P76"><text:span text:style-name="T29">QByteArray</text:span><text:span text:style-name="T25"> </text:span><text:span text:style-name="T11">sourceData</text:span><text:span text:style-name="T25"> <text:s text:c="21"/></text:span><text:span text:style-name="T11"><text:s/>;</text:span></text:p>
            <text:p text:style-name="P79"><text:span text:style-name="T29">QByteArray</text:span> <text:span text:style-name="T11">lzoData</text:span> <text:s text:c="21"/><text:span text:style-name="T11"><text:s text:c="4"/>;</text:span></text:p>
            <text:p text:style-name="P80"><text:span text:style-name="T29">QtLzo</text:span><text:span text:style-name="T25"> <text:s text:c="5"/></text:span><text:span text:style-name="T11">L</text:span><text:span text:style-name="T25"> <text:s text:c="27"/></text:span><text:span text:style-name="T11"><text:s text:c="4"/>;</text:span></text:p>
            <text:p text:style-name="P76"><text:span text:style-name="T27">int</text:span><text:span text:style-name="T25"> <text:s text:c="7"/></text:span><text:span text:style-name="T11">r</text:span><text:span text:style-name="T25"> <text:s text:c="27"/></text:span><text:span text:style-name="T11"><text:s text:c="4"/>;</text:span></text:p>
            <text:p text:style-name="P76"><text:span text:style-name="T11">r</text:span><text:span text:style-name="T25"> </text:span><text:span text:style-name="T11">=</text:span><text:span text:style-name="T25"> </text:span><text:span text:style-name="T11">L</text:span><text:span text:style-name="T25"> </text:span><text:span text:style-name="T11">.</text:span><text:span text:style-name="T25"> </text:span><text:span text:style-name="T12">BeginDecompress</text:span><text:span text:style-name="T25"> </text:span><text:span text:style-name="T11">(</text:span><text:span text:style-name="T25"> </text:span><text:span text:style-name="T11">)</text:span><text:span text:style-name="T25"> <text:s text:c="12"/></text:span><text:span text:style-name="T11"><text:s text:c="4"/>;</text:span></text:p>
            <text:p text:style-name="P76"><text:span text:style-name="T27">if</text:span><text:span text:style-name="T25"> </text:span><text:span text:style-name="T11">(</text:span><text:span text:style-name="T25"> </text:span><text:span text:style-name="T11">L</text:span><text:span text:style-name="T25"> </text:span><text:span text:style-name="T11">.</text:span><text:span text:style-name="T25"> </text:span><text:span text:style-name="T12">IsCorrect</text:span><text:span text:style-name="T25"> </text:span><text:span text:style-name="T11">(</text:span><text:span text:style-name="T25"> </text:span><text:span text:style-name="T11">r</text:span><text:span text:style-name="T25"> </text:span><text:span text:style-name="T11">)</text:span><text:span text:style-name="T25"> </text:span><text:span text:style-name="T11">)</text:span><text:span text:style-name="T25"> <text:s text:c="13"/></text:span><text:span text:style-name="T11"><text:s text:c="4"/>{</text:span></text:p>
            <text:p text:style-name="P76"><text:span text:style-name="T25"><text:s text:c="2"/></text:span><text:span text:style-name="T11">L</text:span><text:span text:style-name="T25"> </text:span><text:span text:style-name="T11">.</text:span><text:span text:style-name="T25"> </text:span><text:span text:style-name="T12">doDecompress</text:span><text:span text:style-name="T25"> </text:span><text:span text:style-name="T11">(</text:span><text:span text:style-name="T25"> </text:span><text:span text:style-name="T11">lzoData</text:span><text:span text:style-name="T25"> </text:span><text:span text:style-name="T11">,</text:span><text:span text:style-name="T25"> </text:span><text:span text:style-name="T11">sourceData</text:span><text:span text:style-name="T25"> </text:span><text:span text:style-name="T11">)</text:span> <text:span text:style-name="T11">;</text:span></text:p>
            <text:p text:style-name="P76"><text:span text:style-name="T11">}</text:span><text:span text:style-name="T25"> <text:s text:c="38"/></text:span><text:span text:style-name="T11"><text:s text:c="4"/>;</text:span></text:p>
          </table:table-cell>
        </table:table-row>
      </table:table>
      <text:p text:style-name="Text_20_body"/>
      <text:h text:style-name="P60" text:outline-level="4">未知長度的壓縮數據分解成多次解壓成原始數據格式</text:h>
      <text:p text:style-name="P34"/>
      <table:table table:name="表格12" table:style-name="表格12">
        <table:table-column table:style-name="表格12.A"/>
        <table:table-row>
          <table:table-cell table:style-name="表格12.A1" office:value-type="string">
            <text:p text:style-name="P76"><text:span text:style-name="T29">QByteArray</text:span><text:span text:style-name="T25"> </text:span><text:span text:style-name="T11">sourceData</text:span><text:span text:style-name="T25"> <text:s text:c="21"/></text:span><text:span text:style-name="T11"><text:s text:c="4"/>;</text:span></text:p>
            <text:p text:style-name="P79"><text:span text:style-name="T29">QByteArray</text:span> <text:span text:style-name="T11">lzoData</text:span> <text:s text:c="21"/><text:span text:style-name="T11"><text:s text:c="7"/>;</text:span></text:p>
            <text:p text:style-name="P82"><text:span text:style-name="T29">QByteArray</text:span> <text:span text:style-name="T11">Decompressed</text:span> <text:s text:c="16"/><text:span text:style-name="T11"><text:s text:c="7"/>;</text:span></text:p>
            <text:p text:style-name="P80"><text:span text:style-name="T29">QtLzo</text:span><text:span text:style-name="T25"> <text:s text:c="5"/></text:span><text:span text:style-name="T11">L</text:span><text:span text:style-name="T25"> <text:s text:c="27"/></text:span><text:span text:style-name="T11"><text:s text:c="7"/>;</text:span></text:p>
            <text:p text:style-name="P76"><text:span text:style-name="T27">int</text:span><text:span text:style-name="T25"> <text:s text:c="7"/></text:span><text:span text:style-name="T11">r</text:span><text:span text:style-name="T25"> <text:s text:c="27"/></text:span><text:span text:style-name="T11"><text:s text:c="7"/>;</text:span></text:p>
            <text:p text:style-name="P76"><text:span text:style-name="T11">r</text:span><text:span text:style-name="T25"> </text:span><text:span text:style-name="T11">=</text:span><text:span text:style-name="T25"> </text:span><text:span text:style-name="T11">L</text:span><text:span text:style-name="T25"> </text:span><text:span text:style-name="T11">.</text:span><text:span text:style-name="T25"> </text:span><text:span text:style-name="T12">BeginDecompress</text:span><text:span text:style-name="T25"> </text:span><text:span text:style-name="T11">(</text:span><text:span text:style-name="T25"> </text:span><text:span text:style-name="T11">)</text:span><text:span text:style-name="T25"> <text:s text:c="12"/></text:span><text:span text:style-name="T11"><text:s text:c="7"/>;</text:span></text:p>
            <text:p text:style-name="P81">while ( MyOwnObtainLZO ( lzoData ) ) <text:s text:c="10"/>{</text:p>
            <text:p text:style-name="P78"><text:span text:style-name="T25"><text:s text:c="2"/></text:span><text:span text:style-name="T11">r = L</text:span><text:span text:style-name="T25"> </text:span><text:span text:style-name="T11">.</text:span><text:span text:style-name="T25"> </text:span><text:span text:style-name="T12">undoSection</text:span><text:span text:style-name="T25"> </text:span><text:span text:style-name="T11">(</text:span><text:span text:style-name="T25"> </text:span><text:span text:style-name="T11">lzoData</text:span><text:span text:style-name="T25"> </text:span><text:span text:style-name="T11">,</text:span><text:span text:style-name="T25"> </text:span><text:span text:style-name="T11">sourceData</text:span><text:span text:style-name="T25"> </text:span><text:span text:style-name="T11">)</text:span> <text:span text:style-name="T11">;</text:span></text:p>
            <text:p text:style-name="P80"><text:span text:style-name="T27"><text:s text:c="2"/>if</text:span><text:span text:style-name="T25"> </text:span><text:span text:style-name="T11">(</text:span><text:span text:style-name="T25"> </text:span><text:span text:style-name="T11">L</text:span><text:span text:style-name="T25"> </text:span><text:span text:style-name="T11">.</text:span><text:span text:style-name="T25"> </text:span><text:span text:style-name="T12">IsCorrect</text:span><text:span text:style-name="T25"> </text:span><text:span text:style-name="T11">(</text:span><text:span text:style-name="T25"> </text:span><text:span text:style-name="T11">r</text:span><text:span text:style-name="T25"> </text:span><text:span text:style-name="T11">)</text:span><text:span text:style-name="T25"> </text:span><text:span text:style-name="T11">)</text:span><text:span text:style-name="T25"> <text:s text:c="13"/></text:span><text:span text:style-name="T11"><text:s text:c="5"/>{</text:span></text:p>
            <text:p text:style-name="P81"><text:s text:c="4"/>if ( sourceData . size ( ) &gt; 0 ) <text:s text:c="10"/>{</text:p>
            <text:p text:style-name="P81"><text:s text:c="6"/>Decompressed . append ( sourceData ) <text:s text:c="4"/>;</text:p>
            <text:p text:style-name="P77"><text:s text:c="4"/>} <text:s text:c="41"/>;</text:p>
            <text:p text:style-name="P77"><text:s text:c="2"/>}<text:span text:style-name="T25"> <text:s text:c="38"/></text:span><text:s text:c="5"/>;</text:p>
            <text:p text:style-name="P80"><text:span text:style-name="T11">}</text:span><text:span text:style-name="T25"> <text:s text:c="38"/></text:span><text:span text:style-name="T11"><text:s text:c="7"/>;</text:span></text:p>
          </table:table-cell>
        </table:table-row>
      </table:table>
      <text:p text:style-name="P34"/>
      <text:p text:style-name="P68"/>
      <text:h text:style-name="P72" text:outline-level="3">將記憶體數據壓縮到檔案的方式</text:h>
      <text:p text:style-name="P34"/>
      <table:table table:name="表格13" table:style-name="表格13">
        <table:table-column table:style-name="表格13.A"/>
        <text:soft-page-break/>
        <table:table-row>
          <table:table-cell table:style-name="表格13.A1" office:value-type="string">
            <text:p text:style-name="Table_20_Contents">QByteArray sourceData ;<text:line-break/>// ...<text:line-break/>// Obtain sourceData by your own code<text:line-break/>// ...<text:line-break/>if ( SaveLZO ( "LzoFilename.lzo" , sourceData ) ) {<text:line-break/>  // successful compress sourceData into LzoFilename.lzo file<text:line-break/>} else {<text:line-break/>  // error to compress into LZO file<text:line-break/>}</text:p>
          </table:table-cell>
        </table:table-row>
      </table:table>
      <text:p text:style-name="P34"/>
      <text:p text:style-name="P68"/>
      <text:h text:style-name="P72" text:outline-level="3">將檔案解壓到記憶體數據的方式</text:h>
      <text:p text:style-name="P34"/>
      <table:table table:name="表格14" table:style-name="表格14">
        <table:table-column table:style-name="表格14.A"/>
        <table:table-row>
          <table:table-cell table:style-name="表格14.A1" office:value-type="string">
            <text:p text:style-name="Table_20_Contents">QByteArray sourceData ;<text:line-break/><text:line-break/>if ( LoadLZO ( "LzoFilename.lzo" , sourceData ) ) {<text:line-break/>  // successful decompress LzoFilename.lzo file into sourceData<text:line-break/>} else {<text:line-break/>  // error to decompress LZO file<text:line-break/>}</text:p>
          </table:table-cell>
        </table:table-row>
      </table:table>
      <text:p text:style-name="P34"/>
      <text:p text:style-name="P68"/>
      <text:h text:style-name="P72" text:outline-level="3">將壓縮檔案解壓縮到另一個檔案的方式</text:h>
      <text:p text:style-name="P34"/>
      <table:table table:name="表格15" table:style-name="表格15">
        <table:table-column table:style-name="表格15.A"/>
        <table:table-row>
          <table:table-cell table:style-name="表格15.A1" office:value-type="string">
            <text:p text:style-name="Table_20_Contents">if ( LzoToFile ( "LzoFilename.lzo" , "NormalFilename.dat" ) ) {<text:line-break/>  // successful decompress LzoFilename.lzo file into NormalFilename.dat<text:line-break/>} else {<text:line-break/>  // error to decompress LZO file<text:line-break/>}</text:p>
          </table:table-cell>
        </table:table-row>
      </table:table>
      <text:p text:style-name="P34"/>
      <text:p text:style-name="P68"/>
      <text:h text:style-name="P70" text:outline-level="3"><text:span text:style-name="T20">將一般檔案壓縮到</text:span><text:span text:style-name="T13">LZO</text:span><text:span text:style-name="T20">檔案</text:span></text:h>
      <text:p text:style-name="P34"/>
      <table:table table:name="表格16" table:style-name="表格16">
        <table:table-column table:style-name="表格16.A"/>
        <table:table-row>
          <table:table-cell table:style-name="表格16.A1" office:value-type="string">
            <text:p text:style-name="Table_20_Contents">if ( FileToLzo ( "NormalFilename.dat" , "LzoFilename.lzo" ) ) {<text:line-break/>  // successful compress NormalFilename.dat into LzoFilename.lzo<text:line-break/>} else {<text:line-break/>  // error to compress into LZO file<text:line-break/>}</text:p>
          </table:table-cell>
        </table:table-row>
      </table:table>
      <text:p text:style-name="P34"/>
      <text:p text:style-name="P68"/>
      <text:h text:style-name="P70" text:outline-level="3"><text:span text:style-name="T20">使用</text:span><text:span text:style-name="T13">Javascript</text:span><text:span text:style-name="T20">（</text:span><text:span text:style-name="T13">Qt Script</text:span><text:span text:style-name="T20">）的方式</text:span></text:h>
      <text:p text:style-name="Text_20_body"/>
      <text:h text:style-name="P61" text:outline-level="4"><text:soft-page-break/><text:span text:style-name="T21">使用</text:span><text:span text:style-name="T14">Qt Script</text:span><text:span text:style-name="T21">呼叫</text:span><text:span text:style-name="T14">ScriptableLzo</text:span></text:h>
      <table:table table:name="表格17" table:style-name="表格17">
        <table:table-column table:style-name="表格17.A"/>
        <table:table-row>
          <table:table-cell table:style-name="表格17.A1" office:value-type="string">
            <text:p text:style-name="Table_20_Contents"/>
          </table:table-cell>
        </table:table-row>
      </table:table>
      <text:p text:style-name="Text_20_body"/>
      <text:h text:style-name="P62" text:outline-level="4">LZO.js</text:h>
      <table:table table:name="表格18" table:style-name="表格18">
        <table:table-column table:style-name="表格18.A"/>
        <table:table-row>
          <table:table-cell table:style-name="表格18.A1" office:value-type="string">
            <text:p text:style-name="P67"><text:span text:style-name="T27">function</text:span><text:span text:style-name="T25"> </text:span><text:span text:style-name="T34">CompressLZO</text:span>()</text:p>
            <text:p text:style-name="P76">{</text:p>
            <text:p text:style-name="P76"><text:span text:style-name="T25"><text:s text:c="2"/></text:span>lzo<text:span text:style-name="T25"> </text:span>=<text:span text:style-name="T25"> </text:span><text:span text:style-name="T27">new</text:span><text:span text:style-name="T25"> </text:span>ScriptableLzo()<text:span text:style-name="T25"> </text:span>;</text:p>
            <text:p text:style-name="P76"><text:span text:style-name="T25"><text:s text:c="2"/></text:span>lzo<text:span text:style-name="T25"> </text:span>.<text:span text:style-name="T25"> </text:span>ToLzo<text:span text:style-name="T25"> </text:span>(<text:span text:style-name="T25"> </text:span><text:span text:style-name="T35">"Testing.txt"</text:span><text:span text:style-name="T25"> </text:span>,<text:span text:style-name="T25"> </text:span><text:span text:style-name="T35">"Testing.lzo"</text:span><text:span text:style-name="T25"> </text:span>,<text:span text:style-name="T25"> </text:span>9<text:span text:style-name="T25"> </text:span>,<text:span text:style-name="T25"> </text:span>1<text:span text:style-name="T25"> </text:span>)<text:span text:style-name="T25"> </text:span>;</text:p>
            <text:p text:style-name="P76"><text:span text:style-name="T25"><text:s text:c="2"/></text:span><text:span text:style-name="T27">delete</text:span><text:span text:style-name="T25"> </text:span>lzo<text:span text:style-name="T25"> </text:span>;</text:p>
            <text:p text:style-name="P73">}</text:p>
            <text:p text:style-name="P76"><text:span text:style-name="T27">function</text:span><text:span text:style-name="T25"> </text:span><text:span text:style-name="T34">DecompressLZO</text:span>()</text:p>
            <text:p text:style-name="P76">{</text:p>
            <text:p text:style-name="P76"><text:span text:style-name="T25"><text:s text:c="2"/></text:span>lzo<text:span text:style-name="T25"> </text:span>=<text:span text:style-name="T25"> </text:span><text:span text:style-name="T27">new</text:span><text:span text:style-name="T25"> </text:span>ScriptableLzo()<text:span text:style-name="T25"> </text:span>;</text:p>
            <text:p text:style-name="P76"><text:span text:style-name="T25"><text:s text:c="2"/></text:span>lzo<text:span text:style-name="T25"> </text:span>.<text:span text:style-name="T25"> </text:span>ToFile<text:span text:style-name="T25"> </text:span>(<text:span text:style-name="T25"> </text:span><text:span text:style-name="T35">"Testing.lzo"</text:span><text:span text:style-name="T25"> </text:span>,<text:span text:style-name="T25"> </text:span><text:span text:style-name="T35">"Testing.txt"</text:span><text:span text:style-name="T25"> </text:span>)<text:span text:style-name="T25"> </text:span>;</text:p>
            <text:p text:style-name="P76"><text:span text:style-name="T25"><text:s text:c="2"/></text:span><text:span text:style-name="T27">delete</text:span><text:span text:style-name="T25"> </text:span>lzo<text:span text:style-name="T25"> </text:span>;</text:p>
            <text:p text:style-name="P76">}</text:p>
          </table:table-cell>
        </table:table-row>
      </table:table>
      <text:p text:style-name="Text_20_body"><text:line-break/></text:p>
      <text:h text:style-name="P4" text:outline-level="1"><text:span text:style-name="T15">Qt LZO</text:span><text:span text:style-name="T22">其他需要注意的事項</text:span></text:h>
      <text:p text:style-name="P68"/>
      <text:p text:style-name="P32">目錄</text:p>
      <text:list xml:id="list979556643793148207" text:style-name="L24">
        <text:list-item>
          <text:p text:style-name="P28"><text:span text:style-name="T22">修改所支援的</text:span><text:span text:style-name="T15">Qt</text:span><text:span text:style-name="T22">版本</text:span></text:p>
        </text:list-item>
      </text:list>
      <text:p text:style-name="P34"/>
      <text:p text:style-name="P68"/>
      <text:h text:style-name="P70" text:outline-level="3"><text:span text:style-name="T20">修改所支援的</text:span><text:span text:style-name="T13">Qt</text:span><text:span text:style-name="T20">版本</text:span></text:h>
      <text:p text:style-name="P30"><text:span text:style-name="T4">目前的</text:span><text:span text:style-name="T1">QtLzo</text:span><text:span text:style-name="T4">支援</text:span><text:span text:style-name="T1">Qt 5.5.0</text:span><text:span text:style-name="T4">，如果您使用的</text:span><text:span text:style-name="T1">Qt</text:span><text:span text:style-name="T4">版本有所更新，您需要修改以下檔案：</text:span><text:line-break/><text:line-break/><text:span text:style-name="T1">QtLzo/.qmake.conf</text:span></text:p>
      <table:table table:name="表格19" table:style-name="表格19">
        <table:table-column table:style-name="表格19.A"/>
        <table:table-row>
          <table:table-cell table:style-name="表格19.A1" office:value-type="string">
            <text:p text:style-name="P67"><text:span text:style-name="T27">load</text:span>(qt_build_config)</text:p>
            <text:p text:style-name="P73">MODULE_VERSION<text:span text:style-name="T25"> </text:span>=<text:span text:style-name="T25"> </text:span>5.5.0</text:p>
            <text:p text:style-name="P73"><text:span text:style-name="T35">#</text:span><text:span text:style-name="T25"> </text:span><text:span text:style-name="T35">change</text:span><text:span text:style-name="T25"> </text:span><text:span text:style-name="T35">version</text:span><text:span text:style-name="T25"> </text:span><text:span text:style-name="T35">into</text:span><text:span text:style-name="T25"> </text:span><text:span text:style-name="T35">current</text:span><text:span text:style-name="T25"> </text:span><text:span text:style-name="T35">Qt</text:span><text:span text:style-name="T25"> </text:span><text:span text:style-name="T35">version</text:span><text:span text:style-name="T25"> </text:span><text:span text:style-name="T35">every</text:span><text:span text:style-name="T25"> </text:span><text:span text:style-name="T35">time</text:span><text:span text:style-name="T25"> </text:span><text:span text:style-name="T35">your</text:span><text:span text:style-name="T25"> </text:span><text:span text:style-name="T35">upgrade</text:span><text:span text:style-name="T25"> </text:span><text:span text:style-name="T35">your</text:span><text:span text:style-name="T25"> </text:span><text:span text:style-name="T35">Qt</text:span></text:p>
            <text:p text:style-name="P76">CIOS_VERSION<text:span text:style-name="T25"> </text:span>=<text:span text:style-name="T25"> </text:span>1.6.0</text:p>
          </table:table-cell>
        </table:table-row>
      </table:table>
      <text:p text:style-name="Text_20_body"/>
      <text:p text:style-name="P75"><text:span text:style-name="T19">將</text:span><text:span text:style-name="T16">MODULE_VERSION</text:span><text:span text:style-name="T19">修改成例如</text:span><text:span text:style-name="T16">5.5.1</text:span><text:span text:style-name="T19">即可。</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icrosoft YaHei"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icrosoft YaHei"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細明體"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Lin</meta:initial-creator>
    <meta:creation-date>2015-11-02T05:01:30.13</meta:creation-date>
    <dc:date>2015-11-02T22:05:47.66</dc:date>
    <dc:creator>Brian Lin</dc:creator>
    <meta:editing-duration>PT6M27S</meta:editing-duration>
    <meta:editing-cycles>14</meta:editing-cycles>
    <meta:generator>OpenOffice/4.1.1$Win32 OpenOffice.org_project/411m6$Build-9775</meta:generator>
    <meta:document-statistic meta:table-count="19" meta:image-count="0" meta:object-count="0" meta:page-count="27" meta:paragraph-count="663" meta:word-count="5763" meta:character-count="21884"/>
  </office:meta>
</office:document-meta>
</file>